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meta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21/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697cm"/>
    </style:style>
    <style:style style:name="co7" style:family="table-column">
      <style:table-column-properties fo:break-before="auto" style:column-width="3.018cm"/>
    </style:style>
    <style:style style:name="co8" style:family="table-column">
      <style:table-column-properties fo:break-before="auto" style:column-width="2.9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Pivot_20_Table_20_Field">
      <style:table-cell-properties fo:border-bottom="0.99pt solid #000000" fo:border-left="0.06pt solid #000000" fo:border-right="0.99pt solid #000000" fo:border-top="0.06pt solid #000000"/>
    </style:style>
    <style:style style:name="ce4" style:family="table-cell" style:parent-style-name="Pivot_20_Table_20_Category" style:data-style-name="N0">
      <style:table-cell-properties fo:border-bottom="none" fo:border-left="0.06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0.06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06pt solid #000000" fo:border-left="0.06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0.06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06pt solid #000000" fo:border-left="0.99pt solid #000000" fo:border-right="none" fo:border-top="none"/>
    </style:style>
    <style:style style:name="ce11" style:family="table-cell" style:parent-style-name="Pivot_20_Table_20_Category" style:data-style-name="N0">
      <style:table-cell-properties fo:border-bottom="0.99pt solid #000000" fo:border-left="none" fo:border-right="none" fo:border-top="0.06pt solid #000000"/>
    </style:style>
    <style:style style:name="ce1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3" style:family="table-cell" style:parent-style-name="Pivot_20_Table_20_Value" style:data-style-name="N0"/>
    <style:style style:name="ce14" style:family="table-cell" style:parent-style-name="Pivot_20_Table_20_Value" style:data-style-name="N0">
      <style:table-cell-properties fo:border-bottom="0.06pt solid #000000" fo:border-left="none" fo:border-right="none" fo:border-top="none"/>
    </style:style>
    <style:style style:name="ce15" style:family="table-cell" style:parent-style-name="Pivot_20_Table_20_Category" style:data-style-name="N0">
      <style:table-cell-properties fo:border-bottom="0.99pt solid #000000" fo:border-left="none" fo:border-right="0.06pt solid #000000" fo:border-top="0.06pt solid #000000"/>
    </style:style>
    <style:style style:name="ce16" style:family="table-cell" style:parent-style-name="Pivot_20_Table_20_Value" style:data-style-name="N0">
      <style:table-cell-properties fo:border-bottom="none" fo:border-left="none" fo:border-right="0.06pt solid #000000" fo:border-top="0.99pt solid #000000"/>
    </style:style>
    <style:style style:name="ce17" style:family="table-cell" style:parent-style-name="Pivot_20_Table_20_Value" style:data-style-name="N0">
      <style:table-cell-properties fo:border-bottom="none" fo:border-left="none" fo:border-right="0.06pt solid #000000" fo:border-top="none"/>
    </style:style>
    <style:style style:name="ce18" style:family="table-cell" style:parent-style-name="Pivot_20_Table_20_Value" style:data-style-name="N0">
      <style:table-cell-properties fo:border-bottom="0.06pt solid #000000" fo:border-left="none" fo:border-right="0.06pt solid #000000" fo:border-top="none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shapes>
          <draw:frame draw:z-index="0" draw:style-name="gr1" draw:text-style-name="P1" svg:width="24.384cm" svg:height="9.001cm" svg:x="0.097cm" svg:y="14.584cm">
            <draw:object draw:notify-on-update-of-ranges="'1'.A2:'1'.A11 '1'.G1:'1'.G1 '1'.G2:'1'.G11 '1'.H1:'1'.H1 '1'.H2:'1'.H11 '1'.I1:'1'.I1 '1'.I2:'1'.I11 '1'.J1:'1'.J1 '1'.J2:'1'.J11 '1'.K1:'1'.K1 '1'.K2:'1'.K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6.548cm" svg:height="9.066cm" svg:x="27.055cm" svg:y="5.34cm">
            <draw:object draw:notify-on-update-of-ranges="'1'.M2:'1'.M11 '1'.N1:'1'.N1 '1'.N2:'1'.N11 '1'.O1:'1'.O1 '1'.O2:'1'.O11 '1'.P1:'1'.P1 '1'.P2:'1'.P11 '1'.Q1:'1'.Q1 '1'.Q2:'1'.Q11 '1'.R1:'1'.R1 '1'.R2:'1'.R1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26.323cm" svg:height="9.001cm" svg:x="27.131cm" svg:y="14.754cm">
            <draw:object draw:notify-on-update-of-ranges="'1'.M2:'1'.M11 '1'.S1:'1'.S1 '1'.S2:'1'.S11 '1'.T1:'1'.T1 '1'.T2:'1'.T11 '1'.U1:'1'.U1 '1'.U2:'1'.U11 '1'.V1:'1'.V1 '1'.V2:'1'.V11 '1'.W1:'1'.W1 '1'.W2:'1'.W1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style-name="gr1" draw:text-style-name="P1" svg:width="24.502cm" svg:height="8.588cm" svg:x="0.055cm" svg:y="5.531cm">
            <draw:object draw:notify-on-update-of-ranges="'1'.A2:'1'.A11 '1'.B1:'1'.B1 '1'.B2:'1'.B11 '1'.C1:'1'.C1 '1'.C2:'1'.C11 '1'.D1:'1'.D1 '1'.D2:'1'.D11 '1'.E1:'1'.E1 '1'.E2:'1'.E11 '1'.F1:'1'.F1 '1'.F2:'1'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ce13"/>
        <table:table-column table:style-name="co5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" table:default-cell-style-name="ce13"/>
        <table:table-column table:style-name="co8" table:default-cell-style-name="ce13"/>
        <table:table-column table:style-name="co4" table:default-cell-style-name="ce17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3" office:value-type="string" calcext:value-type="string">
            <text:p>Team Size</text:p>
          </table:table-cell>
          <table:table-cell table:style-name="ce7" office:value-type="string" calcext:value-type="string">
            <text:p>Media - PB OR</text:p>
          </table:table-cell>
          <table:table-cell table:style-name="ce11" office:value-type="string" calcext:value-type="string">
            <text:p>Media - PB V C1</text:p>
          </table:table-cell>
          <table:table-cell table:style-name="ce11" office:value-type="string" calcext:value-type="string">
            <text:p>Media - PB V B1</text:p>
          </table:table-cell>
          <table:table-cell table:style-name="ce11" office:value-type="string" calcext:value-type="string">
            <text:p>Media - PB T C1</text:p>
          </table:table-cell>
          <table:table-cell table:style-name="ce11" office:value-type="string" calcext:value-type="string">
            <text:p>Media - PB T B1</text:p>
          </table:table-cell>
          <table:table-cell table:style-name="ce11" office:value-type="string" calcext:value-type="string">
            <text:p>Media - PR OR</text:p>
          </table:table-cell>
          <table:table-cell table:style-name="ce11" office:value-type="string" calcext:value-type="string">
            <text:p>Media - PR V C1 </text:p>
          </table:table-cell>
          <table:table-cell table:style-name="ce11" office:value-type="string" calcext:value-type="string">
            <text:p>Media - PR V B1</text:p>
          </table:table-cell>
          <table:table-cell table:style-name="ce11" office:value-type="string" calcext:value-type="string">
            <text:p>Media - PR T C1</text:p>
          </table:table-cell>
          <table:table-cell table:style-name="ce15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9.202631565274" calcext:value-type="float">
            <text:p>109,202631565274</text:p>
          </table:table-cell>
          <table:table-cell table:number-columns-repeated="4" office:value-type="float" office:value="103.066035045712" calcext:value-type="float">
            <text:p>103,066035045712</text:p>
          </table:table-cell>
          <table:table-cell office:value-type="float" office:value="79.8982304890739" calcext:value-type="float">
            <text:p>79,8982304890739</text:p>
          </table:table-cell>
          <table:table-cell office:value-type="float" office:value="68.2337582457558" calcext:value-type="float">
            <text:p>68,2337582457558</text:p>
          </table:table-cell>
          <table:table-cell office:value-type="float" office:value="73.8574861566858" calcext:value-type="float">
            <text:p>73,8574861566858</text:p>
          </table:table-cell>
          <table:table-cell table:number-columns-repeated="2" office:value-type="float" office:value="79.8982304890739" calcext:value-type="float">
            <text:p>79,898230489073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float" office:value="240.6" calcext:value-type="float">
            <text:p>240,6</text:p>
          </table:table-cell>
          <table:table-cell table:number-columns-repeated="4" table:style-name="ce12" office:value-type="float" office:value="240.6" calcext:value-type="float">
            <text:p>240,6</text:p>
          </table:table-cell>
          <table:table-cell table:style-name="ce12" office:value-type="float" office:value="242.3" calcext:value-type="float">
            <text:p>242,3</text:p>
          </table:table-cell>
          <table:table-cell table:style-name="ce12" office:value-type="float" office:value="249.4" calcext:value-type="float">
            <text:p>249,4</text:p>
          </table:table-cell>
          <table:table-cell table:style-name="ce12" office:value-type="float" office:value="245.8" calcext:value-type="float">
            <text:p>245,8</text:p>
          </table:table-cell>
          <table:table-cell table:style-name="ce12" office:value-type="float" office:value="242.3" calcext:value-type="float">
            <text:p>242,3</text:p>
          </table:table-cell>
          <table:table-cell table:style-name="ce16" office:value-type="float" office:value="242.3" calcext:value-type="float">
            <text:p>242,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5.394561310076" calcext:value-type="float">
            <text:p>125,394561310076</text:p>
          </table:table-cell>
          <table:table-cell table:number-columns-repeated="4" office:value-type="float" office:value="123.173378849722" calcext:value-type="float">
            <text:p>123,173378849722</text:p>
          </table:table-cell>
          <table:table-cell office:value-type="float" office:value="71.9702402472528" calcext:value-type="float">
            <text:p>71,9702402472528</text:p>
          </table:table-cell>
          <table:table-cell office:value-type="float" office:value="64.539828440678" calcext:value-type="float">
            <text:p>64,539828440678</text:p>
          </table:table-cell>
          <table:table-cell office:value-type="float" office:value="66.0220501520784" calcext:value-type="float">
            <text:p>66,0220501520784</text:p>
          </table:table-cell>
          <table:table-cell table:number-columns-repeated="2" office:value-type="float" office:value="71.9702402472528" calcext:value-type="float">
            <text:p>71,970240247252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82" calcext:value-type="float">
            <text:p>182</text:p>
          </table:table-cell>
          <table:table-cell office:value-type="float" office:value="200.6" calcext:value-type="float">
            <text:p>200,6</text:p>
          </table:table-cell>
          <table:table-cell office:value-type="float" office:value="203" calcext:value-type="float">
            <text:p>203</text:p>
          </table:table-cell>
          <table:table-cell office:value-type="float" office:value="203.6" calcext:value-type="float">
            <text:p>203,6</text:p>
          </table:table-cell>
          <table:table-cell table:number-columns-repeated="2" office:value-type="float" office:value="200.6" calcext:value-type="float">
            <text:p>200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1.826299896225" calcext:value-type="float">
            <text:p>111,826299896225</text:p>
          </table:table-cell>
          <table:table-cell office:value-type="float" office:value="143.625741098637" calcext:value-type="float">
            <text:p>143,625741098637</text:p>
          </table:table-cell>
          <table:table-cell office:value-type="float" office:value="121.194107642188" calcext:value-type="float">
            <text:p>121,194107642188</text:p>
          </table:table-cell>
          <table:table-cell office:value-type="float" office:value="122.3053549217" calcext:value-type="float">
            <text:p>122,3053549217</text:p>
          </table:table-cell>
          <table:table-cell office:value-type="float" office:value="123.895086409156" calcext:value-type="float">
            <text:p>123,895086409156</text:p>
          </table:table-cell>
          <table:table-cell office:value-type="float" office:value="137.337621990629" calcext:value-type="float">
            <text:p>137,337621990629</text:p>
          </table:table-cell>
          <table:table-cell office:value-type="float" office:value="152.173986280352" calcext:value-type="float">
            <text:p>152,173986280352</text:p>
          </table:table-cell>
          <table:table-cell office:value-type="float" office:value="146.145737348341" calcext:value-type="float">
            <text:p>146,145737348341</text:p>
          </table:table-cell>
          <table:table-cell office:value-type="float" office:value="128.660236065574" calcext:value-type="float">
            <text:p>128,660236065574</text:p>
          </table:table-cell>
          <table:table-cell office:value-type="float" office:value="141.364053742867" calcext:value-type="float">
            <text:p>141,3640537428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4.8" calcext:value-type="float">
            <text:p>194,8</text:p>
          </table:table-cell>
          <table:table-cell office:value-type="float" office:value="191.5" calcext:value-type="float">
            <text:p>191,5</text:p>
          </table:table-cell>
          <table:table-cell office:value-type="float" office:value="186.9" calcext:value-type="float">
            <text:p>186,9</text:p>
          </table:table-cell>
          <table:table-cell office:value-type="float" office:value="183" calcext:value-type="float">
            <text:p>183</text:p>
          </table:table-cell>
          <table:table-cell office:value-type="float" office:value="177.6" calcext:value-type="float">
            <text:p>177,6</text:p>
          </table:table-cell>
          <table:table-cell office:value-type="float" office:value="164" calcext:value-type="float">
            <text:p>164</text:p>
          </table:table-cell>
          <table:table-cell office:value-type="float" office:value="177.1" calcext:value-type="float">
            <text:p>177,1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58.2" calcext:value-type="float">
            <text:p>158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9.292703544225" calcext:value-type="float">
            <text:p>119,292703544225</text:p>
          </table:table-cell>
          <table:table-cell office:value-type="float" office:value="127.546175775092" calcext:value-type="float">
            <text:p>127,546175775092</text:p>
          </table:table-cell>
          <table:table-cell office:value-type="float" office:value="157.155874597365" calcext:value-type="float">
            <text:p>157,155874597365</text:p>
          </table:table-cell>
          <table:table-cell office:value-type="float" office:value="146.405004149492" calcext:value-type="float">
            <text:p>146,405004149492</text:p>
          </table:table-cell>
          <table:table-cell office:value-type="float" office:value="169.682616649293" calcext:value-type="float">
            <text:p>169,682616649293</text:p>
          </table:table-cell>
          <table:table-cell office:value-type="float" office:value="129.776317971933" calcext:value-type="float">
            <text:p>129,776317971933</text:p>
          </table:table-cell>
          <table:table-cell office:value-type="float" office:value="103.865038208116" calcext:value-type="float">
            <text:p>103,865038208116</text:p>
          </table:table-cell>
          <table:table-cell office:value-type="float" office:value="124.403352993648" calcext:value-type="float">
            <text:p>124,403352993648</text:p>
          </table:table-cell>
          <table:table-cell office:value-type="float" office:value="98.6067393125672" calcext:value-type="float">
            <text:p>98,6067393125672</text:p>
          </table:table-cell>
          <table:table-cell office:value-type="float" office:value="90.151467514271" calcext:value-type="float">
            <text:p>90,1514675142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0.7" calcext:value-type="float">
            <text:p>130,7</text:p>
          </table:table-cell>
          <table:table-cell office:value-type="float" office:value="156.4" calcext:value-type="float">
            <text:p>156,4</text:p>
          </table:table-cell>
          <table:table-cell office:value-type="float" office:value="139.2" calcext:value-type="float">
            <text:p>139,2</text:p>
          </table:table-cell>
          <table:table-cell office:value-type="float" office:value="149.8" calcext:value-type="float">
            <text:p>149,8</text:p>
          </table:table-cell>
          <table:table-cell office:value-type="float" office:value="136.9" calcext:value-type="float">
            <text:p>136,9</text:p>
          </table:table-cell>
          <table:table-cell office:value-type="float" office:value="136.4" calcext:value-type="float">
            <text:p>136,4</text:p>
          </table:table-cell>
          <table:table-cell office:value-type="float" office:value="154.1" calcext:value-type="float">
            <text:p>154,1</text:p>
          </table:table-cell>
          <table:table-cell office:value-type="float" office:value="153.1" calcext:value-type="float">
            <text:p>153,1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5.392683143534" calcext:value-type="float">
            <text:p>115,392683143534</text:p>
          </table:table-cell>
          <table:table-cell office:value-type="float" office:value="129.358520629639" calcext:value-type="float">
            <text:p>129,358520629639</text:p>
          </table:table-cell>
          <table:table-cell office:value-type="float" office:value="115.821135874608" calcext:value-type="float">
            <text:p>115,821135874608</text:p>
          </table:table-cell>
          <table:table-cell office:value-type="float" office:value="115.242870224439" calcext:value-type="float">
            <text:p>115,242870224439</text:p>
          </table:table-cell>
          <table:table-cell office:value-type="float" office:value="121.274187094137" calcext:value-type="float">
            <text:p>121,274187094137</text:p>
          </table:table-cell>
          <table:table-cell office:value-type="float" office:value="96.6956074697994" calcext:value-type="float">
            <text:p>96,6956074697994</text:p>
          </table:table-cell>
          <table:table-cell office:value-type="float" office:value="105.116292273051" calcext:value-type="float">
            <text:p>105,116292273051</text:p>
          </table:table-cell>
          <table:table-cell office:value-type="float" office:value="134.212265044305" calcext:value-type="float">
            <text:p>134,212265044305</text:p>
          </table:table-cell>
          <table:table-cell office:value-type="float" office:value="135.599692215569" calcext:value-type="float">
            <text:p>135,599692215569</text:p>
          </table:table-cell>
          <table:table-cell office:value-type="float" office:value="131.214765396114" calcext:value-type="float">
            <text:p>131,2147653961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0.3" calcext:value-type="float">
            <text:p>150,3</text:p>
          </table:table-cell>
          <table:table-cell office:value-type="float" office:value="133.9" calcext:value-type="float">
            <text:p>133,9</text:p>
          </table:table-cell>
          <table:table-cell office:value-type="float" office:value="143.4" calcext:value-type="float">
            <text:p>143,4</text:p>
          </table:table-cell>
          <table:table-cell office:value-type="float" office:value="137.8" calcext:value-type="float">
            <text:p>137,8</text:p>
          </table:table-cell>
          <table:table-cell office:value-type="float" office:value="146.9" calcext:value-type="float">
            <text:p>146,9</text:p>
          </table:table-cell>
          <table:table-cell office:value-type="float" office:value="156.8" calcext:value-type="float">
            <text:p>156,8</text:p>
          </table:table-cell>
          <table:table-cell office:value-type="float" office:value="147" calcext:value-type="float">
            <text:p>147</text:p>
          </table:table-cell>
          <table:table-cell office:value-type="float" office:value="135.3" calcext:value-type="float">
            <text:p>135,3</text:p>
          </table:table-cell>
          <table:table-cell office:value-type="float" office:value="128.4" calcext:value-type="float">
            <text:p>128,4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7.122296605013" calcext:value-type="float">
            <text:p>147,122296605013</text:p>
          </table:table-cell>
          <table:table-cell office:value-type="float" office:value="144.49185682955" calcext:value-type="float">
            <text:p>144,49185682955</text:p>
          </table:table-cell>
          <table:table-cell office:value-type="float" office:value="146.014828650204" calcext:value-type="float">
            <text:p>146,014828650204</text:p>
          </table:table-cell>
          <table:table-cell office:value-type="float" office:value="152.545036696787" calcext:value-type="float">
            <text:p>152,545036696787</text:p>
          </table:table-cell>
          <table:table-cell office:value-type="float" office:value="152.030397249171" calcext:value-type="float">
            <text:p>152,030397249171</text:p>
          </table:table-cell>
          <table:table-cell office:value-type="float" office:value="138.647134993204" calcext:value-type="float">
            <text:p>138,647134993204</text:p>
          </table:table-cell>
          <table:table-cell office:value-type="float" office:value="133.894500702823" calcext:value-type="float">
            <text:p>133,894500702823</text:p>
          </table:table-cell>
          <table:table-cell office:value-type="float" office:value="138.705871941349" calcext:value-type="float">
            <text:p>138,705871941349</text:p>
          </table:table-cell>
          <table:table-cell office:value-type="float" office:value="133.676709633136" calcext:value-type="float">
            <text:p>133,676709633136</text:p>
          </table:table-cell>
          <table:table-cell office:value-type="float" office:value="143.418294677295" calcext:value-type="float">
            <text:p>143,4182946772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3.1" calcext:value-type="float">
            <text:p>123,1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16.8" calcext:value-type="float">
            <text:p>116,8</text:p>
          </table:table-cell>
          <table:table-cell office:value-type="float" office:value="119.3" calcext:value-type="float">
            <text:p>119,3</text:p>
          </table:table-cell>
          <table:table-cell office:value-type="float" office:value="118.6" calcext:value-type="float">
            <text:p>118,6</text:p>
          </table:table-cell>
          <table:table-cell office:value-type="float" office:value="127.2" calcext:value-type="float">
            <text:p>127,2</text:p>
          </table:table-cell>
          <table:table-cell office:value-type="float" office:value="126.1" calcext:value-type="float">
            <text:p>126,1</text:p>
          </table:table-cell>
          <table:table-cell office:value-type="float" office:value="125.2" calcext:value-type="float">
            <text:p>125,2</text:p>
          </table:table-cell>
          <table:table-cell office:value-type="float" office:value="115.8" calcext:value-type="float">
            <text:p>115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7.309885456326" calcext:value-type="float">
            <text:p>137,309885456326</text:p>
          </table:table-cell>
          <table:table-cell office:value-type="float" office:value="124.456167446082" calcext:value-type="float">
            <text:p>124,456167446082</text:p>
          </table:table-cell>
          <table:table-cell office:value-type="float" office:value="124.6396747782" calcext:value-type="float">
            <text:p>124,6396747782</text:p>
          </table:table-cell>
          <table:table-cell office:value-type="float" office:value="129.147640052889" calcext:value-type="float">
            <text:p>129,147640052889</text:p>
          </table:table-cell>
          <table:table-cell office:value-type="float" office:value="131.837606541311" calcext:value-type="float">
            <text:p>131,837606541311</text:p>
          </table:table-cell>
          <table:table-cell office:value-type="float" office:value="150.27062961515" calcext:value-type="float">
            <text:p>150,27062961515</text:p>
          </table:table-cell>
          <table:table-cell office:value-type="float" office:value="141.472201877781" calcext:value-type="float">
            <text:p>141,472201877781</text:p>
          </table:table-cell>
          <table:table-cell office:value-type="float" office:value="139.18652802843" calcext:value-type="float">
            <text:p>139,18652802843</text:p>
          </table:table-cell>
          <table:table-cell office:value-type="float" office:value="108.305427192243" calcext:value-type="float">
            <text:p>108,305427192243</text:p>
          </table:table-cell>
          <table:table-cell office:value-type="float" office:value="108.597315833667" calcext:value-type="float">
            <text:p>108,597315833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7.4" calcext:value-type="float">
            <text:p>117,4</text:p>
          </table:table-cell>
          <table:table-cell office:value-type="float" office:value="120.7" calcext:value-type="float">
            <text:p>120,7</text:p>
          </table:table-cell>
          <table:table-cell office:value-type="float" office:value="126.4" calcext:value-type="float">
            <text:p>126,4</text:p>
          </table:table-cell>
          <table:table-cell office:value-type="float" office:value="127.2" calcext:value-type="float">
            <text:p>127,2</text:p>
          </table:table-cell>
          <table:table-cell office:value-type="float" office:value="113.1" calcext:value-type="float">
            <text:p>113,1</text:p>
          </table:table-cell>
          <table:table-cell office:value-type="float" office:value="105.5" calcext:value-type="float">
            <text:p>105,5</text:p>
          </table:table-cell>
          <table:table-cell office:value-type="float" office:value="121.5" calcext:value-type="float">
            <text:p>121,5</text:p>
          </table:table-cell>
          <table:table-cell office:value-type="float" office:value="126.6" calcext:value-type="float">
            <text:p>126,6</text:p>
          </table:table-cell>
          <table:table-cell office:value-type="float" office:value="124.4" calcext:value-type="float">
            <text:p>124,4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5.883542458906" calcext:value-type="float">
            <text:p>125,883542458906</text:p>
          </table:table-cell>
          <table:table-cell office:value-type="float" office:value="135.537564184228" calcext:value-type="float">
            <text:p>135,537564184228</text:p>
          </table:table-cell>
          <table:table-cell office:value-type="float" office:value="137.861774458078" calcext:value-type="float">
            <text:p>137,861774458078</text:p>
          </table:table-cell>
          <table:table-cell office:value-type="float" office:value="139.659728157192" calcext:value-type="float">
            <text:p>139,659728157192</text:p>
          </table:table-cell>
          <table:table-cell office:value-type="float" office:value="135.453632148409" calcext:value-type="float">
            <text:p>135,453632148409</text:p>
          </table:table-cell>
          <table:table-cell office:value-type="float" office:value="113.185830277643" calcext:value-type="float">
            <text:p>113,185830277643</text:p>
          </table:table-cell>
          <table:table-cell office:value-type="float" office:value="128.140655868972" calcext:value-type="float">
            <text:p>128,140655868972</text:p>
          </table:table-cell>
          <table:table-cell office:value-type="float" office:value="139.375539076044" calcext:value-type="float">
            <text:p>139,375539076044</text:p>
          </table:table-cell>
          <table:table-cell office:value-type="float" office:value="121.078977244259" calcext:value-type="float">
            <text:p>121,078977244259</text:p>
          </table:table-cell>
          <table:table-cell office:value-type="float" office:value="117.893413610623" calcext:value-type="float">
            <text:p>117,8934136106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7.9" calcext:value-type="float">
            <text:p>117,9</text:p>
          </table:table-cell>
          <table:table-cell office:value-type="float" office:value="119.9" calcext:value-type="float">
            <text:p>119,9</text:p>
          </table:table-cell>
          <table:table-cell office:value-type="float" office:value="111.8" calcext:value-type="float">
            <text:p>111,8</text:p>
          </table:table-cell>
          <table:table-cell office:value-type="float" office:value="119.6" calcext:value-type="float">
            <text:p>119,6</text:p>
          </table:table-cell>
          <table:table-cell office:value-type="float" office:value="110.7" calcext:value-type="float">
            <text:p>110,7</text:p>
          </table:table-cell>
          <table:table-cell office:value-type="float" office:value="117" calcext:value-type="float">
            <text:p>117</text:p>
          </table:table-cell>
          <table:table-cell office:value-type="float" office:value="115.9" calcext:value-type="float">
            <text:p>115,9</text:p>
          </table:table-cell>
          <table:table-cell office:value-type="float" office:value="118.7" calcext:value-type="float">
            <text:p>118,7</text:p>
          </table:table-cell>
          <table:table-cell office:value-type="float" office:value="123" calcext:value-type="float">
            <text:p>123</text:p>
          </table:table-cell>
          <table:table-cell office:value-type="float" office:value="118.4" calcext:value-type="float">
            <text:p>118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2.5830218635713" calcext:value-type="float">
            <text:p>92,5830218635713</text:p>
          </table:table-cell>
          <table:table-cell office:value-type="float" office:value="130.807186949032" calcext:value-type="float">
            <text:p>130,807186949032</text:p>
          </table:table-cell>
          <table:table-cell office:value-type="float" office:value="98.9938240363368" calcext:value-type="float">
            <text:p>98,9938240363368</text:p>
          </table:table-cell>
          <table:table-cell office:value-type="float" office:value="100.286112177824" calcext:value-type="float">
            <text:p>100,286112177824</text:p>
          </table:table-cell>
          <table:table-cell office:value-type="float" office:value="120.813996518956" calcext:value-type="float">
            <text:p>120,813996518956</text:p>
          </table:table-cell>
          <table:table-cell office:value-type="float" office:value="91.0340172471816" calcext:value-type="float">
            <text:p>91,0340172471816</text:p>
          </table:table-cell>
          <table:table-cell office:value-type="float" office:value="109.634426553471" calcext:value-type="float">
            <text:p>109,634426553471</text:p>
          </table:table-cell>
          <table:table-cell office:value-type="float" office:value="101.99993599628" calcext:value-type="float">
            <text:p>101,99993599628</text:p>
          </table:table-cell>
          <table:table-cell office:value-type="float" office:value="115.497717678008" calcext:value-type="float">
            <text:p>115,497717678008</text:p>
          </table:table-cell>
          <table:table-cell office:value-type="float" office:value="108.025815195449" calcext:value-type="float">
            <text:p>108,0258151954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8.4" calcext:value-type="float">
            <text:p>128,4</text:p>
          </table:table-cell>
          <table:table-cell office:value-type="float" office:value="102.5" calcext:value-type="float">
            <text:p>102,5</text:p>
          </table:table-cell>
          <table:table-cell office:value-type="float" office:value="128.3" calcext:value-type="float">
            <text:p>128,3</text:p>
          </table:table-cell>
          <table:table-cell office:value-type="float" office:value="119.8" calcext:value-type="float">
            <text:p>119,8</text:p>
          </table:table-cell>
          <table:table-cell office:value-type="float" office:value="103.7" calcext:value-type="float">
            <text:p>103,7</text:p>
          </table:table-cell>
          <table:table-cell office:value-type="float" office:value="121.6" calcext:value-type="float">
            <text:p>121,6</text:p>
          </table:table-cell>
          <table:table-cell office:value-type="float" office:value="119.1" calcext:value-type="float">
            <text:p>119,1</text:p>
          </table:table-cell>
          <table:table-cell office:value-type="float" office:value="123.2" calcext:value-type="float">
            <text:p>123,2</text:p>
          </table:table-cell>
          <table:table-cell office:value-type="float" office:value="120.2" calcext:value-type="float">
            <text:p>120,2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6.350575931769" calcext:value-type="float">
            <text:p>136,350575931769</text:p>
          </table:table-cell>
          <table:table-cell office:value-type="float" office:value="138.517570055866" calcext:value-type="float">
            <text:p>138,517570055866</text:p>
          </table:table-cell>
          <table:table-cell office:value-type="float" office:value="129.126982646952" calcext:value-type="float">
            <text:p>129,126982646952</text:p>
          </table:table-cell>
          <table:table-cell office:value-type="float" office:value="139.577674008621" calcext:value-type="float">
            <text:p>139,577674008621</text:p>
          </table:table-cell>
          <table:table-cell office:value-type="float" office:value="139.415747543978" calcext:value-type="float">
            <text:p>139,415747543978</text:p>
          </table:table-cell>
          <table:table-cell office:value-type="float" office:value="120.610333739801" calcext:value-type="float">
            <text:p>120,610333739801</text:p>
          </table:table-cell>
          <table:table-cell office:value-type="float" office:value="123.385739313489" calcext:value-type="float">
            <text:p>123,385739313489</text:p>
          </table:table-cell>
          <table:table-cell office:value-type="float" office:value="131.136014153046" calcext:value-type="float">
            <text:p>131,136014153046</text:p>
          </table:table-cell>
          <table:table-cell office:value-type="float" office:value="122.59914344005" calcext:value-type="float">
            <text:p>122,59914344005</text:p>
          </table:table-cell>
          <table:table-cell office:value-type="float" office:value="116.329421185128" calcext:value-type="float">
            <text:p>116,329421185128</text:p>
          </table:table-cell>
          <table:table-cell/>
          <table:table-cell table:style-name="ce6" office:value-type="float" office:value="11" calcext:value-type="float">
            <text:p>11</text:p>
          </table:table-cell>
          <table:table-cell table:style-name="ce10" office:value-type="float" office:value="104.7" calcext:value-type="float">
            <text:p>104,7</text:p>
          </table:table-cell>
          <table:table-cell table:style-name="ce14" office:value-type="float" office:value="112.7" calcext:value-type="float">
            <text:p>112,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08.4" calcext:value-type="float">
            <text:p>108,4</text:p>
          </table:table-cell>
          <table:table-cell table:style-name="ce14" office:value-type="float" office:value="108.2" calcext:value-type="float">
            <text:p>108,2</text:p>
          </table:table-cell>
          <table:table-cell table:style-name="ce14" office:value-type="float" office:value="115.5" calcext:value-type="float">
            <text:p>115,5</text:p>
          </table:table-cell>
          <table:table-cell table:style-name="ce14" office:value-type="float" office:value="120.8" calcext:value-type="float">
            <text:p>120,8</text:p>
          </table:table-cell>
          <table:table-cell table:style-name="ce14" office:value-type="float" office:value="115.8" calcext:value-type="float">
            <text:p>115,8</text:p>
          </table:table-cell>
          <table:table-cell table:style-name="ce14" office:value-type="float" office:value="116" calcext:value-type="float">
            <text:p>116</text:p>
          </table:table-cell>
          <table:table-cell table:style-name="ce18" office:value-type="float" office:value="123.4" calcext:value-type="float">
            <text:p>123,4</text:p>
          </table:table-cell>
        </table:table-row>
      </table:table>
      <table:table table:name="2" table:style-name="ta1">
        <table:shapes>
          <draw:frame draw:z-index="0" draw:style-name="gr1" draw:text-style-name="P1" svg:width="24.578cm" svg:height="9.001cm" svg:x="0cm" svg:y="5.454cm">
            <draw:object draw:notify-on-update-of-ranges="'1'.A2:'1'.A11 '1'.B1:'1'.B1 '2'.B2:'2'.B11 '1'.C1:'1'.C1 '2'.C2:'2'.C11 '1'.D1:'1'.D1 '2'.D2:'2'.D11 '1'.E1:'1'.E1 '2'.E2:'2'.E11 '1'.F1:'1'.F1 '2'.F2:'2'.F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4.384cm" svg:height="9.001cm" svg:x="0cm" svg:y="14.94cm">
            <draw:object draw:notify-on-update-of-ranges="'1'.A2:'1'.A11 '1'.G1:'1'.G1 '2'.G2:'2'.G11 '1'.H1:'1'.H1 '2'.H2:'2'.H11 '1'.I1:'1'.I1 '2'.I2:'2'.I11 '1'.J1:'1'.J1 '2'.J2:'2'.J11 '1'.K1:'1'.K1 '2'.K2:'2'.K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22.26cm" svg:height="8.982cm" svg:x="27.238cm" svg:y="5.367cm">
            <draw:object draw:notify-on-update-of-ranges="'2'.M2:'2'.M11 '2'.N1:'2'.N1 '2'.N2:'2'.N11 '2'.O1:'2'.O1 '2'.O2:'2'.O11 '2'.P1:'2'.P1 '2'.P2:'2'.P11 '2'.Q1:'2'.Q1 '2'.Q2:'2'.Q11 '2'.R1:'2'.R1 '2'.R2:'2'.R1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22.289cm" svg:height="8.982cm" svg:x="27.209cm" svg:y="14.998cm">
            <draw:object draw:notify-on-update-of-ranges="'2'.M2:'2'.M11 '2'.S1:'2'.S1 '2'.S2:'2'.S11 '2'.T1:'2'.T1 '2'.T2:'2'.T11 '2'.U1:'2'.U1 '2'.U2:'2'.U11 '2'.V1:'2'.V1 '2'.V2:'2'.V11 '2'.W1:'2'.W1 '2'.W2:'2'.W1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83.0045144707207" calcext:value-type="float">
            <text:p>83,0045144707207</text:p>
          </table:table-cell>
          <table:table-cell table:number-columns-repeated="5" office:value-type="float" office:value="21.3325819130434" calcext:value-type="float">
            <text:p>21,3325819130434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179.4" calcext:value-type="float">
            <text:p>179,4</text:p>
          </table:table-cell>
          <table:table-cell table:number-columns-repeated="4" table:style-name="ce12" office:value-type="float" office:value="179.4" calcext:value-type="float">
            <text:p>179,4</text:p>
          </table:table-cell>
          <table:table-cell table:number-columns-repeated="4" table:style-name="ce12" office:value-type="float" office:value="289" calcext:value-type="float">
            <text:p>289</text:p>
          </table:table-cell>
          <table:table-cell table:style-name="ce27"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67.0207284817224" calcext:value-type="float">
            <text:p>67,0207284817224</text:p>
          </table:table-cell>
          <table:table-cell office:value-type="float" office:value="79.4908971698114" calcext:value-type="float">
            <text:p>79,4908971698114</text:p>
          </table:table-cell>
          <table:table-cell office:value-type="float" office:value="77.9485062172626" calcext:value-type="float">
            <text:p>77,9485062172626</text:p>
          </table:table-cell>
          <table:table-cell table:number-columns-repeated="3" office:value-type="float" office:value="79.4908971698114" calcext:value-type="float">
            <text:p>79,49089716981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50.2" calcext:value-type="float">
            <text:p>150,2</text:p>
          </table:table-cell>
          <table:table-cell office:value-type="float" office:value="147" calcext:value-type="float">
            <text:p>147</text:p>
          </table:table-cell>
          <table:table-cell office:value-type="float" office:value="152.1" calcext:value-type="float">
            <text:p>152,1</text:p>
          </table:table-cell>
          <table:table-cell table:number-columns-repeated="3"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9.042144267274" calcext:value-type="float">
            <text:p>99,042144267274</text:p>
          </table:table-cell>
          <table:table-cell office:value-type="float" office:value="102.176990257661" calcext:value-type="float">
            <text:p>102,176990257661</text:p>
          </table:table-cell>
          <table:table-cell office:value-type="float" office:value="98.4125123295791" calcext:value-type="float">
            <text:p>98,4125123295791</text:p>
          </table:table-cell>
          <table:table-cell office:value-type="float" office:value="90.8389082282282" calcext:value-type="float">
            <text:p>90,8389082282282</text:p>
          </table:table-cell>
          <table:table-cell office:value-type="float" office:value="90.0614166894873" calcext:value-type="float">
            <text:p>90,0614166894873</text:p>
          </table:table-cell>
          <table:table-cell office:value-type="float" office:value="89.5537052163897" calcext:value-type="float">
            <text:p>89,5537052163897</text:p>
          </table:table-cell>
          <table:table-cell office:value-type="float" office:value="84.1906409782609" calcext:value-type="float">
            <text:p>84,1906409782609</text:p>
          </table:table-cell>
          <table:table-cell office:value-type="float" office:value="82.0306017716536" calcext:value-type="float">
            <text:p>82,0306017716536</text:p>
          </table:table-cell>
          <table:table-cell office:value-type="float" office:value="79.5289502922351" calcext:value-type="float">
            <text:p>79,5289502922351</text:p>
          </table:table-cell>
          <table:table-cell office:value-type="float" office:value="91.9515197831088" calcext:value-type="float">
            <text:p>91,95151978310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6.6" calcext:value-type="float">
            <text:p>166,6</text:p>
          </table:table-cell>
          <table:table-cell office:value-type="float" office:value="166" calcext:value-type="float">
            <text:p>166</text:p>
          </table:table-cell>
          <table:table-cell office:value-type="float" office:value="171.1" calcext:value-type="float">
            <text:p>171,1</text:p>
          </table:table-cell>
          <table:table-cell office:value-type="float" office:value="168.4" calcext:value-type="float">
            <text:p>168,4</text:p>
          </table:table-cell>
          <table:table-cell office:value-type="float" office:value="166.2" calcext:value-type="float">
            <text:p>166,2</text:p>
          </table:table-cell>
          <table:table-cell office:value-type="float" office:value="159.2" calcext:value-type="float">
            <text:p>159,2</text:p>
          </table:table-cell>
          <table:table-cell office:value-type="float" office:value="168.5" calcext:value-type="float">
            <text:p>168,5</text:p>
          </table:table-cell>
          <table:table-cell office:value-type="float" office:value="172.6" calcext:value-type="float">
            <text:p>172,6</text:p>
          </table:table-cell>
          <table:table-cell office:value-type="float" office:value="187.2" calcext:value-type="float">
            <text:p>187,2</text:p>
          </table:table-cell>
          <table:table-cell office:value-type="float" office:value="159.4" calcext:value-type="float">
            <text:p>159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0.39980780762" calcext:value-type="float">
            <text:p>140,39980780762</text:p>
          </table:table-cell>
          <table:table-cell office:value-type="float" office:value="143.776387711667" calcext:value-type="float">
            <text:p>143,776387711667</text:p>
          </table:table-cell>
          <table:table-cell office:value-type="float" office:value="123.434269583142" calcext:value-type="float">
            <text:p>123,434269583142</text:p>
          </table:table-cell>
          <table:table-cell office:value-type="float" office:value="139.955181982544" calcext:value-type="float">
            <text:p>139,955181982544</text:p>
          </table:table-cell>
          <table:table-cell office:value-type="float" office:value="140.994110254397" calcext:value-type="float">
            <text:p>140,994110254397</text:p>
          </table:table-cell>
          <table:table-cell office:value-type="float" office:value="151.327652140575" calcext:value-type="float">
            <text:p>151,327652140575</text:p>
          </table:table-cell>
          <table:table-cell office:value-type="float" office:value="166.358566836006" calcext:value-type="float">
            <text:p>166,358566836006</text:p>
          </table:table-cell>
          <table:table-cell office:value-type="float" office:value="165.386760109642" calcext:value-type="float">
            <text:p>165,386760109642</text:p>
          </table:table-cell>
          <table:table-cell office:value-type="float" office:value="149.720646016311" calcext:value-type="float">
            <text:p>149,720646016311</text:p>
          </table:table-cell>
          <table:table-cell office:value-type="float" office:value="163.550265451613" calcext:value-type="float">
            <text:p>163,5502654516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9.8" calcext:value-type="float">
            <text:p>129,8</text:p>
          </table:table-cell>
          <table:table-cell office:value-type="float" office:value="131" calcext:value-type="float">
            <text:p>131</text:p>
          </table:table-cell>
          <table:table-cell office:value-type="float" office:value="133.3" calcext:value-type="float">
            <text:p>133,3</text:p>
          </table:table-cell>
          <table:table-cell office:value-type="float" office:value="130.6" calcext:value-type="float">
            <text:p>130,6</text:p>
          </table:table-cell>
          <table:table-cell office:value-type="float" office:value="129.8" calcext:value-type="float">
            <text:p>129,8</text:p>
          </table:table-cell>
          <table:table-cell office:value-type="float" office:value="134" calcext:value-type="float">
            <text:p>134</text:p>
          </table:table-cell>
          <table:table-cell office:value-type="float" office:value="135.8" calcext:value-type="float">
            <text:p>135,8</text:p>
          </table:table-cell>
          <table:table-cell office:value-type="float" office:value="133.2" calcext:value-type="float">
            <text:p>133,2</text:p>
          </table:table-cell>
          <table:table-cell office:value-type="float" office:value="135.2" calcext:value-type="float">
            <text:p>135,2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5.088218772045" calcext:value-type="float">
            <text:p>115,088218772045</text:p>
          </table:table-cell>
          <table:table-cell office:value-type="float" office:value="115.912877463693" calcext:value-type="float">
            <text:p>115,912877463693</text:p>
          </table:table-cell>
          <table:table-cell office:value-type="float" office:value="121.201062207314" calcext:value-type="float">
            <text:p>121,201062207314</text:p>
          </table:table-cell>
          <table:table-cell office:value-type="float" office:value="119.669829805228" calcext:value-type="float">
            <text:p>119,669829805228</text:p>
          </table:table-cell>
          <table:table-cell office:value-type="float" office:value="125.210186908436" calcext:value-type="float">
            <text:p>125,210186908436</text:p>
          </table:table-cell>
          <table:table-cell office:value-type="float" office:value="88.2949486682535" calcext:value-type="float">
            <text:p>88,2949486682535</text:p>
          </table:table-cell>
          <table:table-cell office:value-type="float" office:value="108.564703727003" calcext:value-type="float">
            <text:p>108,564703727003</text:p>
          </table:table-cell>
          <table:table-cell office:value-type="float" office:value="109.716630885701" calcext:value-type="float">
            <text:p>109,716630885701</text:p>
          </table:table-cell>
          <table:table-cell office:value-type="float" office:value="93.0645819795364" calcext:value-type="float">
            <text:p>93,0645819795364</text:p>
          </table:table-cell>
          <table:table-cell office:value-type="float" office:value="104.245767465505" calcext:value-type="float">
            <text:p>104,2457674655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9.4" calcext:value-type="float">
            <text:p>129,4</text:p>
          </table:table-cell>
          <table:table-cell office:value-type="float" office:value="131.7" calcext:value-type="float">
            <text:p>131,7</text:p>
          </table:table-cell>
          <table:table-cell office:value-type="float" office:value="129.6" calcext:value-type="float">
            <text:p>129,6</text:p>
          </table:table-cell>
          <table:table-cell office:value-type="float" office:value="133.2" calcext:value-type="float">
            <text:p>133,2</text:p>
          </table:table-cell>
          <table:table-cell office:value-type="float" office:value="133.1" calcext:value-type="float">
            <text:p>133,1</text:p>
          </table:table-cell>
          <table:table-cell office:value-type="float" office:value="152.7" calcext:value-type="float">
            <text:p>152,7</text:p>
          </table:table-cell>
          <table:table-cell office:value-type="float" office:value="146.9" calcext:value-type="float">
            <text:p>146,9</text:p>
          </table:table-cell>
          <table:table-cell office:value-type="float" office:value="152.2" calcext:value-type="float">
            <text:p>152,2</text:p>
          </table:table-cell>
          <table:table-cell office:value-type="float" office:value="165.6" calcext:value-type="float">
            <text:p>165,6</text:p>
          </table:table-cell>
          <table:table-cell office:value-type="float" office:value="143.4" calcext:value-type="float">
            <text:p>143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2.741284398821" calcext:value-type="float">
            <text:p>122,741284398821</text:p>
          </table:table-cell>
          <table:table-cell office:value-type="float" office:value="100.663933909196" calcext:value-type="float">
            <text:p>100,663933909196</text:p>
          </table:table-cell>
          <table:table-cell office:value-type="float" office:value="118.373744075385" calcext:value-type="float">
            <text:p>118,373744075385</text:p>
          </table:table-cell>
          <table:table-cell office:value-type="float" office:value="102.040811666667" calcext:value-type="float">
            <text:p>102,040811666667</text:p>
          </table:table-cell>
          <table:table-cell office:value-type="float" office:value="109.453878430563" calcext:value-type="float">
            <text:p>109,453878430563</text:p>
          </table:table-cell>
          <table:table-cell office:value-type="float" office:value="92.7036304567437" calcext:value-type="float">
            <text:p>92,7036304567437</text:p>
          </table:table-cell>
          <table:table-cell office:value-type="float" office:value="111.610473602573" calcext:value-type="float">
            <text:p>111,610473602573</text:p>
          </table:table-cell>
          <table:table-cell office:value-type="float" office:value="120.690617292332" calcext:value-type="float">
            <text:p>120,690617292332</text:p>
          </table:table-cell>
          <table:table-cell office:value-type="float" office:value="109.343245369634" calcext:value-type="float">
            <text:p>109,343245369634</text:p>
          </table:table-cell>
          <table:table-cell office:value-type="float" office:value="125.851564650784" calcext:value-type="float">
            <text:p>125,8515646507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2.6" calcext:value-type="float">
            <text:p>142,6</text:p>
          </table:table-cell>
          <table:table-cell office:value-type="float" office:value="139.4" calcext:value-type="float">
            <text:p>139,4</text:p>
          </table:table-cell>
          <table:table-cell office:value-type="float" office:value="140.2" calcext:value-type="float">
            <text:p>140,2</text:p>
          </table:table-cell>
          <table:table-cell office:value-type="float" office:value="145" calcext:value-type="float">
            <text:p>145</text:p>
          </table:table-cell>
          <table:table-cell office:value-type="float" office:value="142.1" calcext:value-type="float">
            <text:p>142,1</text:p>
          </table:table-cell>
          <table:table-cell office:value-type="float" office:value="138.3" calcext:value-type="float">
            <text:p>138,3</text:p>
          </table:table-cell>
          <table:table-cell office:value-type="float" office:value="157.9" calcext:value-type="float">
            <text:p>157,9</text:p>
          </table:table-cell>
          <table:table-cell office:value-type="float" office:value="149.7" calcext:value-type="float">
            <text:p>149,7</text:p>
          </table:table-cell>
          <table:table-cell office:value-type="float" office:value="151.4" calcext:value-type="float">
            <text:p>151,4</text:p>
          </table:table-cell>
          <table:table-cell office:value-type="float" office:value="149.2" calcext:value-type="float">
            <text:p>149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8.368957710368" calcext:value-type="float">
            <text:p>108,368957710368</text:p>
          </table:table-cell>
          <table:table-cell office:value-type="float" office:value="116.670404030297" calcext:value-type="float">
            <text:p>116,670404030297</text:p>
          </table:table-cell>
          <table:table-cell office:value-type="float" office:value="116.146752370391" calcext:value-type="float">
            <text:p>116,146752370391</text:p>
          </table:table-cell>
          <table:table-cell office:value-type="float" office:value="124.854953718111" calcext:value-type="float">
            <text:p>124,854953718111</text:p>
          </table:table-cell>
          <table:table-cell office:value-type="float" office:value="112.277779562111" calcext:value-type="float">
            <text:p>112,277779562111</text:p>
          </table:table-cell>
          <table:table-cell office:value-type="float" office:value="112.531481209525" calcext:value-type="float">
            <text:p>112,531481209525</text:p>
          </table:table-cell>
          <table:table-cell office:value-type="float" office:value="126.404103160271" calcext:value-type="float">
            <text:p>126,404103160271</text:p>
          </table:table-cell>
          <table:table-cell office:value-type="float" office:value="137.66239501049" calcext:value-type="float">
            <text:p>137,66239501049</text:p>
          </table:table-cell>
          <table:table-cell office:value-type="float" office:value="117.408072236453" calcext:value-type="float">
            <text:p>117,408072236453</text:p>
          </table:table-cell>
          <table:table-cell office:value-type="float" office:value="118.758422941865" calcext:value-type="float">
            <text:p>118,7584229418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37.2" calcext:value-type="float">
            <text:p>137,2</text:p>
          </table:table-cell>
          <table:table-cell office:value-type="float" office:value="138.6" calcext:value-type="float">
            <text:p>138,6</text:p>
          </table:table-cell>
          <table:table-cell office:value-type="float" office:value="142.2" calcext:value-type="float">
            <text:p>142,2</text:p>
          </table:table-cell>
          <table:table-cell office:value-type="float" office:value="140.6" calcext:value-type="float">
            <text:p>140,6</text:p>
          </table:table-cell>
          <table:table-cell office:value-type="float" office:value="131.6" calcext:value-type="float">
            <text:p>131,6</text:p>
          </table:table-cell>
          <table:table-cell office:value-type="float" office:value="136" calcext:value-type="float">
            <text:p>136</text:p>
          </table:table-cell>
          <table:table-cell office:value-type="float" office:value="145.3" calcext:value-type="float">
            <text:p>145,3</text:p>
          </table:table-cell>
          <table:table-cell office:value-type="float" office:value="134.4" calcext:value-type="float">
            <text:p>134,4</text:p>
          </table:table-cell>
          <table:table-cell office:value-type="float" office:value="135.6" calcext:value-type="float">
            <text:p>135,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1.659227033513" calcext:value-type="float">
            <text:p>101,659227033513</text:p>
          </table:table-cell>
          <table:table-cell office:value-type="float" office:value="119.963616356275" calcext:value-type="float">
            <text:p>119,963616356275</text:p>
          </table:table-cell>
          <table:table-cell office:value-type="float" office:value="121.131811030126" calcext:value-type="float">
            <text:p>121,131811030126</text:p>
          </table:table-cell>
          <table:table-cell office:value-type="float" office:value="107.118519080997" calcext:value-type="float">
            <text:p>107,118519080997</text:p>
          </table:table-cell>
          <table:table-cell office:value-type="float" office:value="106.148401924198" calcext:value-type="float">
            <text:p>106,148401924198</text:p>
          </table:table-cell>
          <table:table-cell office:value-type="float" office:value="115.883579082036" calcext:value-type="float">
            <text:p>115,883579082036</text:p>
          </table:table-cell>
          <table:table-cell office:value-type="float" office:value="136.947839384615" calcext:value-type="float">
            <text:p>136,947839384615</text:p>
          </table:table-cell>
          <table:table-cell office:value-type="float" office:value="140.31045614281" calcext:value-type="float">
            <text:p>140,31045614281</text:p>
          </table:table-cell>
          <table:table-cell office:value-type="float" office:value="124.595206672399" calcext:value-type="float">
            <text:p>124,595206672399</text:p>
          </table:table-cell>
          <table:table-cell office:value-type="float" office:value="121.616964092596" calcext:value-type="float">
            <text:p>121,6169640925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6.6" calcext:value-type="float">
            <text:p>136,6</text:p>
          </table:table-cell>
          <table:table-cell office:value-type="float" office:value="141" calcext:value-type="float">
            <text:p>141</text:p>
          </table:table-cell>
          <table:table-cell office:value-type="float" office:value="141.7" calcext:value-type="float">
            <text:p>141,7</text:p>
          </table:table-cell>
          <table:table-cell office:value-type="float" office:value="147.2" calcext:value-type="float">
            <text:p>147,2</text:p>
          </table:table-cell>
          <table:table-cell office:value-type="float" office:value="137" calcext:value-type="float">
            <text:p>137</text:p>
          </table:table-cell>
          <table:table-cell office:value-type="float" office:value="132.7" calcext:value-type="float">
            <text:p>132,7</text:p>
          </table:table-cell>
          <table:table-cell office:value-type="float" office:value="135.8" calcext:value-type="float">
            <text:p>135,8</text:p>
          </table:table-cell>
          <table:table-cell office:value-type="float" office:value="143.4" calcext:value-type="float">
            <text:p>143,4</text:p>
          </table:table-cell>
          <table:table-cell office:value-type="float" office:value="136.8" calcext:value-type="float">
            <text:p>136,8</text:p>
          </table:table-cell>
          <table:table-cell office:value-type="float" office:value="133.6" calcext:value-type="float">
            <text:p>133,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4.375649879165" calcext:value-type="float">
            <text:p>104,375649879165</text:p>
          </table:table-cell>
          <table:table-cell office:value-type="float" office:value="126.970312200616" calcext:value-type="float">
            <text:p>126,970312200616</text:p>
          </table:table-cell>
          <table:table-cell office:value-type="float" office:value="132.713903552593" calcext:value-type="float">
            <text:p>132,713903552593</text:p>
          </table:table-cell>
          <table:table-cell office:value-type="float" office:value="111.30541068236" calcext:value-type="float">
            <text:p>111,30541068236</text:p>
          </table:table-cell>
          <table:table-cell office:value-type="float" office:value="126.019849864578" calcext:value-type="float">
            <text:p>126,019849864578</text:p>
          </table:table-cell>
          <table:table-cell office:value-type="float" office:value="96.4071405697251" calcext:value-type="float">
            <text:p>96,4071405697251</text:p>
          </table:table-cell>
          <table:table-cell office:value-type="float" office:value="128.13016612568" calcext:value-type="float">
            <text:p>128,13016612568</text:p>
          </table:table-cell>
          <table:table-cell office:value-type="float" office:value="131.13952944729" calcext:value-type="float">
            <text:p>131,13952944729</text:p>
          </table:table-cell>
          <table:table-cell office:value-type="float" office:value="136.640855464746" calcext:value-type="float">
            <text:p>136,640855464746</text:p>
          </table:table-cell>
          <table:table-cell office:value-type="float" office:value="136.890031940874" calcext:value-type="float">
            <text:p>136,8900319408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8.7" calcext:value-type="float">
            <text:p>138,7</text:p>
          </table:table-cell>
          <table:table-cell office:value-type="float" office:value="137.9" calcext:value-type="float">
            <text:p>137,9</text:p>
          </table:table-cell>
          <table:table-cell office:value-type="float" office:value="141.1" calcext:value-type="float">
            <text:p>141,1</text:p>
          </table:table-cell>
          <table:table-cell office:value-type="float" office:value="138.4" calcext:value-type="float">
            <text:p>138,4</text:p>
          </table:table-cell>
          <table:table-cell office:value-type="float" office:value="140.8" calcext:value-type="float">
            <text:p>140,8</text:p>
          </table:table-cell>
          <table:table-cell office:value-type="float" office:value="164.1" calcext:value-type="float">
            <text:p>164,1</text:p>
          </table:table-cell>
          <table:table-cell office:value-type="float" office:value="141.2" calcext:value-type="float">
            <text:p>141,2</text:p>
          </table:table-cell>
          <table:table-cell office:value-type="float" office:value="146" calcext:value-type="float">
            <text:p>146</text:p>
          </table:table-cell>
          <table:table-cell office:value-type="float" office:value="161.6" calcext:value-type="float">
            <text:p>161,6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6.9348168778667" calcext:value-type="float">
            <text:p>96,9348168778667</text:p>
          </table:table-cell>
          <table:table-cell office:value-type="float" office:value="121.141108059224" calcext:value-type="float">
            <text:p>121,141108059224</text:p>
          </table:table-cell>
          <table:table-cell office:value-type="float" office:value="122.224150422009" calcext:value-type="float">
            <text:p>122,224150422009</text:p>
          </table:table-cell>
          <table:table-cell office:value-type="float" office:value="108.627270328128" calcext:value-type="float">
            <text:p>108,627270328128</text:p>
          </table:table-cell>
          <table:table-cell office:value-type="float" office:value="115.09003763561" calcext:value-type="float">
            <text:p>115,09003763561</text:p>
          </table:table-cell>
          <table:table-cell office:value-type="float" office:value="120.143948880883" calcext:value-type="float">
            <text:p>120,143948880883</text:p>
          </table:table-cell>
          <table:table-cell office:value-type="float" office:value="136.977622707497" calcext:value-type="float">
            <text:p>136,977622707497</text:p>
          </table:table-cell>
          <table:table-cell office:value-type="float" office:value="149.349663115856" calcext:value-type="float">
            <text:p>149,349663115856</text:p>
          </table:table-cell>
          <table:table-cell office:value-type="float" office:value="146.157403529412" calcext:value-type="float">
            <text:p>146,157403529412</text:p>
          </table:table-cell>
          <table:table-cell office:value-type="float" office:value="150.719809794571" calcext:value-type="float">
            <text:p>150,71980979457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131.9" calcext:value-type="float">
            <text:p>131,9</text:p>
          </table:table-cell>
          <table:table-cell table:style-name="ce25" office:value-type="float" office:value="131.7" calcext:value-type="float">
            <text:p>131,7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136.6" calcext:value-type="float">
            <text:p>136,6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142.6" calcext:value-type="float">
            <text:p>142,6</text:p>
          </table:table-cell>
          <table:table-cell table:style-name="ce25" office:value-type="float" office:value="141" calcext:value-type="float">
            <text:p>141</text:p>
          </table:table-cell>
          <table:table-cell table:style-name="ce29" office:value-type="float" office:value="141.4" calcext:value-type="float">
            <text:p>141,4</text:p>
          </table:table-cell>
        </table:table-row>
      </table:table>
      <table:table table:name="3" table:style-name="ta1">
        <table:shapes>
          <draw:frame draw:z-index="0" draw:style-name="gr1" draw:text-style-name="P1" svg:width="24.578cm" svg:height="9.001cm" svg:x="0cm" svg:y="5.454cm">
            <draw:object draw:notify-on-update-of-ranges="'1'.A2:'1'.A11 '1'.B1:'1'.B1 '3'.B2:'3'.B11 '1'.C1:'1'.C1 '3'.C2:'3'.C11 '1'.D1:'1'.D1 '3'.D2:'3'.D11 '1'.E1:'1'.E1 '3'.E2:'3'.E11 '1'.F1:'1'.F1 '3'.F2:'3'.F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4.384cm" svg:height="9.001cm" svg:x="0cm" svg:y="14.939cm">
            <draw:object draw:notify-on-update-of-ranges="'1'.A2:'1'.A11 '1'.G1:'1'.G1 '3'.G2:'3'.G11 '1'.H1:'1'.H1 '3'.H2:'3'.H11 '1'.I1:'1'.I1 '3'.I2:'3'.I11 '1'.J1:'1'.J1 '3'.J2:'3'.J11 '1'.K1:'1'.K1 '3'.K2:'3'.K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24.604cm" svg:height="8.981cm" svg:x="27.151cm" svg:y="5.508cm">
            <draw:object draw:notify-on-update-of-ranges="'3'.M2:'3'.M11 '3'.N1:'3'.N1 '3'.N2:'3'.N11 '3'.O1:'3'.O1 '3'.O2:'3'.O11 '3'.P1:'3'.P1 '3'.P2:'3'.P11 '3'.Q1:'3'.Q1 '3'.Q2:'3'.Q11 '3'.R1:'3'.R1 '3'.R2:'3'.R1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1" draw:text-style-name="P1" svg:width="24.575cm" svg:height="8.982cm" svg:x="27.18cm" svg:y="15.082cm">
            <draw:object draw:notify-on-update-of-ranges="'3'.M2:'3'.M11 '3'.S1:'3'.S1 '3'.S2:'3'.S11 '3'.T1:'3'.T1 '3'.T2:'3'.T11 '3'.U1:'3'.U1 '3'.U2:'3'.U11 '3'.V1:'3'.V1 '3'.V2:'3'.V11 '3'.W1:'3'.W1 '3'.W2:'3'.W1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239.607718287293" calcext:value-type="float">
            <text:p>239,607718287293</text:p>
          </table:table-cell>
          <table:table-cell table:number-columns-repeated="2" office:value-type="float" office:value="261.65005687218" calcext:value-type="float">
            <text:p>261,65005687218</text:p>
          </table:table-cell>
          <table:table-cell office:value-type="float" office:value="263.722325014979" calcext:value-type="float">
            <text:p>263,722325014979</text:p>
          </table:table-cell>
          <table:table-cell table:number-columns-repeated="2" office:value-type="float" office:value="261.65005687218" calcext:value-type="float">
            <text:p>261,65005687218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182.6" calcext:value-type="float">
            <text:p>182,6</text:p>
          </table:table-cell>
          <table:table-cell table:number-columns-repeated="4" table:style-name="ce12" office:value-type="float" office:value="182.6" calcext:value-type="float">
            <text:p>182,6</text:p>
          </table:table-cell>
          <table:table-cell table:style-name="ce12" office:value-type="float" office:value="167.8" calcext:value-type="float">
            <text:p>167,8</text:p>
          </table:table-cell>
          <table:table-cell table:style-name="ce12" office:value-type="float" office:value="167.9" calcext:value-type="float">
            <text:p>167,9</text:p>
          </table:table-cell>
          <table:table-cell table:style-name="ce12" office:value-type="float" office:value="168.5" calcext:value-type="float">
            <text:p>168,5</text:p>
          </table:table-cell>
          <table:table-cell table:style-name="ce12" office:value-type="float" office:value="167.8" calcext:value-type="float">
            <text:p>167,8</text:p>
          </table:table-cell>
          <table:table-cell table:style-name="ce27" office:value-type="float" office:value="167.8" calcext:value-type="float">
            <text:p>167,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07.082603684124" calcext:value-type="float">
            <text:p>107,082603684124</text:p>
          </table:table-cell>
          <table:table-cell table:number-columns-repeated="2" office:value-type="float" office:value="229.997642261905" calcext:value-type="float">
            <text:p>229,997642261905</text:p>
          </table:table-cell>
          <table:table-cell office:value-type="float" office:value="219.487708895335" calcext:value-type="float">
            <text:p>219,487708895335</text:p>
          </table:table-cell>
          <table:table-cell table:number-columns-repeated="2" office:value-type="float" office:value="229.997642261905" calcext:value-type="float">
            <text:p>229,99764226190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203.9" calcext:value-type="float">
            <text:p>203,9</text:p>
          </table:table-cell>
          <table:table-cell table:number-columns-repeated="2" office:value-type="float" office:value="136.1" calcext:value-type="float">
            <text:p>136,1</text:p>
          </table:table-cell>
          <table:table-cell office:value-type="float" office:value="139.6" calcext:value-type="float">
            <text:p>139,6</text:p>
          </table:table-cell>
          <table:table-cell table:number-columns-repeated="2" office:value-type="float" office:value="136.1" calcext:value-type="float">
            <text:p>136,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1.232173002494" calcext:value-type="float">
            <text:p>181,232173002494</text:p>
          </table:table-cell>
          <table:table-cell office:value-type="float" office:value="190.384829860528" calcext:value-type="float">
            <text:p>190,384829860528</text:p>
          </table:table-cell>
          <table:table-cell office:value-type="float" office:value="182.707875864373" calcext:value-type="float">
            <text:p>182,707875864373</text:p>
          </table:table-cell>
          <table:table-cell office:value-type="float" office:value="197.450429424861" calcext:value-type="float">
            <text:p>197,450429424861</text:p>
          </table:table-cell>
          <table:table-cell office:value-type="float" office:value="191.368065183058" calcext:value-type="float">
            <text:p>191,368065183058</text:p>
          </table:table-cell>
          <table:table-cell office:value-type="float" office:value="163.413456220096" calcext:value-type="float">
            <text:p>163,413456220096</text:p>
          </table:table-cell>
          <table:table-cell office:value-type="float" office:value="183.506364596273" calcext:value-type="float">
            <text:p>183,506364596273</text:p>
          </table:table-cell>
          <table:table-cell office:value-type="float" office:value="162.021605073996" calcext:value-type="float">
            <text:p>162,021605073996</text:p>
          </table:table-cell>
          <table:table-cell office:value-type="float" office:value="162.032028997868" calcext:value-type="float">
            <text:p>162,032028997868</text:p>
          </table:table-cell>
          <table:table-cell office:value-type="float" office:value="163.361583563475" calcext:value-type="float">
            <text:p>163,3615835634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151.4" calcext:value-type="float">
            <text:p>151,4</text:p>
          </table:table-cell>
          <table:table-cell office:value-type="float" office:value="153.3" calcext:value-type="float">
            <text:p>153,3</text:p>
          </table:table-cell>
          <table:table-cell office:value-type="float" office:value="138.2" calcext:value-type="float">
            <text:p>138,2</text:p>
          </table:table-cell>
          <table:table-cell office:value-type="float" office:value="142.1" calcext:value-type="float">
            <text:p>142,1</text:p>
          </table:table-cell>
          <table:table-cell office:value-type="float" office:value="107" calcext:value-type="float">
            <text:p>107</text:p>
          </table:table-cell>
          <table:table-cell office:value-type="float" office:value="111.3" calcext:value-type="float">
            <text:p>111,3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0.33361861096" calcext:value-type="float">
            <text:p>160,33361861096</text:p>
          </table:table-cell>
          <table:table-cell office:value-type="float" office:value="167.275104345273" calcext:value-type="float">
            <text:p>167,275104345273</text:p>
          </table:table-cell>
          <table:table-cell office:value-type="float" office:value="169.367534546878" calcext:value-type="float">
            <text:p>169,367534546878</text:p>
          </table:table-cell>
          <table:table-cell office:value-type="float" office:value="172.147981118881" calcext:value-type="float">
            <text:p>172,147981118881</text:p>
          </table:table-cell>
          <table:table-cell office:value-type="float" office:value="168.712791882938" calcext:value-type="float">
            <text:p>168,712791882938</text:p>
          </table:table-cell>
          <table:table-cell office:value-type="float" office:value="165.256997416163" calcext:value-type="float">
            <text:p>165,256997416163</text:p>
          </table:table-cell>
          <table:table-cell office:value-type="float" office:value="166.061876101364" calcext:value-type="float">
            <text:p>166,061876101364</text:p>
          </table:table-cell>
          <table:table-cell office:value-type="float" office:value="172.848472392421" calcext:value-type="float">
            <text:p>172,848472392421</text:p>
          </table:table-cell>
          <table:table-cell office:value-type="float" office:value="182.595827009384" calcext:value-type="float">
            <text:p>182,595827009384</text:p>
          </table:table-cell>
          <table:table-cell office:value-type="float" office:value="171.945981154897" calcext:value-type="float">
            <text:p>171,9459811548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2.6" calcext:value-type="float">
            <text:p>112,6</text:p>
          </table:table-cell>
          <table:table-cell table:number-columns-repeated="2" office:value-type="float" office:value="104.1" calcext:value-type="float">
            <text:p>104,1</text:p>
          </table:table-cell>
          <table:table-cell office:value-type="float" office:value="104.8" calcext:value-type="float">
            <text:p>104,8</text:p>
          </table:table-cell>
          <table:table-cell office:value-type="float" office:value="110.9" calcext:value-type="float">
            <text:p>110,9</text:p>
          </table:table-cell>
          <table:table-cell office:value-type="float" office:value="111.4" calcext:value-type="float">
            <text:p>111,4</text:p>
          </table:table-cell>
          <table:table-cell office:value-type="float" office:value="105.6" calcext:value-type="float">
            <text:p>105,6</text:p>
          </table:table-cell>
          <table:table-cell office:value-type="float" office:value="116" calcext:value-type="float">
            <text:p>116</text:p>
          </table:table-cell>
          <table:table-cell office:value-type="float" office:value="101.4" calcext:value-type="float">
            <text:p>101,4</text:p>
          </table:table-cell>
          <table:table-cell office:value-type="float" office:value="105.6" calcext:value-type="float">
            <text:p>105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6.887698622969" calcext:value-type="float">
            <text:p>176,887698622969</text:p>
          </table:table-cell>
          <table:table-cell office:value-type="float" office:value="169.852306414678" calcext:value-type="float">
            <text:p>169,852306414678</text:p>
          </table:table-cell>
          <table:table-cell office:value-type="float" office:value="173.708186391268" calcext:value-type="float">
            <text:p>173,708186391268</text:p>
          </table:table-cell>
          <table:table-cell office:value-type="float" office:value="167.377681266846" calcext:value-type="float">
            <text:p>167,377681266846</text:p>
          </table:table-cell>
          <table:table-cell office:value-type="float" office:value="173.710444815539" calcext:value-type="float">
            <text:p>173,710444815539</text:p>
          </table:table-cell>
          <table:table-cell office:value-type="float" office:value="176.440494729981" calcext:value-type="float">
            <text:p>176,440494729981</text:p>
          </table:table-cell>
          <table:table-cell office:value-type="float" office:value="173.569300183621" calcext:value-type="float">
            <text:p>173,569300183621</text:p>
          </table:table-cell>
          <table:table-cell office:value-type="float" office:value="185.722519899666" calcext:value-type="float">
            <text:p>185,722519899666</text:p>
          </table:table-cell>
          <table:table-cell office:value-type="float" office:value="171.343401932896" calcext:value-type="float">
            <text:p>171,343401932896</text:p>
          </table:table-cell>
          <table:table-cell office:value-type="float" office:value="177.517119421824" calcext:value-type="float">
            <text:p>177,5171194218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3.1" calcext:value-type="float">
            <text:p>123,1</text:p>
          </table:table-cell>
          <table:table-cell office:value-type="float" office:value="123.2" calcext:value-type="float">
            <text:p>123,2</text:p>
          </table:table-cell>
          <table:table-cell office:value-type="float" office:value="123" calcext:value-type="float">
            <text:p>123</text:p>
          </table:table-cell>
          <table:table-cell office:value-type="float" office:value="126.2" calcext:value-type="float">
            <text:p>126,2</text:p>
          </table:table-cell>
          <table:table-cell office:value-type="float" office:value="121.9" calcext:value-type="float">
            <text:p>121,9</text:p>
          </table:table-cell>
          <table:table-cell office:value-type="float" office:value="92.2" calcext:value-type="float">
            <text:p>92,2</text:p>
          </table:table-cell>
          <table:table-cell office:value-type="float" office:value="94.4" calcext:value-type="float">
            <text:p>94,4</text:p>
          </table:table-cell>
          <table:table-cell office:value-type="float" office:value="93.5" calcext:value-type="float">
            <text:p>93,5</text:p>
          </table:table-cell>
          <table:table-cell office:value-type="float" office:value="95.2" calcext:value-type="float">
            <text:p>95,2</text:p>
          </table:table-cell>
          <table:table-cell office:value-type="float" office:value="85.8" calcext:value-type="float">
            <text:p>85,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0.405805798782" calcext:value-type="float">
            <text:p>140,405805798782</text:p>
          </table:table-cell>
          <table:table-cell office:value-type="float" office:value="147.32813693787" calcext:value-type="float">
            <text:p>147,32813693787</text:p>
          </table:table-cell>
          <table:table-cell office:value-type="float" office:value="144.789003921857" calcext:value-type="float">
            <text:p>144,789003921857</text:p>
          </table:table-cell>
          <table:table-cell office:value-type="float" office:value="144.261794472068" calcext:value-type="float">
            <text:p>144,261794472068</text:p>
          </table:table-cell>
          <table:table-cell office:value-type="float" office:value="146.051417933006" calcext:value-type="float">
            <text:p>146,051417933006</text:p>
          </table:table-cell>
          <table:table-cell office:value-type="float" office:value="159.641543580814" calcext:value-type="float">
            <text:p>159,641543580814</text:p>
          </table:table-cell>
          <table:table-cell office:value-type="float" office:value="162.477536296072" calcext:value-type="float">
            <text:p>162,477536296072</text:p>
          </table:table-cell>
          <table:table-cell office:value-type="float" office:value="158.994584153345" calcext:value-type="float">
            <text:p>158,994584153345</text:p>
          </table:table-cell>
          <table:table-cell office:value-type="float" office:value="151.404218524485" calcext:value-type="float">
            <text:p>151,404218524485</text:p>
          </table:table-cell>
          <table:table-cell office:value-type="float" office:value="158.575788560158" calcext:value-type="float">
            <text:p>158,5757885601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0.6" calcext:value-type="float">
            <text:p>100,6</text:p>
          </table:table-cell>
          <table:table-cell office:value-type="float" office:value="99.7" calcext:value-type="float">
            <text:p>99,7</text:p>
          </table:table-cell>
          <table:table-cell office:value-type="float" office:value="99.8" calcext:value-type="float">
            <text:p>99,8</text:p>
          </table:table-cell>
          <table:table-cell office:value-type="float" office:value="100.6" calcext:value-type="float">
            <text:p>100,6</text:p>
          </table:table-cell>
          <table:table-cell office:value-type="float" office:value="107.6" calcext:value-type="float">
            <text:p>107,6</text:p>
          </table:table-cell>
          <table:table-cell office:value-type="float" office:value="92.5" calcext:value-type="float">
            <text:p>92,5</text:p>
          </table:table-cell>
          <table:table-cell office:value-type="float" office:value="98.4" calcext:value-type="float">
            <text:p>98,4</text:p>
          </table:table-cell>
          <table:table-cell office:value-type="float" office:value="95.8" calcext:value-type="float">
            <text:p>95,8</text:p>
          </table:table-cell>
          <table:table-cell office:value-type="float" office:value="92.6" calcext:value-type="float">
            <text:p>92,6</text:p>
          </table:table-cell>
          <table:table-cell office:value-type="float" office:value="91.2" calcext:value-type="float">
            <text:p>91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9.958078274679" calcext:value-type="float">
            <text:p>149,958078274679</text:p>
          </table:table-cell>
          <table:table-cell office:value-type="float" office:value="153.751805265823" calcext:value-type="float">
            <text:p>153,751805265823</text:p>
          </table:table-cell>
          <table:table-cell office:value-type="float" office:value="142.075039731183" calcext:value-type="float">
            <text:p>142,075039731183</text:p>
          </table:table-cell>
          <table:table-cell office:value-type="float" office:value="148.775902797559" calcext:value-type="float">
            <text:p>148,775902797559</text:p>
          </table:table-cell>
          <table:table-cell office:value-type="float" office:value="142.297691877278" calcext:value-type="float">
            <text:p>142,297691877278</text:p>
          </table:table-cell>
          <table:table-cell office:value-type="float" office:value="144.506399821949" calcext:value-type="float">
            <text:p>144,506399821949</text:p>
          </table:table-cell>
          <table:table-cell office:value-type="float" office:value="152.921394928121" calcext:value-type="float">
            <text:p>152,921394928121</text:p>
          </table:table-cell>
          <table:table-cell office:value-type="float" office:value="155.691461592055" calcext:value-type="float">
            <text:p>155,691461592055</text:p>
          </table:table-cell>
          <table:table-cell office:value-type="float" office:value="160.63653960199" calcext:value-type="float">
            <text:p>160,63653960199</text:p>
          </table:table-cell>
          <table:table-cell office:value-type="float" office:value="152.074716345492" calcext:value-type="float">
            <text:p>152,0747163454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.5" calcext:value-type="float">
            <text:p>100,5</text:p>
          </table:table-cell>
          <table:table-cell office:value-type="float" office:value="102.7" calcext:value-type="float">
            <text:p>102,7</text:p>
          </table:table-cell>
          <table:table-cell office:value-type="float" office:value="120.2" calcext:value-type="float">
            <text:p>120,2</text:p>
          </table:table-cell>
          <table:table-cell office:value-type="float" office:value="102.2" calcext:value-type="float">
            <text:p>102,2</text:p>
          </table:table-cell>
          <table:table-cell office:value-type="float" office:value="110" calcext:value-type="float">
            <text:p>110</text:p>
          </table:table-cell>
          <table:table-cell office:value-type="float" office:value="79.8" calcext:value-type="float">
            <text:p>79,8</text:p>
          </table:table-cell>
          <table:table-cell office:value-type="float" office:value="82.2" calcext:value-type="float">
            <text:p>82,2</text:p>
          </table:table-cell>
          <table:table-cell office:value-type="float" office:value="88.4" calcext:value-type="float">
            <text:p>88,4</text:p>
          </table:table-cell>
          <table:table-cell office:value-type="float" office:value="79.8" calcext:value-type="float">
            <text:p>79,8</text:p>
          </table:table-cell>
          <table:table-cell office:value-type="float" office:value="77.2" calcext:value-type="float">
            <text:p>77,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1.302937540821" calcext:value-type="float">
            <text:p>151,302937540821</text:p>
          </table:table-cell>
          <table:table-cell office:value-type="float" office:value="154.009710745836" calcext:value-type="float">
            <text:p>154,009710745836</text:p>
          </table:table-cell>
          <table:table-cell office:value-type="float" office:value="148.979270970672" calcext:value-type="float">
            <text:p>148,979270970672</text:p>
          </table:table-cell>
          <table:table-cell office:value-type="float" office:value="152.091702820911" calcext:value-type="float">
            <text:p>152,091702820911</text:p>
          </table:table-cell>
          <table:table-cell office:value-type="float" office:value="146.649190971414" calcext:value-type="float">
            <text:p>146,649190971414</text:p>
          </table:table-cell>
          <table:table-cell office:value-type="float" office:value="146.685538772414" calcext:value-type="float">
            <text:p>146,685538772414</text:p>
          </table:table-cell>
          <table:table-cell office:value-type="float" office:value="152.646808107298" calcext:value-type="float">
            <text:p>152,646808107298</text:p>
          </table:table-cell>
          <table:table-cell office:value-type="float" office:value="156.733798188751" calcext:value-type="float">
            <text:p>156,733798188751</text:p>
          </table:table-cell>
          <table:table-cell office:value-type="float" office:value="150.93986463631" calcext:value-type="float">
            <text:p>150,93986463631</text:p>
          </table:table-cell>
          <table:table-cell office:value-type="float" office:value="151.733735141509" calcext:value-type="float">
            <text:p>151,7337351415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0.6" calcext:value-type="float">
            <text:p>80,6</text:p>
          </table:table-cell>
          <table:table-cell office:value-type="float" office:value="80.5" calcext:value-type="float">
            <text:p>80,5</text:p>
          </table:table-cell>
          <table:table-cell office:value-type="float" office:value="89.8" calcext:value-type="float">
            <text:p>89,8</text:p>
          </table:table-cell>
          <table:table-cell office:value-type="float" office:value="89.2" calcext:value-type="float">
            <text:p>89,2</text:p>
          </table:table-cell>
          <table:table-cell office:value-type="float" office:value="89.5" calcext:value-type="float">
            <text:p>89,5</text:p>
          </table:table-cell>
          <table:table-cell office:value-type="float" office:value="83" calcext:value-type="float">
            <text:p>83</text:p>
          </table:table-cell>
          <table:table-cell office:value-type="float" office:value="79.1" calcext:value-type="float">
            <text:p>79,1</text:p>
          </table:table-cell>
          <table:table-cell office:value-type="float" office:value="86.1" calcext:value-type="float">
            <text:p>86,1</text:p>
          </table:table-cell>
          <table:table-cell office:value-type="float" office:value="79.8" calcext:value-type="float">
            <text:p>79,8</text:p>
          </table:table-cell>
          <table:table-cell office:value-type="float" office:value="80.2" calcext:value-type="float">
            <text:p>80,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9.915586088359" calcext:value-type="float">
            <text:p>139,915586088359</text:p>
          </table:table-cell>
          <table:table-cell office:value-type="float" office:value="146.437710528875" calcext:value-type="float">
            <text:p>146,437710528875</text:p>
          </table:table-cell>
          <table:table-cell office:value-type="float" office:value="148.900396861097" calcext:value-type="float">
            <text:p>148,900396861097</text:p>
          </table:table-cell>
          <table:table-cell office:value-type="float" office:value="142.190836312022" calcext:value-type="float">
            <text:p>142,190836312022</text:p>
          </table:table-cell>
          <table:table-cell office:value-type="float" office:value="142.107499329341" calcext:value-type="float">
            <text:p>142,107499329341</text:p>
          </table:table-cell>
          <table:table-cell office:value-type="float" office:value="130.060140224523" calcext:value-type="float">
            <text:p>130,060140224523</text:p>
          </table:table-cell>
          <table:table-cell office:value-type="float" office:value="142.104091054272" calcext:value-type="float">
            <text:p>142,104091054272</text:p>
          </table:table-cell>
          <table:table-cell office:value-type="float" office:value="142.082043173925" calcext:value-type="float">
            <text:p>142,082043173925</text:p>
          </table:table-cell>
          <table:table-cell office:value-type="float" office:value="142.473983271482" calcext:value-type="float">
            <text:p>142,473983271482</text:p>
          </table:table-cell>
          <table:table-cell office:value-type="float" office:value="143.86030915801" calcext:value-type="float">
            <text:p>143,860309158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" calcext:value-type="float">
            <text:p>82,6</text:p>
          </table:table-cell>
          <table:table-cell office:value-type="float" office:value="86" calcext:value-type="float">
            <text:p>86</text:p>
          </table:table-cell>
          <table:table-cell office:value-type="float" office:value="84.6" calcext:value-type="float">
            <text:p>84,6</text:p>
          </table:table-cell>
          <table:table-cell office:value-type="float" office:value="84.8" calcext:value-type="float">
            <text:p>84,8</text:p>
          </table:table-cell>
          <table:table-cell office:value-type="float" office:value="86.9" calcext:value-type="float">
            <text:p>86,9</text:p>
          </table:table-cell>
          <table:table-cell office:value-type="float" office:value="71.2" calcext:value-type="float">
            <text:p>71,2</text:p>
          </table:table-cell>
          <table:table-cell office:value-type="float" office:value="82.8" calcext:value-type="float">
            <text:p>82,8</text:p>
          </table:table-cell>
          <table:table-cell office:value-type="float" office:value="80" calcext:value-type="float">
            <text:p>80</text:p>
          </table:table-cell>
          <table:table-cell office:value-type="float" office:value="75.2" calcext:value-type="float">
            <text:p>75,2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5.909051055807" calcext:value-type="float">
            <text:p>135,909051055807</text:p>
          </table:table-cell>
          <table:table-cell office:value-type="float" office:value="141.765812089516" calcext:value-type="float">
            <text:p>141,765812089516</text:p>
          </table:table-cell>
          <table:table-cell office:value-type="float" office:value="140.050227684395" calcext:value-type="float">
            <text:p>140,050227684395</text:p>
          </table:table-cell>
          <table:table-cell office:value-type="float" office:value="141.760584575982" calcext:value-type="float">
            <text:p>141,760584575982</text:p>
          </table:table-cell>
          <table:table-cell office:value-type="float" office:value="141.06369849774" calcext:value-type="float">
            <text:p>141,06369849774</text:p>
          </table:table-cell>
          <table:table-cell office:value-type="float" office:value="118.370497154533" calcext:value-type="float">
            <text:p>118,370497154533</text:p>
          </table:table-cell>
          <table:table-cell office:value-type="float" office:value="134.477983627845" calcext:value-type="float">
            <text:p>134,477983627845</text:p>
          </table:table-cell>
          <table:table-cell office:value-type="float" office:value="135.997049643674" calcext:value-type="float">
            <text:p>135,997049643674</text:p>
          </table:table-cell>
          <table:table-cell office:value-type="float" office:value="135.859728602484" calcext:value-type="float">
            <text:p>135,859728602484</text:p>
          </table:table-cell>
          <table:table-cell office:value-type="float" office:value="124.736031306151" calcext:value-type="float">
            <text:p>124,73603130615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81.7" calcext:value-type="float">
            <text:p>81,7</text:p>
          </table:table-cell>
          <table:table-cell table:style-name="ce25" office:value-type="float" office:value="86.8" calcext:value-type="float">
            <text:p>86,8</text:p>
          </table:table-cell>
          <table:table-cell table:style-name="ce25" office:value-type="float" office:value="84.5" calcext:value-type="float">
            <text:p>84,5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79.9" calcext:value-type="float">
            <text:p>79,9</text:p>
          </table:table-cell>
          <table:table-cell table:style-name="ce25" office:value-type="float" office:value="69.1" calcext:value-type="float">
            <text:p>69,1</text:p>
          </table:table-cell>
          <table:table-cell table:style-name="ce25" office:value-type="float" office:value="80.9" calcext:value-type="float">
            <text:p>80,9</text:p>
          </table:table-cell>
          <table:table-cell table:style-name="ce25" office:value-type="float" office:value="81.5" calcext:value-type="float">
            <text:p>81,5</text:p>
          </table:table-cell>
          <table:table-cell table:style-name="ce25" office:value-type="float" office:value="79.4" calcext:value-type="float">
            <text:p>79,4</text:p>
          </table:table-cell>
          <table:table-cell table:style-name="ce29" office:value-type="float" office:value="71.6" calcext:value-type="float">
            <text:p>71,6</text:p>
          </table:table-cell>
        </table:table-row>
      </table:table>
      <table:table table:name="4" table:style-name="ta1">
        <table:shapes>
          <draw:frame draw:z-index="0" draw:style-name="gr1" draw:text-style-name="P1" svg:width="24.578cm" svg:height="9.001cm" svg:x="0cm" svg:y="5.454cm">
            <draw:object draw:notify-on-update-of-ranges="'1'.A2:'1'.A11 '1'.B1:'1'.B1 '4'.B2:'4'.B11 '1'.C1:'1'.C1 '4'.C2:'4'.C11 '1'.D1:'1'.D1 '4'.D2:'4'.D11 '1'.E1:'1'.E1 '4'.E2:'4'.E11 '1'.F1:'1'.F1 '4'.F2:'4'.F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4.384cm" svg:height="9.001cm" svg:x="0cm" svg:y="14.939cm">
            <draw:object draw:notify-on-update-of-ranges="'1'.A2:'1'.A11 '1'.G1:'1'.G1 '4'.G2:'4'.G11 '1'.H1:'1'.H1 '4'.H2:'4'.H11 '1'.I1:'1'.I1 '4'.I2:'4'.I11 '1'.J1:'1'.J1 '4'.J2:'4'.J11 '1'.K1:'1'.K1 '4'.K2:'4'.K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24.662cm" svg:height="8.981cm" svg:x="27.18cm" svg:y="5.508cm">
            <draw:object draw:notify-on-update-of-ranges="'4'.M2:'4'.M11 '4'.N1:'4'.N1 '4'.N2:'4'.N11 '4'.O1:'4'.O1 '4'.O2:'4'.O11 '4'.P1:'4'.P1 '4'.P2:'4'.P11 '4'.Q1:'4'.Q1 '4'.Q2:'4'.Q11 '4'.R1:'4'.R1 '4'.R2:'4'.R1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24.575cm" svg:height="8.982cm" svg:x="27.151cm" svg:y="15.28cm">
            <draw:object draw:notify-on-update-of-ranges="'4'.M2:'4'.M11 '4'.S1:'4'.S1 '4'.S2:'4'.S11 '4'.T1:'4'.T1 '4'.T2:'4'.T11 '4'.U1:'4'.U1 '4'.U2:'4'.U11 '4'.V1:'4'.V1 '4'.V2:'4'.V11 '4'.W1:'4'.W1 '4'.W2:'4'.W1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345.970397208855" calcext:value-type="float">
            <text:p>345,970397208855</text:p>
          </table:table-cell>
          <table:table-cell table:number-columns-repeated="2" office:value-type="float" office:value="374.188198693467" calcext:value-type="float">
            <text:p>374,188198693467</text:p>
          </table:table-cell>
          <table:table-cell office:value-type="float" office:value="375.88382591847" calcext:value-type="float">
            <text:p>375,88382591847</text:p>
          </table:table-cell>
          <table:table-cell table:number-columns-repeated="2" office:value-type="float" office:value="374.188198693467" calcext:value-type="float">
            <text:p>374,18819869346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4" table:style-name="ce12" office:value-type="float" office:value="105" calcext:value-type="float">
            <text:p>105</text:p>
          </table:table-cell>
          <table:table-cell table:number-columns-repeated="2" table:style-name="ce12" office:value-type="float" office:value="101" calcext:value-type="float">
            <text:p>101</text:p>
          </table:table-cell>
          <table:table-cell table:style-name="ce12" office:value-type="float" office:value="100.9" calcext:value-type="float">
            <text:p>100,9</text:p>
          </table:table-cell>
          <table:table-cell table:style-name="ce12" office:value-type="float" office:value="101" calcext:value-type="float">
            <text:p>101</text:p>
          </table:table-cell>
          <table:table-cell table:style-name="ce27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256.071249035311" calcext:value-type="float">
            <text:p>256,071249035311</text:p>
          </table:table-cell>
          <table:table-cell table:number-columns-repeated="5" office:value-type="float" office:value="278.980922535211" calcext:value-type="float">
            <text:p>278,9809225352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93.1" calcext:value-type="float">
            <text:p>93,1</text:p>
          </table:table-cell>
          <table:table-cell table:number-columns-repeated="5" office:value-type="float" office:value="99" calcext:value-type="float">
            <text:p>9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5.613720006971" calcext:value-type="float">
            <text:p>235,613720006971</text:p>
          </table:table-cell>
          <table:table-cell office:value-type="float" office:value="233.098793253235" calcext:value-type="float">
            <text:p>233,098793253235</text:p>
          </table:table-cell>
          <table:table-cell office:value-type="float" office:value="234.055652572976" calcext:value-type="float">
            <text:p>234,055652572976</text:p>
          </table:table-cell>
          <table:table-cell office:value-type="float" office:value="224.263456282383" calcext:value-type="float">
            <text:p>224,263456282383</text:p>
          </table:table-cell>
          <table:table-cell office:value-type="float" office:value="232.128011309158" calcext:value-type="float">
            <text:p>232,128011309158</text:p>
          </table:table-cell>
          <table:table-cell office:value-type="float" office:value="264.725154642734" calcext:value-type="float">
            <text:p>264,725154642734</text:p>
          </table:table-cell>
          <table:table-cell office:value-type="float" office:value="260.567188206039" calcext:value-type="float">
            <text:p>260,567188206039</text:p>
          </table:table-cell>
          <table:table-cell office:value-type="float" office:value="255.979714669572" calcext:value-type="float">
            <text:p>255,979714669572</text:p>
          </table:table-cell>
          <table:table-cell office:value-type="float" office:value="255.201346072187" calcext:value-type="float">
            <text:p>255,201346072187</text:p>
          </table:table-cell>
          <table:table-cell office:value-type="float" office:value="256.761113775874" calcext:value-type="float">
            <text:p>256,7611137758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3.5" calcext:value-type="float">
            <text:p>83,5</text:p>
          </table:table-cell>
          <table:table-cell office:value-type="float" office:value="82.9" calcext:value-type="float">
            <text:p>82,9</text:p>
          </table:table-cell>
          <table:table-cell office:value-type="float" office:value="84.8" calcext:value-type="float">
            <text:p>84,8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8.4" calcext:value-type="float">
            <text:p>78,4</text:p>
          </table:table-cell>
          <table:table-cell office:value-type="float" office:value="76.3" calcext:value-type="float">
            <text:p>76,3</text:p>
          </table:table-cell>
          <table:table-cell office:value-type="float" office:value="74.9" calcext:value-type="float">
            <text:p>74,9</text:p>
          </table:table-cell>
          <table:table-cell office:value-type="float" office:value="76.6" calcext:value-type="float">
            <text:p>76,6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3.4862720811" calcext:value-type="float">
            <text:p>233,4862720811</text:p>
          </table:table-cell>
          <table:table-cell office:value-type="float" office:value="239.147155367885" calcext:value-type="float">
            <text:p>239,147155367885</text:p>
          </table:table-cell>
          <table:table-cell office:value-type="float" office:value="231.333004432022" calcext:value-type="float">
            <text:p>231,333004432022</text:p>
          </table:table-cell>
          <table:table-cell office:value-type="float" office:value="233.485143662628" calcext:value-type="float">
            <text:p>233,485143662628</text:p>
          </table:table-cell>
          <table:table-cell office:value-type="float" office:value="229.962754318134" calcext:value-type="float">
            <text:p>229,962754318134</text:p>
          </table:table-cell>
          <table:table-cell office:value-type="float" office:value="203.058505600684" calcext:value-type="float">
            <text:p>203,058505600684</text:p>
          </table:table-cell>
          <table:table-cell office:value-type="float" office:value="207.85805060241" calcext:value-type="float">
            <text:p>207,85805060241</text:p>
          </table:table-cell>
          <table:table-cell office:value-type="float" office:value="206.300495535307" calcext:value-type="float">
            <text:p>206,300495535307</text:p>
          </table:table-cell>
          <table:table-cell office:value-type="float" office:value="216.517504149026" calcext:value-type="float">
            <text:p>216,517504149026</text:p>
          </table:table-cell>
          <table:table-cell office:value-type="float" office:value="208.444139090909" calcext:value-type="float">
            <text:p>208,4441390909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1.1" calcext:value-type="float">
            <text:p>91,1</text:p>
          </table:table-cell>
          <table:table-cell office:value-type="float" office:value="91.8" calcext:value-type="float">
            <text:p>91,8</text:p>
          </table:table-cell>
          <table:table-cell office:value-type="float" office:value="105.9" calcext:value-type="float">
            <text:p>105,9</text:p>
          </table:table-cell>
          <table:table-cell office:value-type="float" office:value="91.2" calcext:value-type="float">
            <text:p>91,2</text:p>
          </table:table-cell>
          <table:table-cell office:value-type="float" office:value="100.8" calcext:value-type="float">
            <text:p>100,8</text:p>
          </table:table-cell>
          <table:table-cell office:value-type="float" office:value="53.1" calcext:value-type="float">
            <text:p>53,1</text:p>
          </table:table-cell>
          <table:table-cell office:value-type="float" office:value="51" calcext:value-type="float">
            <text:p>51</text:p>
          </table:table-cell>
          <table:table-cell office:value-type="float" office:value="50.1" calcext:value-type="float">
            <text:p>50,1</text:p>
          </table:table-cell>
          <table:table-cell office:value-type="float" office:value="53.4" calcext:value-type="float">
            <text:p>53,4</text:p>
          </table:table-cell>
          <table:table-cell office:value-type="float" office:value="50.2" calcext:value-type="float">
            <text:p>50,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1.925158403462" calcext:value-type="float">
            <text:p>191,925158403462</text:p>
          </table:table-cell>
          <table:table-cell office:value-type="float" office:value="191.110449236874" calcext:value-type="float">
            <text:p>191,110449236874</text:p>
          </table:table-cell>
          <table:table-cell office:value-type="float" office:value="203.369905662483" calcext:value-type="float">
            <text:p>203,369905662483</text:p>
          </table:table-cell>
          <table:table-cell office:value-type="float" office:value="210.814801648936" calcext:value-type="float">
            <text:p>210,814801648936</text:p>
          </table:table-cell>
          <table:table-cell office:value-type="float" office:value="209.5039677368" calcext:value-type="float">
            <text:p>209,5039677368</text:p>
          </table:table-cell>
          <table:table-cell office:value-type="float" office:value="201.460227836754" calcext:value-type="float">
            <text:p>201,460227836754</text:p>
          </table:table-cell>
          <table:table-cell office:value-type="float" office:value="224.622702663502" calcext:value-type="float">
            <text:p>224,622702663502</text:p>
          </table:table-cell>
          <table:table-cell office:value-type="float" office:value="224.182064787991" calcext:value-type="float">
            <text:p>224,182064787991</text:p>
          </table:table-cell>
          <table:table-cell office:value-type="float" office:value="224.846681936182" calcext:value-type="float">
            <text:p>224,846681936182</text:p>
          </table:table-cell>
          <table:table-cell office:value-type="float" office:value="222.042650543168" calcext:value-type="float">
            <text:p>222,04265054316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3.7" calcext:value-type="float">
            <text:p>73,7</text:p>
          </table:table-cell>
          <table:table-cell office:value-type="float" office:value="60.8" calcext:value-type="float">
            <text:p>60,8</text:p>
          </table:table-cell>
          <table:table-cell office:value-type="float" office:value="65" calcext:value-type="float">
            <text:p>65</text:p>
          </table:table-cell>
          <table:table-cell office:value-type="float" office:value="68.2" calcext:value-type="float">
            <text:p>68,2</text:p>
          </table:table-cell>
          <table:table-cell office:value-type="float" office:value="68.1" calcext:value-type="float">
            <text:p>68,1</text:p>
          </table:table-cell>
          <table:table-cell office:value-type="float" office:value="77.7" calcext:value-type="float">
            <text:p>77,7</text:p>
          </table:table-cell>
          <table:table-cell office:value-type="float" office:value="69.9" calcext:value-type="float">
            <text:p>69,9</text:p>
          </table:table-cell>
          <table:table-cell office:value-type="float" office:value="70.1" calcext:value-type="float">
            <text:p>70,1</text:p>
          </table:table-cell>
          <table:table-cell office:value-type="float" office:value="68.4" calcext:value-type="float">
            <text:p>68,4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9.394708402062" calcext:value-type="float">
            <text:p>179,394708402062</text:p>
          </table:table-cell>
          <table:table-cell office:value-type="float" office:value="198.364223862512" calcext:value-type="float">
            <text:p>198,364223862512</text:p>
          </table:table-cell>
          <table:table-cell office:value-type="float" office:value="203.823989736905" calcext:value-type="float">
            <text:p>203,823989736905</text:p>
          </table:table-cell>
          <table:table-cell office:value-type="float" office:value="197.572455673624" calcext:value-type="float">
            <text:p>197,572455673624</text:p>
          </table:table-cell>
          <table:table-cell office:value-type="float" office:value="204.153257602215" calcext:value-type="float">
            <text:p>204,153257602215</text:p>
          </table:table-cell>
          <table:table-cell office:value-type="float" office:value="191.532151064496" calcext:value-type="float">
            <text:p>191,532151064496</text:p>
          </table:table-cell>
          <table:table-cell office:value-type="float" office:value="187.136878172425" calcext:value-type="float">
            <text:p>187,136878172425</text:p>
          </table:table-cell>
          <table:table-cell office:value-type="float" office:value="189.334062968952" calcext:value-type="float">
            <text:p>189,334062968952</text:p>
          </table:table-cell>
          <table:table-cell office:value-type="float" office:value="202.270389712186" calcext:value-type="float">
            <text:p>202,270389712186</text:p>
          </table:table-cell>
          <table:table-cell office:value-type="float" office:value="198.320225970719" calcext:value-type="float">
            <text:p>198,3202259707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7.6" calcext:value-type="float">
            <text:p>57,6</text:p>
          </table:table-cell>
          <table:table-cell office:value-type="float" office:value="61.2" calcext:value-type="float">
            <text:p>61,2</text:p>
          </table:table-cell>
          <table:table-cell office:value-type="float" office:value="63.4" calcext:value-type="float">
            <text:p>63,4</text:p>
          </table:table-cell>
          <table:table-cell office:value-type="float" office:value="78.4" calcext:value-type="float">
            <text:p>78,4</text:p>
          </table:table-cell>
          <table:table-cell office:value-type="float" office:value="70.1" calcext:value-type="float">
            <text:p>70,1</text:p>
          </table:table-cell>
          <table:table-cell office:value-type="float" office:value="52.4" calcext:value-type="float">
            <text:p>52,4</text:p>
          </table:table-cell>
          <table:table-cell office:value-type="float" office:value="51.2" calcext:value-type="float">
            <text:p>51,2</text:p>
          </table:table-cell>
          <table:table-cell office:value-type="float" office:value="51.1" calcext:value-type="float">
            <text:p>51,1</text:p>
          </table:table-cell>
          <table:table-cell office:value-type="float" office:value="52.4" calcext:value-type="float">
            <text:p>52,4</text:p>
          </table:table-cell>
          <table:table-cell office:value-type="float" office:value="51.4" calcext:value-type="float">
            <text:p>51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6.762697618563" calcext:value-type="float">
            <text:p>186,762697618563</text:p>
          </table:table-cell>
          <table:table-cell office:value-type="float" office:value="199.799265918913" calcext:value-type="float">
            <text:p>199,799265918913</text:p>
          </table:table-cell>
          <table:table-cell office:value-type="float" office:value="204.432376221307" calcext:value-type="float">
            <text:p>204,432376221307</text:p>
          </table:table-cell>
          <table:table-cell office:value-type="float" office:value="199.748593569503" calcext:value-type="float">
            <text:p>199,748593569503</text:p>
          </table:table-cell>
          <table:table-cell office:value-type="float" office:value="178.620798853558" calcext:value-type="float">
            <text:p>178,620798853558</text:p>
          </table:table-cell>
          <table:table-cell office:value-type="float" office:value="206.182688738532" calcext:value-type="float">
            <text:p>206,182688738532</text:p>
          </table:table-cell>
          <table:table-cell office:value-type="float" office:value="217.052639584377" calcext:value-type="float">
            <text:p>217,052639584377</text:p>
          </table:table-cell>
          <table:table-cell office:value-type="float" office:value="206.540871620948" calcext:value-type="float">
            <text:p>206,540871620948</text:p>
          </table:table-cell>
          <table:table-cell office:value-type="float" office:value="204.496366604824" calcext:value-type="float">
            <text:p>204,496366604824</text:p>
          </table:table-cell>
          <table:table-cell office:value-type="float" office:value="196.802981805556" calcext:value-type="float">
            <text:p>196,8029818055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3.5" calcext:value-type="float">
            <text:p>63,5</text:p>
          </table:table-cell>
          <table:table-cell office:value-type="float" office:value="64.5" calcext:value-type="float">
            <text:p>64,5</text:p>
          </table:table-cell>
          <table:table-cell office:value-type="float" office:value="67.2" calcext:value-type="float">
            <text:p>67,2</text:p>
          </table:table-cell>
          <table:table-cell office:value-type="float" office:value="68.6" calcext:value-type="float">
            <text:p>68,6</text:p>
          </table:table-cell>
          <table:table-cell office:value-type="float" office:value="61.4" calcext:value-type="float">
            <text:p>61,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4.3" calcext:value-type="float">
            <text:p>54,3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9.781999004975" calcext:value-type="float">
            <text:p>199,781999004975</text:p>
          </table:table-cell>
          <table:table-cell office:value-type="float" office:value="201.909124009234" calcext:value-type="float">
            <text:p>201,909124009234</text:p>
          </table:table-cell>
          <table:table-cell office:value-type="float" office:value="195.360282263374" calcext:value-type="float">
            <text:p>195,360282263374</text:p>
          </table:table-cell>
          <table:table-cell office:value-type="float" office:value="197.489516044317" calcext:value-type="float">
            <text:p>197,489516044317</text:p>
          </table:table-cell>
          <table:table-cell office:value-type="float" office:value="197.68885405183" calcext:value-type="float">
            <text:p>197,68885405183</text:p>
          </table:table-cell>
          <table:table-cell office:value-type="float" office:value="197.01115346316" calcext:value-type="float">
            <text:p>197,01115346316</text:p>
          </table:table-cell>
          <table:table-cell office:value-type="float" office:value="199.398428760783" calcext:value-type="float">
            <text:p>199,398428760783</text:p>
          </table:table-cell>
          <table:table-cell office:value-type="float" office:value="196.339563897059" calcext:value-type="float">
            <text:p>196,339563897059</text:p>
          </table:table-cell>
          <table:table-cell office:value-type="float" office:value="203.415543518133" calcext:value-type="float">
            <text:p>203,415543518133</text:p>
          </table:table-cell>
          <table:table-cell office:value-type="float" office:value="189.996685530146" calcext:value-type="float">
            <text:p>189,9966855301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9.2" calcext:value-type="float">
            <text:p>59,2</text:p>
          </table:table-cell>
          <table:table-cell office:value-type="float" office:value="60.8" calcext:value-type="float">
            <text:p>60,8</text:p>
          </table:table-cell>
          <table:table-cell office:value-type="float" office:value="56.7" calcext:value-type="float">
            <text:p>56,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7.7" calcext:value-type="float">
            <text:p>57,7</text:p>
          </table:table-cell>
          <table:table-cell office:value-type="float" office:value="57.1" calcext:value-type="float">
            <text:p>57,1</text:p>
          </table:table-cell>
          <table:table-cell office:value-type="float" office:value="49" calcext:value-type="float">
            <text:p>49</text:p>
          </table:table-cell>
          <table:table-cell office:value-type="float" office:value="57.2" calcext:value-type="float">
            <text:p>57,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3.869508389262" calcext:value-type="float">
            <text:p>203,869508389262</text:p>
          </table:table-cell>
          <table:table-cell office:value-type="float" office:value="183.982063855945" calcext:value-type="float">
            <text:p>183,982063855945</text:p>
          </table:table-cell>
          <table:table-cell office:value-type="float" office:value="177.677280112534" calcext:value-type="float">
            <text:p>177,677280112534</text:p>
          </table:table-cell>
          <table:table-cell office:value-type="float" office:value="208.194394265233" calcext:value-type="float">
            <text:p>208,194394265233</text:p>
          </table:table-cell>
          <table:table-cell office:value-type="float" office:value="167.670154406531" calcext:value-type="float">
            <text:p>167,670154406531</text:p>
          </table:table-cell>
          <table:table-cell office:value-type="float" office:value="168.939793156597" calcext:value-type="float">
            <text:p>168,939793156597</text:p>
          </table:table-cell>
          <table:table-cell office:value-type="float" office:value="181.770157266131" calcext:value-type="float">
            <text:p>181,770157266131</text:p>
          </table:table-cell>
          <table:table-cell office:value-type="float" office:value="176.922557364185" calcext:value-type="float">
            <text:p>176,922557364185</text:p>
          </table:table-cell>
          <table:table-cell office:value-type="float" office:value="174.136565166415" calcext:value-type="float">
            <text:p>174,136565166415</text:p>
          </table:table-cell>
          <table:table-cell office:value-type="float" office:value="168.567783742089" calcext:value-type="float">
            <text:p>168,5677837420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1.9" calcext:value-type="float">
            <text:p>61,9</text:p>
          </table:table-cell>
          <table:table-cell office:value-type="float" office:value="58.1" calcext:value-type="float">
            <text:p>58,1</text:p>
          </table:table-cell>
          <table:table-cell office:value-type="float" office:value="54.8" calcext:value-type="float">
            <text:p>54,8</text:p>
          </table:table-cell>
          <table:table-cell office:value-type="float" office:value="70.4" calcext:value-type="float">
            <text:p>70,4</text:p>
          </table:table-cell>
          <table:table-cell office:value-type="float" office:value="51.1" calcext:value-type="float">
            <text:p>51,1</text:p>
          </table:table-cell>
          <table:table-cell office:value-type="float" office:value="51.2" calcext:value-type="float">
            <text:p>51,2</text:p>
          </table:table-cell>
          <table:table-cell office:value-type="float" office:value="55.7" calcext:value-type="float">
            <text:p>55,7</text:p>
          </table:table-cell>
          <table:table-cell office:value-type="float" office:value="54.3" calcext:value-type="float">
            <text:p>54,3</text:p>
          </table:table-cell>
          <table:table-cell office:value-type="float" office:value="57.2" calcext:value-type="float">
            <text:p>57,2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3.574649419597" calcext:value-type="float">
            <text:p>183,574649419597</text:p>
          </table:table-cell>
          <table:table-cell office:value-type="float" office:value="184.392989588742" calcext:value-type="float">
            <text:p>184,392989588742</text:p>
          </table:table-cell>
          <table:table-cell office:value-type="float" office:value="175.955425058745" calcext:value-type="float">
            <text:p>175,955425058745</text:p>
          </table:table-cell>
          <table:table-cell office:value-type="float" office:value="186.850605913978" calcext:value-type="float">
            <text:p>186,850605913978</text:p>
          </table:table-cell>
          <table:table-cell office:value-type="float" office:value="166.24593666523" calcext:value-type="float">
            <text:p>166,24593666523</text:p>
          </table:table-cell>
          <table:table-cell office:value-type="float" office:value="177.349715175016" calcext:value-type="float">
            <text:p>177,349715175016</text:p>
          </table:table-cell>
          <table:table-cell office:value-type="float" office:value="181.131962471725" calcext:value-type="float">
            <text:p>181,131962471725</text:p>
          </table:table-cell>
          <table:table-cell office:value-type="float" office:value="184.218582800884" calcext:value-type="float">
            <text:p>184,218582800884</text:p>
          </table:table-cell>
          <table:table-cell office:value-type="float" office:value="185.25398907563" calcext:value-type="float">
            <text:p>185,25398907563</text:p>
          </table:table-cell>
          <table:table-cell office:value-type="float" office:value="161.214315265131" calcext:value-type="float">
            <text:p>161,21431526513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61" calcext:value-type="float">
            <text:p>61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64.5" calcext:value-type="float">
            <text:p>64,5</text:p>
          </table:table-cell>
          <table:table-cell table:style-name="ce25" office:value-type="float" office:value="62.8" calcext:value-type="float">
            <text:p>62,8</text:p>
          </table:table-cell>
          <table:table-cell table:style-name="ce25" office:value-type="float" office:value="50.7" calcext:value-type="float">
            <text:p>50,7</text:p>
          </table:table-cell>
          <table:table-cell table:style-name="ce25" office:value-type="float" office:value="50.8" calcext:value-type="float">
            <text:p>50,8</text:p>
          </table:table-cell>
          <table:table-cell table:style-name="ce25" office:value-type="float" office:value="54.4" calcext:value-type="float">
            <text:p>54,4</text:p>
          </table:table-cell>
          <table:table-cell table:style-name="ce25" office:value-type="float" office:value="54.6" calcext:value-type="float">
            <text:p>54,6</text:p>
          </table:table-cell>
          <table:table-cell table:style-name="ce25" office:value-type="float" office:value="60.4" calcext:value-type="float">
            <text:p>60,4</text:p>
          </table:table-cell>
          <table:table-cell table:style-name="ce29" office:value-type="float" office:value="46.8" calcext:value-type="float">
            <text:p>46,8</text:p>
          </table:table-cell>
        </table:table-row>
      </table:table>
      <table:table table:name="5" table:style-name="ta1">
        <table:shapes>
          <draw:frame draw:z-index="0" draw:style-name="gr1" draw:text-style-name="P1" svg:width="24.578cm" svg:height="9.001cm" svg:x="0cm" svg:y="5.454cm">
            <draw:object draw:notify-on-update-of-ranges="'1'.A2:'1'.A11 '1'.B1:'1'.B1 '5'.B2:'5'.B11 '1'.C1:'1'.C1 '5'.C2:'5'.C11 '1'.D1:'1'.D1 '5'.D2:'5'.D11 '1'.E1:'1'.E1 '5'.E2:'5'.E11 '1'.F1:'1'.F1 '5'.F2:'5'.F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4.384cm" svg:height="9.001cm" svg:x="0cm" svg:y="14.939cm">
            <draw:object draw:notify-on-update-of-ranges="'1'.A2:'1'.A11 '1'.G1:'1'.G1 '5'.G2:'5'.G11 '1'.H1:'1'.H1 '5'.H2:'5'.H11 '1'.I1:'1'.I1 '5'.I2:'5'.I11 '1'.J1:'1'.J1 '5'.J2:'5'.J11 '1'.K1:'1'.K1 '5'.K2:'5'.K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24.604cm" svg:height="8.982cm" svg:x="27.18cm" svg:y="5.564cm">
            <draw:object draw:notify-on-update-of-ranges="'5'.M2:'5'.M11 '5'.N1:'5'.N1 '5'.N2:'5'.N11 '5'.O1:'5'.O1 '5'.O2:'5'.O11 '5'.P1:'5'.P1 '5'.P2:'5'.P11 '5'.Q1:'5'.Q1 '5'.Q2:'5'.Q11 '5'.R1:'5'.R1 '5'.R2:'5'.R1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3" draw:style-name="gr1" draw:text-style-name="P1" svg:width="24.517cm" svg:height="8.982cm" svg:x="27.18cm" svg:y="15.252cm">
            <draw:object draw:notify-on-update-of-ranges="'5'.M2:'5'.M11 '5'.S1:'5'.S1 '5'.S2:'5'.S11 '5'.T1:'5'.T1 '5'.T2:'5'.T11 '5'.U1:'5'.U1 '5'.U2:'5'.U11 '5'.V1:'5'.V1 '5'.V2:'5'.V11 '5'.W1:'5'.W1 '5'.W2:'5'.W1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13.650884402311" calcext:value-type="float">
            <text:p>113,650884402311</text:p>
          </table:table-cell>
          <table:table-cell table:number-columns-repeated="2" office:value-type="float" office:value="84.9218901049475" calcext:value-type="float">
            <text:p>84,9218901049475</text:p>
          </table:table-cell>
          <table:table-cell office:value-type="float" office:value="69.2387178491306" calcext:value-type="float">
            <text:p>69,2387178491306</text:p>
          </table:table-cell>
          <table:table-cell table:number-columns-repeated="2" office:value-type="float" office:value="84.9218901049475" calcext:value-type="float">
            <text:p>84,9218901049475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392.6" calcext:value-type="float">
            <text:p>392,6</text:p>
          </table:table-cell>
          <table:table-cell table:number-columns-repeated="4" table:style-name="ce12" office:value-type="float" office:value="392.6" calcext:value-type="float">
            <text:p>392,6</text:p>
          </table:table-cell>
          <table:table-cell table:number-columns-repeated="2" table:style-name="ce12" office:value-type="float" office:value="402.3" calcext:value-type="float">
            <text:p>402,3</text:p>
          </table:table-cell>
          <table:table-cell table:style-name="ce12" office:value-type="float" office:value="382.4" calcext:value-type="float">
            <text:p>382,4</text:p>
          </table:table-cell>
          <table:table-cell table:style-name="ce12" office:value-type="float" office:value="402.3" calcext:value-type="float">
            <text:p>402,3</text:p>
          </table:table-cell>
          <table:table-cell table:style-name="ce27" office:value-type="float" office:value="402.3" calcext:value-type="float">
            <text:p>402,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76.5902129971003" calcext:value-type="float">
            <text:p>76,5902129971003</text:p>
          </table:table-cell>
          <table:table-cell table:number-columns-repeated="2" office:value-type="float" office:value="258.386894709088" calcext:value-type="float">
            <text:p>258,386894709088</text:p>
          </table:table-cell>
          <table:table-cell office:value-type="float" office:value="251.864734791146" calcext:value-type="float">
            <text:p>251,864734791146</text:p>
          </table:table-cell>
          <table:table-cell table:number-columns-repeated="2" office:value-type="float" office:value="258.386894709088" calcext:value-type="float">
            <text:p>258,38689470908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323.9" calcext:value-type="float">
            <text:p>323,9</text:p>
          </table:table-cell>
          <table:table-cell table:number-columns-repeated="2" office:value-type="float" office:value="191.6" calcext:value-type="float">
            <text:p>191,6</text:p>
          </table:table-cell>
          <table:table-cell office:value-type="float" office:value="188.4" calcext:value-type="float">
            <text:p>188,4</text:p>
          </table:table-cell>
          <table:table-cell table:number-columns-repeated="2" office:value-type="float" office:value="191.6" calcext:value-type="float">
            <text:p>191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4.417226411086" calcext:value-type="float">
            <text:p>104,417226411086</text:p>
          </table:table-cell>
          <table:table-cell office:value-type="float" office:value="92.3757155018005" calcext:value-type="float">
            <text:p>92,3757155018005</text:p>
          </table:table-cell>
          <table:table-cell office:value-type="float" office:value="92.5733503743721" calcext:value-type="float">
            <text:p>92,5733503743721</text:p>
          </table:table-cell>
          <table:table-cell office:value-type="float" office:value="99.3690236672889" calcext:value-type="float">
            <text:p>99,3690236672889</text:p>
          </table:table-cell>
          <table:table-cell office:value-type="float" office:value="91.310780118516" calcext:value-type="float">
            <text:p>91,310780118516</text:p>
          </table:table-cell>
          <table:table-cell office:value-type="float" office:value="118.805255348198" calcext:value-type="float">
            <text:p>118,805255348198</text:p>
          </table:table-cell>
          <table:table-cell office:value-type="float" office:value="103.356363514302" calcext:value-type="float">
            <text:p>103,356363514302</text:p>
          </table:table-cell>
          <table:table-cell office:value-type="float" office:value="97.8636404538184" calcext:value-type="float">
            <text:p>97,8636404538184</text:p>
          </table:table-cell>
          <table:table-cell office:value-type="float" office:value="108.481386807783" calcext:value-type="float">
            <text:p>108,481386807783</text:p>
          </table:table-cell>
          <table:table-cell office:value-type="float" office:value="117.06681790393" calcext:value-type="float">
            <text:p>117,066817903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9.4" calcext:value-type="float">
            <text:p>249,4</text:p>
          </table:table-cell>
          <table:table-cell office:value-type="float" office:value="273.8" calcext:value-type="float">
            <text:p>273,8</text:p>
          </table:table-cell>
          <table:table-cell office:value-type="float" office:value="266.1" calcext:value-type="float">
            <text:p>266,1</text:p>
          </table:table-cell>
          <table:table-cell office:value-type="float" office:value="243.2" calcext:value-type="float">
            <text:p>243,2</text:p>
          </table:table-cell>
          <table:table-cell office:value-type="float" office:value="295" calcext:value-type="float">
            <text:p>295</text:p>
          </table:table-cell>
          <table:table-cell office:value-type="float" office:value="256.7" calcext:value-type="float">
            <text:p>256,7</text:p>
          </table:table-cell>
          <table:table-cell office:value-type="float" office:value="259.2" calcext:value-type="float">
            <text:p>259,2</text:p>
          </table:table-cell>
          <table:table-cell office:value-type="float" office:value="252.2" calcext:value-type="float">
            <text:p>252,2</text:p>
          </table:table-cell>
          <table:table-cell office:value-type="float" office:value="236" calcext:value-type="float">
            <text:p>236</text:p>
          </table:table-cell>
          <table:table-cell office:value-type="float" office:value="254.2" calcext:value-type="float">
            <text:p>254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5.6285667868214" calcext:value-type="float">
            <text:p>85,6285667868214</text:p>
          </table:table-cell>
          <table:table-cell office:value-type="float" office:value="79.0295849460917" calcext:value-type="float">
            <text:p>79,0295849460917</text:p>
          </table:table-cell>
          <table:table-cell office:value-type="float" office:value="73.7671629184838" calcext:value-type="float">
            <text:p>73,7671629184838</text:p>
          </table:table-cell>
          <table:table-cell office:value-type="float" office:value="98.0510016858359" calcext:value-type="float">
            <text:p>98,0510016858359</text:p>
          </table:table-cell>
          <table:table-cell office:value-type="float" office:value="82.4513596267121" calcext:value-type="float">
            <text:p>82,4513596267121</text:p>
          </table:table-cell>
          <table:table-cell office:value-type="float" office:value="159.573525198588" calcext:value-type="float">
            <text:p>159,573525198588</text:p>
          </table:table-cell>
          <table:table-cell office:value-type="float" office:value="182.814660054256" calcext:value-type="float">
            <text:p>182,814660054256</text:p>
          </table:table-cell>
          <table:table-cell office:value-type="float" office:value="191.609610798289" calcext:value-type="float">
            <text:p>191,609610798289</text:p>
          </table:table-cell>
          <table:table-cell office:value-type="float" office:value="185.626118656545" calcext:value-type="float">
            <text:p>185,626118656545</text:p>
          </table:table-cell>
          <table:table-cell office:value-type="float" office:value="180.74669386545" calcext:value-type="float">
            <text:p>180,746693865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0.4" calcext:value-type="float">
            <text:p>280,4</text:p>
          </table:table-cell>
          <table:table-cell office:value-type="float" office:value="299.6" calcext:value-type="float">
            <text:p>299,6</text:p>
          </table:table-cell>
          <table:table-cell office:value-type="float" office:value="301" calcext:value-type="float">
            <text:p>301</text:p>
          </table:table-cell>
          <table:table-cell office:value-type="float" office:value="256.4" calcext:value-type="float">
            <text:p>256,4</text:p>
          </table:table-cell>
          <table:table-cell office:value-type="float" office:value="284.6" calcext:value-type="float">
            <text:p>284,6</text:p>
          </table:table-cell>
          <table:table-cell office:value-type="float" office:value="183.5" calcext:value-type="float">
            <text:p>183,5</text:p>
          </table:table-cell>
          <table:table-cell office:value-type="float" office:value="179.1" calcext:value-type="float">
            <text:p>179,1</text:p>
          </table:table-cell>
          <table:table-cell office:value-type="float" office:value="170.6" calcext:value-type="float">
            <text:p>170,6</text:p>
          </table:table-cell>
          <table:table-cell office:value-type="float" office:value="176.2" calcext:value-type="float">
            <text:p>176,2</text:p>
          </table:table-cell>
          <table:table-cell office:value-type="float" office:value="177.6" calcext:value-type="float">
            <text:p>177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3.038170316197" calcext:value-type="float">
            <text:p>113,038170316197</text:p>
          </table:table-cell>
          <table:table-cell office:value-type="float" office:value="168.374685570799" calcext:value-type="float">
            <text:p>168,374685570799</text:p>
          </table:table-cell>
          <table:table-cell office:value-type="float" office:value="107.553064311889" calcext:value-type="float">
            <text:p>107,553064311889</text:p>
          </table:table-cell>
          <table:table-cell office:value-type="float" office:value="164.896842955778" calcext:value-type="float">
            <text:p>164,896842955778</text:p>
          </table:table-cell>
          <table:table-cell office:value-type="float" office:value="119.166251479952" calcext:value-type="float">
            <text:p>119,166251479952</text:p>
          </table:table-cell>
          <table:table-cell office:value-type="float" office:value="172.121537274752" calcext:value-type="float">
            <text:p>172,121537274752</text:p>
          </table:table-cell>
          <table:table-cell office:value-type="float" office:value="165.059388992951" calcext:value-type="float">
            <text:p>165,059388992951</text:p>
          </table:table-cell>
          <table:table-cell office:value-type="float" office:value="165.334329847015" calcext:value-type="float">
            <text:p>165,334329847015</text:p>
          </table:table-cell>
          <table:table-cell office:value-type="float" office:value="174.245535739928" calcext:value-type="float">
            <text:p>174,245535739928</text:p>
          </table:table-cell>
          <table:table-cell office:value-type="float" office:value="169.23823875656" calcext:value-type="float">
            <text:p>169,238238756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4.7" calcext:value-type="float">
            <text:p>234,7</text:p>
          </table:table-cell>
          <table:table-cell office:value-type="float" office:value="206.9" calcext:value-type="float">
            <text:p>206,9</text:p>
          </table:table-cell>
          <table:table-cell office:value-type="float" office:value="242.9" calcext:value-type="float">
            <text:p>242,9</text:p>
          </table:table-cell>
          <table:table-cell office:value-type="float" office:value="208.6" calcext:value-type="float">
            <text:p>208,6</text:p>
          </table:table-cell>
          <table:table-cell office:value-type="float" office:value="241.5" calcext:value-type="float">
            <text:p>241,5</text:p>
          </table:table-cell>
          <table:table-cell office:value-type="float" office:value="167.6" calcext:value-type="float">
            <text:p>167,6</text:p>
          </table:table-cell>
          <table:table-cell office:value-type="float" office:value="169.1" calcext:value-type="float">
            <text:p>169,1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4.022656935837" calcext:value-type="float">
            <text:p>204,022656935837</text:p>
          </table:table-cell>
          <table:table-cell office:value-type="float" office:value="223.555763945895" calcext:value-type="float">
            <text:p>223,555763945895</text:p>
          </table:table-cell>
          <table:table-cell office:value-type="float" office:value="221.831178831641" calcext:value-type="float">
            <text:p>221,831178831641</text:p>
          </table:table-cell>
          <table:table-cell office:value-type="float" office:value="223.269214531794" calcext:value-type="float">
            <text:p>223,269214531794</text:p>
          </table:table-cell>
          <table:table-cell office:value-type="float" office:value="208.213362148089" calcext:value-type="float">
            <text:p>208,213362148089</text:p>
          </table:table-cell>
          <table:table-cell office:value-type="float" office:value="194.762747867483" calcext:value-type="float">
            <text:p>194,762747867483</text:p>
          </table:table-cell>
          <table:table-cell office:value-type="float" office:value="210.290035859519" calcext:value-type="float">
            <text:p>210,290035859519</text:p>
          </table:table-cell>
          <table:table-cell office:value-type="float" office:value="219.191784306362" calcext:value-type="float">
            <text:p>219,191784306362</text:p>
          </table:table-cell>
          <table:table-cell office:value-type="float" office:value="213.71969402985" calcext:value-type="float">
            <text:p>213,71969402985</text:p>
          </table:table-cell>
          <table:table-cell office:value-type="float" office:value="210.808212831675" calcext:value-type="float">
            <text:p>210,8082128316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9.2" calcext:value-type="float">
            <text:p>159,2</text:p>
          </table:table-cell>
          <table:table-cell office:value-type="float" office:value="155.4" calcext:value-type="float">
            <text:p>155,4</text:p>
          </table:table-cell>
          <table:table-cell office:value-type="float" office:value="155.6" calcext:value-type="float">
            <text:p>155,6</text:p>
          </table:table-cell>
          <table:table-cell office:value-type="float" office:value="158.2" calcext:value-type="float">
            <text:p>158,2</text:p>
          </table:table-cell>
          <table:table-cell office:value-type="float" office:value="164.8" calcext:value-type="float">
            <text:p>164,8</text:p>
          </table:table-cell>
          <table:table-cell office:value-type="float" office:value="149.3" calcext:value-type="float">
            <text:p>149,3</text:p>
          </table:table-cell>
          <table:table-cell office:value-type="float" office:value="134.6" calcext:value-type="float">
            <text:p>134,6</text:p>
          </table:table-cell>
          <table:table-cell office:value-type="float" office:value="128.7" calcext:value-type="float">
            <text:p>128,7</text:p>
          </table:table-cell>
          <table:table-cell office:value-type="float" office:value="137" calcext:value-type="float">
            <text:p>137</text:p>
          </table:table-cell>
          <table:table-cell office:value-type="float" office:value="140.8" calcext:value-type="float">
            <text:p>140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3.1644741256712" calcext:value-type="float">
            <text:p>93,1644741256712</text:p>
          </table:table-cell>
          <table:table-cell office:value-type="float" office:value="106.599798425624" calcext:value-type="float">
            <text:p>106,599798425624</text:p>
          </table:table-cell>
          <table:table-cell office:value-type="float" office:value="116.198683241563" calcext:value-type="float">
            <text:p>116,198683241563</text:p>
          </table:table-cell>
          <table:table-cell office:value-type="float" office:value="112.294364473978" calcext:value-type="float">
            <text:p>112,294364473978</text:p>
          </table:table-cell>
          <table:table-cell office:value-type="float" office:value="110.680229424341" calcext:value-type="float">
            <text:p>110,680229424341</text:p>
          </table:table-cell>
          <table:table-cell office:value-type="float" office:value="200.13971051747" calcext:value-type="float">
            <text:p>200,13971051747</text:p>
          </table:table-cell>
          <table:table-cell office:value-type="float" office:value="197.778355871693" calcext:value-type="float">
            <text:p>197,778355871693</text:p>
          </table:table-cell>
          <table:table-cell office:value-type="float" office:value="196.582316007921" calcext:value-type="float">
            <text:p>196,582316007921</text:p>
          </table:table-cell>
          <table:table-cell office:value-type="float" office:value="202.775031228138" calcext:value-type="float">
            <text:p>202,775031228138</text:p>
          </table:table-cell>
          <table:table-cell office:value-type="float" office:value="207.143544359214" calcext:value-type="float">
            <text:p>207,1435443592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0.7" calcext:value-type="float">
            <text:p>260,7</text:p>
          </table:table-cell>
          <table:table-cell office:value-type="float" office:value="233.2" calcext:value-type="float">
            <text:p>233,2</text:p>
          </table:table-cell>
          <table:table-cell office:value-type="float" office:value="232.2" calcext:value-type="float">
            <text:p>232,2</text:p>
          </table:table-cell>
          <table:table-cell office:value-type="float" office:value="226.6" calcext:value-type="float">
            <text:p>226,6</text:p>
          </table:table-cell>
          <table:table-cell office:value-type="float" office:value="237.4" calcext:value-type="float">
            <text:p>237,4</text:p>
          </table:table-cell>
          <table:table-cell office:value-type="float" office:value="143.7" calcext:value-type="float">
            <text:p>143,7</text:p>
          </table:table-cell>
          <table:table-cell office:value-type="float" office:value="142.4" calcext:value-type="float">
            <text:p>142,4</text:p>
          </table:table-cell>
          <table:table-cell office:value-type="float" office:value="167.5" calcext:value-type="float">
            <text:p>167,5</text:p>
          </table:table-cell>
          <table:table-cell office:value-type="float" office:value="133" calcext:value-type="float">
            <text:p>133</text:p>
          </table:table-cell>
          <table:table-cell office:value-type="float" office:value="138.4" calcext:value-type="float">
            <text:p>138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5.448408381629" calcext:value-type="float">
            <text:p>155,448408381629</text:p>
          </table:table-cell>
          <table:table-cell office:value-type="float" office:value="168.647088494615" calcext:value-type="float">
            <text:p>168,647088494615</text:p>
          </table:table-cell>
          <table:table-cell office:value-type="float" office:value="175.110651538462" calcext:value-type="float">
            <text:p>175,110651538462</text:p>
          </table:table-cell>
          <table:table-cell office:value-type="float" office:value="167.58807306425" calcext:value-type="float">
            <text:p>167,58807306425</text:p>
          </table:table-cell>
          <table:table-cell office:value-type="float" office:value="165.484383900208" calcext:value-type="float">
            <text:p>165,484383900208</text:p>
          </table:table-cell>
          <table:table-cell office:value-type="float" office:value="196.997453575286" calcext:value-type="float">
            <text:p>196,997453575286</text:p>
          </table:table-cell>
          <table:table-cell office:value-type="float" office:value="195.862319024316" calcext:value-type="float">
            <text:p>195,862319024316</text:p>
          </table:table-cell>
          <table:table-cell office:value-type="float" office:value="173.305501433121" calcext:value-type="float">
            <text:p>173,305501433121</text:p>
          </table:table-cell>
          <table:table-cell office:value-type="float" office:value="187.568791708126" calcext:value-type="float">
            <text:p>187,568791708126</text:p>
          </table:table-cell>
          <table:table-cell office:value-type="float" office:value="189.095885838011" calcext:value-type="float">
            <text:p>189,0958858380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5.6" calcext:value-type="float">
            <text:p>155,6</text:p>
          </table:table-cell>
          <table:table-cell office:value-type="float" office:value="135.7" calcext:value-type="float">
            <text:p>135,7</text:p>
          </table:table-cell>
          <table:table-cell office:value-type="float" office:value="138.6" calcext:value-type="float">
            <text:p>138,6</text:p>
          </table:table-cell>
          <table:table-cell office:value-type="float" office:value="137.6" calcext:value-type="float">
            <text:p>137,6</text:p>
          </table:table-cell>
          <table:table-cell office:value-type="float" office:value="136.3" calcext:value-type="float">
            <text:p>136,3</text:p>
          </table:table-cell>
          <table:table-cell office:value-type="float" office:value="156.7" calcext:value-type="float">
            <text:p>156,7</text:p>
          </table:table-cell>
          <table:table-cell office:value-type="float" office:value="150" calcext:value-type="float">
            <text:p>150</text:p>
          </table:table-cell>
          <table:table-cell office:value-type="float" office:value="150.3" calcext:value-type="float">
            <text:p>150,3</text:p>
          </table:table-cell>
          <table:table-cell office:value-type="float" office:value="151.6" calcext:value-type="float">
            <text:p>151,6</text:p>
          </table:table-cell>
          <table:table-cell office:value-type="float" office:value="143.4" calcext:value-type="float">
            <text:p>143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7.808682013618" calcext:value-type="float">
            <text:p>157,808682013618</text:p>
          </table:table-cell>
          <table:table-cell office:value-type="float" office:value="138.083335061554" calcext:value-type="float">
            <text:p>138,083335061554</text:p>
          </table:table-cell>
          <table:table-cell office:value-type="float" office:value="124.078227385061" calcext:value-type="float">
            <text:p>124,078227385061</text:p>
          </table:table-cell>
          <table:table-cell office:value-type="float" office:value="115.455692841848" calcext:value-type="float">
            <text:p>115,455692841848</text:p>
          </table:table-cell>
          <table:table-cell office:value-type="float" office:value="128.934768711153" calcext:value-type="float">
            <text:p>128,934768711153</text:p>
          </table:table-cell>
          <table:table-cell office:value-type="float" office:value="197.450953471568" calcext:value-type="float">
            <text:p>197,450953471568</text:p>
          </table:table-cell>
          <table:table-cell office:value-type="float" office:value="192.381158470425" calcext:value-type="float">
            <text:p>192,381158470425</text:p>
          </table:table-cell>
          <table:table-cell office:value-type="float" office:value="205.354640402294" calcext:value-type="float">
            <text:p>205,354640402294</text:p>
          </table:table-cell>
          <table:table-cell office:value-type="float" office:value="183.691356835424" calcext:value-type="float">
            <text:p>183,691356835424</text:p>
          </table:table-cell>
          <table:table-cell office:value-type="float" office:value="193.939418258618" calcext:value-type="float">
            <text:p>193,9394182586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0.7" calcext:value-type="float">
            <text:p>160,7</text:p>
          </table:table-cell>
          <table:table-cell office:value-type="float" office:value="189.1" calcext:value-type="float">
            <text:p>189,1</text:p>
          </table:table-cell>
          <table:table-cell office:value-type="float" office:value="183.3" calcext:value-type="float">
            <text:p>183,3</text:p>
          </table:table-cell>
          <table:table-cell office:value-type="float" office:value="203.8" calcext:value-type="float">
            <text:p>203,8</text:p>
          </table:table-cell>
          <table:table-cell office:value-type="float" office:value="177.1" calcext:value-type="float">
            <text:p>177,1</text:p>
          </table:table-cell>
          <table:table-cell office:value-type="float" office:value="130.7" calcext:value-type="float">
            <text:p>130,7</text:p>
          </table:table-cell>
          <table:table-cell office:value-type="float" office:value="142.2" calcext:value-type="float">
            <text:p>142,2</text:p>
          </table:table-cell>
          <table:table-cell office:value-type="float" office:value="131.5" calcext:value-type="float">
            <text:p>131,5</text:p>
          </table:table-cell>
          <table:table-cell office:value-type="float" office:value="134.8" calcext:value-type="float">
            <text:p>134,8</text:p>
          </table:table-cell>
          <table:table-cell office:value-type="float" office:value="152.6" calcext:value-type="float">
            <text:p>152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55.001898541163" calcext:value-type="float">
            <text:p>155,001898541163</text:p>
          </table:table-cell>
          <table:table-cell office:value-type="float" office:value="172.056271073792" calcext:value-type="float">
            <text:p>172,056271073792</text:p>
          </table:table-cell>
          <table:table-cell office:value-type="float" office:value="179.785272377487" calcext:value-type="float">
            <text:p>179,785272377487</text:p>
          </table:table-cell>
          <table:table-cell office:value-type="float" office:value="168.42899845148" calcext:value-type="float">
            <text:p>168,42899845148</text:p>
          </table:table-cell>
          <table:table-cell office:value-type="float" office:value="188.066798408939" calcext:value-type="float">
            <text:p>188,066798408939</text:p>
          </table:table-cell>
          <table:table-cell office:value-type="float" office:value="191.748011516474" calcext:value-type="float">
            <text:p>191,748011516474</text:p>
          </table:table-cell>
          <table:table-cell office:value-type="float" office:value="193.24534870911" calcext:value-type="float">
            <text:p>193,24534870911</text:p>
          </table:table-cell>
          <table:table-cell office:value-type="float" office:value="189.891724967678" calcext:value-type="float">
            <text:p>189,891724967678</text:p>
          </table:table-cell>
          <table:table-cell office:value-type="float" office:value="197.155695460232" calcext:value-type="float">
            <text:p>197,155695460232</text:p>
          </table:table-cell>
          <table:table-cell office:value-type="float" office:value="190.992546782357" calcext:value-type="float">
            <text:p>190,992546782357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139.3" calcext:value-type="float">
            <text:p>139,3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134.1" calcext:value-type="float">
            <text:p>134,1</text:p>
          </table:table-cell>
          <table:table-cell table:style-name="ce25" office:value-type="float" office:value="141.8" calcext:value-type="float">
            <text:p>141,8</text:p>
          </table:table-cell>
          <table:table-cell table:style-name="ce25" office:value-type="float" office:value="143.1" calcext:value-type="float">
            <text:p>143,1</text:p>
          </table:table-cell>
          <table:table-cell table:style-name="ce25" office:value-type="float" office:value="138.2" calcext:value-type="float">
            <text:p>138,2</text:p>
          </table:table-cell>
          <table:table-cell table:style-name="ce25" office:value-type="float" office:value="142.6" calcext:value-type="float">
            <text:p>142,6</text:p>
          </table:table-cell>
          <table:table-cell table:style-name="ce25" office:value-type="float" office:value="137.9" calcext:value-type="float">
            <text:p>137,9</text:p>
          </table:table-cell>
          <table:table-cell table:style-name="ce25" office:value-type="float" office:value="135.2" calcext:value-type="float">
            <text:p>135,2</text:p>
          </table:table-cell>
          <table:table-cell table:style-name="ce29" office:value-type="float" office:value="132.4" calcext:value-type="float">
            <text:p>132,4</text:p>
          </table:table-cell>
        </table:table-row>
      </table:table>
      <table:table table:name="6" table:style-name="ta1">
        <table:shapes>
          <draw:frame draw:z-index="0" draw:style-name="gr1" draw:text-style-name="P1" svg:width="24.578cm" svg:height="9.001cm" svg:x="0cm" svg:y="5.454cm">
            <draw:object draw:notify-on-update-of-ranges="'1'.A2:'1'.A11 '1'.B1:'1'.B1 '6'.B2:'6'.B11 '1'.C1:'1'.C1 '6'.C2:'6'.C11 '1'.D1:'1'.D1 '6'.D2:'6'.D11 '1'.E1:'1'.E1 '6'.E2:'6'.E11 '1'.F1:'1'.F1 '6'.F2:'6'.F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4.384cm" svg:height="9.001cm" svg:x="0cm" svg:y="14.939cm">
            <draw:object draw:notify-on-update-of-ranges="'1'.A2:'1'.A11 '1'.G1:'1'.G1 '6'.G2:'6'.G11 '1'.H1:'1'.H1 '6'.H2:'6'.H11 '1'.I1:'1'.I1 '6'.I2:'6'.I11 '1'.J1:'1'.J1 '6'.J2:'6'.J11 '1'.K1:'1'.K1 '6'.K2:'6'.K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24.604cm" svg:height="8.982cm" svg:x="27.18cm" svg:y="5.536cm">
            <draw:object draw:notify-on-update-of-ranges="'6'.M2:'6'.M11 '6'.N1:'6'.N1 '6'.N2:'6'.N11 '6'.O1:'6'.O1 '6'.O2:'6'.O11 '6'.P1:'6'.P1 '6'.P2:'6'.P11 '6'.Q1:'6'.Q1 '6'.Q2:'6'.Q11 '6'.R1:'6'.R1 '6'.R2:'6'.R1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24.518cm" svg:height="8.981cm" svg:x="27.209cm" svg:y="15.252cm">
            <draw:object draw:notify-on-update-of-ranges="'6'.M2:'6'.M11 '6'.S1:'6'.S1 '6'.S2:'6'.S11 '6'.T1:'6'.T1 '6'.T2:'6'.T11 '6'.U1:'6'.U1 '6'.U2:'6'.U11 '6'.V1:'6'.V1 '6'.V2:'6'.V11 '6'.W1:'6'.W1 '6'.W2:'6'.W1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29.818635012386" calcext:value-type="float">
            <text:p>129,818635012386</text:p>
          </table:table-cell>
          <table:table-cell table:number-columns-repeated="2" office:value-type="float" office:value="97.5243665508685" calcext:value-type="float">
            <text:p>97,5243665508685</text:p>
          </table:table-cell>
          <table:table-cell office:value-type="float" office:value="93.8971019851117" calcext:value-type="float">
            <text:p>93,8971019851117</text:p>
          </table:table-cell>
          <table:table-cell table:number-columns-repeated="2" office:value-type="float" office:value="97.5243665508685" calcext:value-type="float">
            <text:p>97,5243665508685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183.6" calcext:value-type="float">
            <text:p>183,6</text:p>
          </table:table-cell>
          <table:table-cell table:number-columns-repeated="4" table:style-name="ce12" office:value-type="float" office:value="183.6" calcext:value-type="float">
            <text:p>183,6</text:p>
          </table:table-cell>
          <table:table-cell table:number-columns-repeated="4" table:style-name="ce12" office:value-type="float" office:value="203" calcext:value-type="float">
            <text:p>203</text:p>
          </table:table-cell>
          <table:table-cell table:style-name="ce27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45.033835119048" calcext:value-type="float">
            <text:p>145,033835119048</text:p>
          </table:table-cell>
          <table:table-cell table:number-columns-repeated="2" office:value-type="float" office:value="138.049562160738" calcext:value-type="float">
            <text:p>138,049562160738</text:p>
          </table:table-cell>
          <table:table-cell office:value-type="float" office:value="168.124517417062" calcext:value-type="float">
            <text:p>168,124517417062</text:p>
          </table:table-cell>
          <table:table-cell table:number-columns-repeated="2" office:value-type="float" office:value="138.049562160738" calcext:value-type="float">
            <text:p>138,04956216073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48.5" calcext:value-type="float">
            <text:p>148,5</text:p>
          </table:table-cell>
          <table:table-cell table:number-columns-repeated="2" office:value-type="float" office:value="128.2" calcext:value-type="float">
            <text:p>128,2</text:p>
          </table:table-cell>
          <table:table-cell office:value-type="float" office:value="114.4" calcext:value-type="float">
            <text:p>114,4</text:p>
          </table:table-cell>
          <table:table-cell table:number-columns-repeated="2" office:value-type="float" office:value="128.2" calcext:value-type="float">
            <text:p>128,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9.355614636847" calcext:value-type="float">
            <text:p>129,355614636847</text:p>
          </table:table-cell>
          <table:table-cell office:value-type="float" office:value="138.747526942889" calcext:value-type="float">
            <text:p>138,747526942889</text:p>
          </table:table-cell>
          <table:table-cell office:value-type="float" office:value="135.624111801242" calcext:value-type="float">
            <text:p>135,624111801242</text:p>
          </table:table-cell>
          <table:table-cell office:value-type="float" office:value="137.164988913624" calcext:value-type="float">
            <text:p>137,164988913624</text:p>
          </table:table-cell>
          <table:table-cell office:value-type="float" office:value="133.793209757785" calcext:value-type="float">
            <text:p>133,793209757785</text:p>
          </table:table-cell>
          <table:table-cell office:value-type="float" office:value="167.011539714925" calcext:value-type="float">
            <text:p>167,011539714925</text:p>
          </table:table-cell>
          <table:table-cell office:value-type="float" office:value="160.889318525785" calcext:value-type="float">
            <text:p>160,889318525785</text:p>
          </table:table-cell>
          <table:table-cell office:value-type="float" office:value="161.175419228635" calcext:value-type="float">
            <text:p>161,175419228635</text:p>
          </table:table-cell>
          <table:table-cell office:value-type="float" office:value="163.026435529279" calcext:value-type="float">
            <text:p>163,026435529279</text:p>
          </table:table-cell>
          <table:table-cell office:value-type="float" office:value="157.706190879301" calcext:value-type="float">
            <text:p>157,7061908793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5.1" calcext:value-type="float">
            <text:p>115,1</text:p>
          </table:table-cell>
          <table:table-cell office:value-type="float" office:value="113.9" calcext:value-type="float">
            <text:p>113,9</text:p>
          </table:table-cell>
          <table:table-cell office:value-type="float" office:value="113.1" calcext:value-type="float">
            <text:p>113,1</text:p>
          </table:table-cell>
          <table:table-cell office:value-type="float" office:value="114.6" calcext:value-type="float">
            <text:p>114,6</text:p>
          </table:table-cell>
          <table:table-cell office:value-type="float" office:value="110.1" calcext:value-type="float">
            <text:p>110,1</text:p>
          </table:table-cell>
          <table:table-cell office:value-type="float" office:value="91.5" calcext:value-type="float">
            <text:p>91,5</text:p>
          </table:table-cell>
          <table:table-cell office:value-type="float" office:value="90.8" calcext:value-type="float">
            <text:p>90,8</text:p>
          </table:table-cell>
          <table:table-cell office:value-type="float" office:value="92.1" calcext:value-type="float">
            <text:p>92,1</text:p>
          </table:table-cell>
          <table:table-cell office:value-type="float" office:value="90.8" calcext:value-type="float">
            <text:p>90,8</text:p>
          </table:table-cell>
          <table:table-cell office:value-type="float" office:value="93.6" calcext:value-type="float">
            <text:p>93,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3.854059141056" calcext:value-type="float">
            <text:p>153,854059141056</text:p>
          </table:table-cell>
          <table:table-cell office:value-type="float" office:value="155.053457396789" calcext:value-type="float">
            <text:p>155,053457396789</text:p>
          </table:table-cell>
          <table:table-cell office:value-type="float" office:value="150.605528688365" calcext:value-type="float">
            <text:p>150,605528688365</text:p>
          </table:table-cell>
          <table:table-cell office:value-type="float" office:value="142.3492772694" calcext:value-type="float">
            <text:p>142,3492772694</text:p>
          </table:table-cell>
          <table:table-cell office:value-type="float" office:value="152.950604476153" calcext:value-type="float">
            <text:p>152,950604476153</text:p>
          </table:table-cell>
          <table:table-cell office:value-type="float" office:value="178.850270809315" calcext:value-type="float">
            <text:p>178,850270809315</text:p>
          </table:table-cell>
          <table:table-cell office:value-type="float" office:value="191.906462559456" calcext:value-type="float">
            <text:p>191,906462559456</text:p>
          </table:table-cell>
          <table:table-cell office:value-type="float" office:value="189.6853859045" calcext:value-type="float">
            <text:p>189,6853859045</text:p>
          </table:table-cell>
          <table:table-cell office:value-type="float" office:value="190.499306027397" calcext:value-type="float">
            <text:p>190,499306027397</text:p>
          </table:table-cell>
          <table:table-cell office:value-type="float" office:value="184.902468445693" calcext:value-type="float">
            <text:p>184,9024684456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3.8" calcext:value-type="float">
            <text:p>103,8</text:p>
          </table:table-cell>
          <table:table-cell office:value-type="float" office:value="106.9" calcext:value-type="float">
            <text:p>106,9</text:p>
          </table:table-cell>
          <table:table-cell office:value-type="float" office:value="104.9" calcext:value-type="float">
            <text:p>104,9</text:p>
          </table:table-cell>
          <table:table-cell office:value-type="float" office:value="111.6" calcext:value-type="float">
            <text:p>111,6</text:p>
          </table:table-cell>
          <table:table-cell office:value-type="float" office:value="104.8" calcext:value-type="float">
            <text:p>104,8</text:p>
          </table:table-cell>
          <table:table-cell office:value-type="float" office:value="89.1" calcext:value-type="float">
            <text:p>89,1</text:p>
          </table:table-cell>
          <table:table-cell office:value-type="float" office:value="91.1" calcext:value-type="float">
            <text:p>91,1</text:p>
          </table:table-cell>
          <table:table-cell office:value-type="float" office:value="89.5" calcext:value-type="float">
            <text:p>89,5</text:p>
          </table:table-cell>
          <table:table-cell office:value-type="float" office:value="90" calcext:value-type="float">
            <text:p>90</text:p>
          </table:table-cell>
          <table:table-cell office:value-type="float" office:value="87.8" calcext:value-type="float">
            <text:p>87,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8.464842436437" calcext:value-type="float">
            <text:p>158,464842436437</text:p>
          </table:table-cell>
          <table:table-cell office:value-type="float" office:value="171.610835066392" calcext:value-type="float">
            <text:p>171,610835066392</text:p>
          </table:table-cell>
          <table:table-cell office:value-type="float" office:value="167.558425730994" calcext:value-type="float">
            <text:p>167,558425730994</text:p>
          </table:table-cell>
          <table:table-cell office:value-type="float" office:value="153.358112909441" calcext:value-type="float">
            <text:p>153,358112909441</text:p>
          </table:table-cell>
          <table:table-cell office:value-type="float" office:value="178.963579253761" calcext:value-type="float">
            <text:p>178,963579253761</text:p>
          </table:table-cell>
          <table:table-cell office:value-type="float" office:value="149.400600102775" calcext:value-type="float">
            <text:p>149,400600102775</text:p>
          </table:table-cell>
          <table:table-cell office:value-type="float" office:value="143.074433565756" calcext:value-type="float">
            <text:p>143,074433565756</text:p>
          </table:table-cell>
          <table:table-cell office:value-type="float" office:value="142.658811337042" calcext:value-type="float">
            <text:p>142,658811337042</text:p>
          </table:table-cell>
          <table:table-cell office:value-type="float" office:value="171.198198044445" calcext:value-type="float">
            <text:p>171,198198044445</text:p>
          </table:table-cell>
          <table:table-cell office:value-type="float" office:value="124.393255267423" calcext:value-type="float">
            <text:p>124,3932552674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1" calcext:value-type="float">
            <text:p>93,1</text:p>
          </table:table-cell>
          <table:table-cell office:value-type="float" office:value="91.3" calcext:value-type="float">
            <text:p>91,3</text:p>
          </table:table-cell>
          <table:table-cell office:value-type="float" office:value="90.6" calcext:value-type="float">
            <text:p>90,6</text:p>
          </table:table-cell>
          <table:table-cell office:value-type="float" office:value="89.2" calcext:value-type="float">
            <text:p>89,2</text:p>
          </table:table-cell>
          <table:table-cell office:value-type="float" office:value="87.4" calcext:value-type="float">
            <text:p>87,4</text:p>
          </table:table-cell>
          <table:table-cell office:value-type="float" office:value="83.4" calcext:value-type="float">
            <text:p>83,4</text:p>
          </table:table-cell>
          <table:table-cell office:value-type="float" office:value="88.8" calcext:value-type="float">
            <text:p>88,8</text:p>
          </table:table-cell>
          <table:table-cell office:value-type="float" office:value="89.5" calcext:value-type="float">
            <text:p>89,5</text:p>
          </table:table-cell>
          <table:table-cell office:value-type="float" office:value="77.8" calcext:value-type="float">
            <text:p>77,8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9.165447102737" calcext:value-type="float">
            <text:p>159,165447102737</text:p>
          </table:table-cell>
          <table:table-cell office:value-type="float" office:value="165.490781279535" calcext:value-type="float">
            <text:p>165,490781279535</text:p>
          </table:table-cell>
          <table:table-cell office:value-type="float" office:value="151.642649387972" calcext:value-type="float">
            <text:p>151,642649387972</text:p>
          </table:table-cell>
          <table:table-cell office:value-type="float" office:value="153.627047239045" calcext:value-type="float">
            <text:p>153,627047239045</text:p>
          </table:table-cell>
          <table:table-cell office:value-type="float" office:value="156.448484383512" calcext:value-type="float">
            <text:p>156,448484383512</text:p>
          </table:table-cell>
          <table:table-cell office:value-type="float" office:value="172.347434468563" calcext:value-type="float">
            <text:p>172,347434468563</text:p>
          </table:table-cell>
          <table:table-cell office:value-type="float" office:value="169.112568060482" calcext:value-type="float">
            <text:p>169,112568060482</text:p>
          </table:table-cell>
          <table:table-cell office:value-type="float" office:value="173.515956152993" calcext:value-type="float">
            <text:p>173,515956152993</text:p>
          </table:table-cell>
          <table:table-cell office:value-type="float" office:value="174.975422618094" calcext:value-type="float">
            <text:p>174,975422618094</text:p>
          </table:table-cell>
          <table:table-cell office:value-type="float" office:value="160.557830459992" calcext:value-type="float">
            <text:p>160,5578304599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2.7" calcext:value-type="float">
            <text:p>82,7</text:p>
          </table:table-cell>
          <table:table-cell office:value-type="float" office:value="81.3" calcext:value-type="float">
            <text:p>81,3</text:p>
          </table:table-cell>
          <table:table-cell office:value-type="float" office:value="83" calcext:value-type="float">
            <text:p>83</text:p>
          </table:table-cell>
          <table:table-cell office:value-type="float" office:value="82.6" calcext:value-type="float">
            <text:p>82,6</text:p>
          </table:table-cell>
          <table:table-cell office:value-type="float" office:value="81.4" calcext:value-type="float">
            <text:p>81,4</text:p>
          </table:table-cell>
          <table:table-cell office:value-type="float" office:value="78.6" calcext:value-type="float">
            <text:p>78,6</text:p>
          </table:table-cell>
          <table:table-cell office:value-type="float" office:value="80.3" calcext:value-type="float">
            <text:p>80,3</text:p>
          </table:table-cell>
          <table:table-cell office:value-type="float" office:value="80.7" calcext:value-type="float">
            <text:p>80,7</text:p>
          </table:table-cell>
          <table:table-cell office:value-type="float" office:value="74.6" calcext:value-type="float">
            <text:p>74,6</text:p>
          </table:table-cell>
          <table:table-cell office:value-type="float" office:value="77.2" calcext:value-type="float">
            <text:p>77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6.680126120266" calcext:value-type="float">
            <text:p>136,680126120266</text:p>
          </table:table-cell>
          <table:table-cell office:value-type="float" office:value="129.341573182798" calcext:value-type="float">
            <text:p>129,341573182798</text:p>
          </table:table-cell>
          <table:table-cell office:value-type="float" office:value="131.225616306061" calcext:value-type="float">
            <text:p>131,225616306061</text:p>
          </table:table-cell>
          <table:table-cell office:value-type="float" office:value="123.604156361149" calcext:value-type="float">
            <text:p>123,604156361149</text:p>
          </table:table-cell>
          <table:table-cell office:value-type="float" office:value="126.554413302449" calcext:value-type="float">
            <text:p>126,554413302449</text:p>
          </table:table-cell>
          <table:table-cell office:value-type="float" office:value="169.12362691121" calcext:value-type="float">
            <text:p>169,12362691121</text:p>
          </table:table-cell>
          <table:table-cell office:value-type="float" office:value="168.476618290291" calcext:value-type="float">
            <text:p>168,476618290291</text:p>
          </table:table-cell>
          <table:table-cell office:value-type="float" office:value="174.101431221198" calcext:value-type="float">
            <text:p>174,101431221198</text:p>
          </table:table-cell>
          <table:table-cell office:value-type="float" office:value="172.242968302945" calcext:value-type="float">
            <text:p>172,242968302945</text:p>
          </table:table-cell>
          <table:table-cell office:value-type="float" office:value="175.764948649561" calcext:value-type="float">
            <text:p>175,7649486495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.5" calcext:value-type="float">
            <text:p>88,5</text:p>
          </table:table-cell>
          <table:table-cell office:value-type="float" office:value="101" calcext:value-type="float">
            <text:p>101</text:p>
          </table:table-cell>
          <table:table-cell office:value-type="float" office:value="89.6" calcext:value-type="float">
            <text:p>89,6</text:p>
          </table:table-cell>
          <table:table-cell office:value-type="float" office:value="93.8" calcext:value-type="float">
            <text:p>93,8</text:p>
          </table:table-cell>
          <table:table-cell office:value-type="float" office:value="96.9" calcext:value-type="float">
            <text:p>96,9</text:p>
          </table:table-cell>
          <table:table-cell office:value-type="float" office:value="75.3" calcext:value-type="float">
            <text:p>75,3</text:p>
          </table:table-cell>
          <table:table-cell office:value-type="float" office:value="80.1" calcext:value-type="float">
            <text:p>80,1</text:p>
          </table:table-cell>
          <table:table-cell office:value-type="float" office:value="79.3" calcext:value-type="float">
            <text:p>79,3</text:p>
          </table:table-cell>
          <table:table-cell office:value-type="float" office:value="74.8" calcext:value-type="float">
            <text:p>74,8</text:p>
          </table:table-cell>
          <table:table-cell office:value-type="float" office:value="77.4" calcext:value-type="float">
            <text:p>77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5.376909301963" calcext:value-type="float">
            <text:p>165,376909301963</text:p>
          </table:table-cell>
          <table:table-cell office:value-type="float" office:value="162.833370460123" calcext:value-type="float">
            <text:p>162,833370460123</text:p>
          </table:table-cell>
          <table:table-cell office:value-type="float" office:value="163.253176801196" calcext:value-type="float">
            <text:p>163,253176801196</text:p>
          </table:table-cell>
          <table:table-cell office:value-type="float" office:value="162.431600698413" calcext:value-type="float">
            <text:p>162,431600698413</text:p>
          </table:table-cell>
          <table:table-cell office:value-type="float" office:value="154.898170203695" calcext:value-type="float">
            <text:p>154,898170203695</text:p>
          </table:table-cell>
          <table:table-cell office:value-type="float" office:value="155.536795693178" calcext:value-type="float">
            <text:p>155,536795693178</text:p>
          </table:table-cell>
          <table:table-cell office:value-type="float" office:value="175.402733802604" calcext:value-type="float">
            <text:p>175,402733802604</text:p>
          </table:table-cell>
          <table:table-cell office:value-type="float" office:value="165.641026612408" calcext:value-type="float">
            <text:p>165,641026612408</text:p>
          </table:table-cell>
          <table:table-cell office:value-type="float" office:value="148.892271570832" calcext:value-type="float">
            <text:p>148,892271570832</text:p>
          </table:table-cell>
          <table:table-cell office:value-type="float" office:value="159.050702950408" calcext:value-type="float">
            <text:p>159,0507029504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3.6" calcext:value-type="float">
            <text:p>73,6</text:p>
          </table:table-cell>
          <table:table-cell office:value-type="float" office:value="75.4" calcext:value-type="float">
            <text:p>75,4</text:p>
          </table:table-cell>
          <table:table-cell office:value-type="float" office:value="77" calcext:value-type="float">
            <text:p>77</text:p>
          </table:table-cell>
          <table:table-cell office:value-type="float" office:value="72.4" calcext:value-type="float">
            <text:p>72,4</text:p>
          </table:table-cell>
          <table:table-cell office:value-type="float" office:value="73.7" calcext:value-type="float">
            <text:p>73,7</text:p>
          </table:table-cell>
          <table:table-cell office:value-type="float" office:value="73.3" calcext:value-type="float">
            <text:p>73,3</text:p>
          </table:table-cell>
          <table:table-cell office:value-type="float" office:value="77.3" calcext:value-type="float">
            <text:p>77,3</text:p>
          </table:table-cell>
          <table:table-cell office:value-type="float" office:value="75.8" calcext:value-type="float">
            <text:p>75,8</text:p>
          </table:table-cell>
          <table:table-cell office:value-type="float" office:value="73" calcext:value-type="float">
            <text:p>73</text:p>
          </table:table-cell>
          <table:table-cell office:value-type="float" office:value="74.4" calcext:value-type="float">
            <text:p>74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5.984015770655" calcext:value-type="float">
            <text:p>155,984015770655</text:p>
          </table:table-cell>
          <table:table-cell office:value-type="float" office:value="166.004492868875" calcext:value-type="float">
            <text:p>166,004492868875</text:p>
          </table:table-cell>
          <table:table-cell office:value-type="float" office:value="170.10749588204" calcext:value-type="float">
            <text:p>170,10749588204</text:p>
          </table:table-cell>
          <table:table-cell office:value-type="float" office:value="153.568113234078" calcext:value-type="float">
            <text:p>153,568113234078</text:p>
          </table:table-cell>
          <table:table-cell office:value-type="float" office:value="178.042284708139" calcext:value-type="float">
            <text:p>178,042284708139</text:p>
          </table:table-cell>
          <table:table-cell office:value-type="float" office:value="148.702371009014" calcext:value-type="float">
            <text:p>148,702371009014</text:p>
          </table:table-cell>
          <table:table-cell office:value-type="float" office:value="157.069157730673" calcext:value-type="float">
            <text:p>157,069157730673</text:p>
          </table:table-cell>
          <table:table-cell office:value-type="float" office:value="158.465767452763" calcext:value-type="float">
            <text:p>158,465767452763</text:p>
          </table:table-cell>
          <table:table-cell office:value-type="float" office:value="150.491693933988" calcext:value-type="float">
            <text:p>150,491693933988</text:p>
          </table:table-cell>
          <table:table-cell office:value-type="float" office:value="142.608373580034" calcext:value-type="float">
            <text:p>142,6083735800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0.4" calcext:value-type="float">
            <text:p>80,4</text:p>
          </table:table-cell>
          <table:table-cell office:value-type="float" office:value="76.7" calcext:value-type="float">
            <text:p>76,7</text:p>
          </table:table-cell>
          <table:table-cell office:value-type="float" office:value="79.1" calcext:value-type="float">
            <text:p>79,1</text:p>
          </table:table-cell>
          <table:table-cell office:value-type="float" office:value="76.4" calcext:value-type="float">
            <text:p>76,4</text:p>
          </table:table-cell>
          <table:table-cell office:value-type="float" office:value="79.7" calcext:value-type="float">
            <text:p>79,7</text:p>
          </table:table-cell>
          <table:table-cell office:value-type="float" office:value="71.2" calcext:value-type="float">
            <text:p>71,2</text:p>
          </table:table-cell>
          <table:table-cell office:value-type="float" office:value="77.1" calcext:value-type="float">
            <text:p>77,1</text:p>
          </table:table-cell>
          <table:table-cell office:value-type="float" office:value="74.5" calcext:value-type="float">
            <text:p>74,5</text:p>
          </table:table-cell>
          <table:table-cell office:value-type="float" office:value="71.4" calcext:value-type="float">
            <text:p>71,4</text:p>
          </table:table-cell>
          <table:table-cell office:value-type="float" office:value="73.6" calcext:value-type="float">
            <text:p>73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5.956957265939" calcext:value-type="float">
            <text:p>145,956957265939</text:p>
          </table:table-cell>
          <table:table-cell office:value-type="float" office:value="159.652840304887" calcext:value-type="float">
            <text:p>159,652840304887</text:p>
          </table:table-cell>
          <table:table-cell office:value-type="float" office:value="158.212456636427" calcext:value-type="float">
            <text:p>158,212456636427</text:p>
          </table:table-cell>
          <table:table-cell office:value-type="float" office:value="143.450078403445" calcext:value-type="float">
            <text:p>143,450078403445</text:p>
          </table:table-cell>
          <table:table-cell office:value-type="float" office:value="159.286981349551" calcext:value-type="float">
            <text:p>159,286981349551</text:p>
          </table:table-cell>
          <table:table-cell office:value-type="float" office:value="143.934862531495" calcext:value-type="float">
            <text:p>143,934862531495</text:p>
          </table:table-cell>
          <table:table-cell office:value-type="float" office:value="155.983767105446" calcext:value-type="float">
            <text:p>155,983767105446</text:p>
          </table:table-cell>
          <table:table-cell office:value-type="float" office:value="162.79161299081" calcext:value-type="float">
            <text:p>162,79161299081</text:p>
          </table:table-cell>
          <table:table-cell office:value-type="float" office:value="147.75806636105" calcext:value-type="float">
            <text:p>147,75806636105</text:p>
          </table:table-cell>
          <table:table-cell office:value-type="float" office:value="148.50019809336" calcext:value-type="float">
            <text:p>148,50019809336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72.9" calcext:value-type="float">
            <text:p>72,9</text:p>
          </table:table-cell>
          <table:table-cell table:style-name="ce25" office:value-type="float" office:value="74.6" calcext:value-type="float">
            <text:p>74,6</text:p>
          </table:table-cell>
          <table:table-cell table:style-name="ce25" office:value-type="float" office:value="75.7" calcext:value-type="float">
            <text:p>75,7</text:p>
          </table:table-cell>
          <table:table-cell table:style-name="ce25" office:value-type="float" office:value="71.8" calcext:value-type="float">
            <text:p>71,8</text:p>
          </table:table-cell>
          <table:table-cell table:style-name="ce25" office:value-type="float" office:value="75.7" calcext:value-type="float">
            <text:p>75,7</text:p>
          </table:table-cell>
          <table:table-cell table:style-name="ce25" office:value-type="float" office:value="70.5" calcext:value-type="float">
            <text:p>70,5</text:p>
          </table:table-cell>
          <table:table-cell table:style-name="ce25" office:value-type="float" office:value="77.7" calcext:value-type="float">
            <text:p>77,7</text:p>
          </table:table-cell>
          <table:table-cell table:style-name="ce25" office:value-type="float" office:value="76.4" calcext:value-type="float">
            <text:p>76,4</text:p>
          </table:table-cell>
          <table:table-cell table:style-name="ce25" office:value-type="float" office:value="76.2" calcext:value-type="float">
            <text:p>76,2</text:p>
          </table:table-cell>
          <table:table-cell table:style-name="ce29" office:value-type="float" office:value="73.2" calcext:value-type="float">
            <text:p>73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09:38:27.29037596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8:25:07.004596504</meta:creation-date>
    <dc:date>2020-02-18T09:38:38.505292373</dc:date>
    <meta:editing-duration>PT1H36M</meta:editing-duration>
    <meta:editing-cycles>12</meta:editing-cycles>
    <meta:generator>LibreOffice/6.3.4.2$Linux_X86_64 LibreOffice_project/30$Build-2</meta:generator>
    <meta:document-statistic meta:table-count="6" meta:cell-count="1452" meta:object-count="2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503cm" svg:height="8.589cm" xlink:href=".." xlink:type="simple" chart:class="chart:bar" chart:style-name="ch1">
        <chart:title svg:x="10.62cm" svg:y="0.307cm" chart:style-name="ch2">
          <text:p>PB Interference</text:p>
        </chart:title>
        <chart:legend chart:legend-position="end" svg:x="19.746cm" svg:y="2.501cm" style:legend-expansion="high" chart:style-name="ch3"/>
        <chart:plot-area chart:style-name="ch4" table:cell-range-address="'1'.A2:'1'.F11 '1'.B1:'1'.F1" chart:data-source-has-labels="both" svg:x="1.501cm" svg:y="1.257cm" svg:width="17.755cm" svg:height="6.18cm">
          <chartooo:coordinate-region svg:x="2.308cm" svg:y="1.456cm" svg:width="16.948cm" svg:height="5.334cm"/>
          <chart:axis chart:dimension="x" chart:name="primary-x" chart:style-name="ch5" chartooo:axis-type="auto">
            <chartooo:date-scale/>
            <chart:title svg:x="10.003cm" svg:y="7.608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576cm" chart:style-name="ch8">
              <text:p>Int</text:p>
            </chart:title>
            <chart:grid chart:style-name="ch9" chart:class="major"/>
          </chart:axis>
          <chart:series chart:style-name="ch10" chart:values-cell-range-address="'1'.B2:'1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1'.C2:'1'.C11" chart:label-cell-address="'1'.C1:'1'.C1" chart:class="chart:bar">
            <chart:data-point chart:repeated="10"/>
          </chart:series>
          <chart:series chart:style-name="ch13" chart:values-cell-range-address="'1'.D2:'1'.D11" chart:label-cell-address="'1'.D1:'1'.D1" chart:class="chart:bar">
            <chart:data-point chart:repeated="10"/>
          </chart:series>
          <chart:series chart:style-name="ch14" chart:values-cell-range-address="'1'.E2:'1'.E11" chart:label-cell-address="'1'.E1:'1'.E1" chart:class="chart:bar">
            <chart:data-point chart:repeated="10"/>
          </chart:series>
          <chart:series chart:style-name="ch15" chart:values-cell-range-address="'1'.F2:'1'.F11" chart:label-cell-address="'1'.F1:'1'.F1" chart:class="chart:bar">
            <chart:regression-curve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109.202631565274">
                <text:p>109.202631565274</text:p>
                <draw:g>
                  <svg:desc>'1'.B2:'1'.B11</svg:desc>
                </draw:g>
              </table:table-cell>
              <table:table-cell office:value-type="float" office:value="103.066035045712">
                <text:p>103.066035045712</text:p>
                <draw:g>
                  <svg:desc>'1'.C2:'1'.C11</svg:desc>
                </draw:g>
              </table:table-cell>
              <table:table-cell office:value-type="float" office:value="103.066035045712">
                <text:p>103.066035045712</text:p>
                <draw:g>
                  <svg:desc>'1'.D2:'1'.D11</svg:desc>
                </draw:g>
              </table:table-cell>
              <table:table-cell office:value-type="float" office:value="103.066035045712">
                <text:p>103.066035045712</text:p>
                <draw:g>
                  <svg:desc>'1'.E2:'1'.E11</svg:desc>
                </draw:g>
              </table:table-cell>
              <table:table-cell office:value-type="float" office:value="103.066035045712">
                <text:p>103.066035045712</text:p>
                <draw:g>
                  <svg:desc>'1'.F2:'1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5.394561310076">
                <text:p>125.394561310076</text:p>
              </table:table-cell>
              <table:table-cell office:value-type="float" office:value="123.173378849722">
                <text:p>123.173378849722</text:p>
              </table:table-cell>
              <table:table-cell office:value-type="float" office:value="123.173378849722">
                <text:p>123.173378849722</text:p>
              </table:table-cell>
              <table:table-cell office:value-type="float" office:value="123.173378849722">
                <text:p>123.173378849722</text:p>
              </table:table-cell>
              <table:table-cell office:value-type="float" office:value="123.173378849722">
                <text:p>123.1733788497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1.826299896225">
                <text:p>111.826299896225</text:p>
              </table:table-cell>
              <table:table-cell office:value-type="float" office:value="143.625741098637">
                <text:p>143.625741098637</text:p>
              </table:table-cell>
              <table:table-cell office:value-type="float" office:value="121.194107642188">
                <text:p>121.194107642188</text:p>
              </table:table-cell>
              <table:table-cell office:value-type="float" office:value="122.3053549217">
                <text:p>122.3053549217</text:p>
              </table:table-cell>
              <table:table-cell office:value-type="float" office:value="123.895086409156">
                <text:p>123.8950864091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9.292703544225">
                <text:p>119.292703544225</text:p>
              </table:table-cell>
              <table:table-cell office:value-type="float" office:value="127.546175775092">
                <text:p>127.546175775092</text:p>
              </table:table-cell>
              <table:table-cell office:value-type="float" office:value="157.155874597365">
                <text:p>157.155874597365</text:p>
              </table:table-cell>
              <table:table-cell office:value-type="float" office:value="146.405004149492">
                <text:p>146.405004149492</text:p>
              </table:table-cell>
              <table:table-cell office:value-type="float" office:value="169.682616649293">
                <text:p>169.6826166492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5.392683143534">
                <text:p>115.392683143534</text:p>
              </table:table-cell>
              <table:table-cell office:value-type="float" office:value="129.358520629639">
                <text:p>129.358520629639</text:p>
              </table:table-cell>
              <table:table-cell office:value-type="float" office:value="115.821135874608">
                <text:p>115.821135874608</text:p>
              </table:table-cell>
              <table:table-cell office:value-type="float" office:value="115.242870224439">
                <text:p>115.242870224439</text:p>
              </table:table-cell>
              <table:table-cell office:value-type="float" office:value="121.274187094137">
                <text:p>121.2741870941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7.122296605013">
                <text:p>147.122296605013</text:p>
              </table:table-cell>
              <table:table-cell office:value-type="float" office:value="144.49185682955">
                <text:p>144.49185682955</text:p>
              </table:table-cell>
              <table:table-cell office:value-type="float" office:value="146.014828650204">
                <text:p>146.014828650204</text:p>
              </table:table-cell>
              <table:table-cell office:value-type="float" office:value="152.545036696787">
                <text:p>152.545036696787</text:p>
              </table:table-cell>
              <table:table-cell office:value-type="float" office:value="152.030397249171">
                <text:p>152.0303972491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7.309885456326">
                <text:p>137.309885456326</text:p>
              </table:table-cell>
              <table:table-cell office:value-type="float" office:value="124.456167446082">
                <text:p>124.456167446082</text:p>
              </table:table-cell>
              <table:table-cell office:value-type="float" office:value="124.6396747782">
                <text:p>124.6396747782</text:p>
              </table:table-cell>
              <table:table-cell office:value-type="float" office:value="129.147640052889">
                <text:p>129.147640052889</text:p>
              </table:table-cell>
              <table:table-cell office:value-type="float" office:value="131.837606541311">
                <text:p>131.8376065413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5.883542458906">
                <text:p>125.883542458906</text:p>
              </table:table-cell>
              <table:table-cell office:value-type="float" office:value="135.537564184228">
                <text:p>135.537564184228</text:p>
              </table:table-cell>
              <table:table-cell office:value-type="float" office:value="137.861774458078">
                <text:p>137.861774458078</text:p>
              </table:table-cell>
              <table:table-cell office:value-type="float" office:value="139.659728157192">
                <text:p>139.659728157192</text:p>
              </table:table-cell>
              <table:table-cell office:value-type="float" office:value="135.453632148409">
                <text:p>135.4536321484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2.5830218635713">
                <text:p>92.5830218635713</text:p>
              </table:table-cell>
              <table:table-cell office:value-type="float" office:value="130.807186949032">
                <text:p>130.807186949032</text:p>
              </table:table-cell>
              <table:table-cell office:value-type="float" office:value="98.9938240363368">
                <text:p>98.9938240363368</text:p>
              </table:table-cell>
              <table:table-cell office:value-type="float" office:value="100.286112177824">
                <text:p>100.286112177824</text:p>
              </table:table-cell>
              <table:table-cell office:value-type="float" office:value="120.813996518956">
                <text:p>120.81399651895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6.350575931769">
                <text:p>136.350575931769</text:p>
              </table:table-cell>
              <table:table-cell office:value-type="float" office:value="138.517570055866">
                <text:p>138.517570055866</text:p>
              </table:table-cell>
              <table:table-cell office:value-type="float" office:value="129.126982646952">
                <text:p>129.126982646952</text:p>
              </table:table-cell>
              <table:table-cell office:value-type="float" office:value="139.577674008621">
                <text:p>139.577674008621</text:p>
              </table:table-cell>
              <table:table-cell office:value-type="float" office:value="139.415747543978">
                <text:p>139.415747543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548cm" svg:y="0.316cm" chart:style-name="ch2">
          <text:p>PR Interference</text:p>
        </chart:title>
        <chart:legend chart:legend-position="end" svg:x="19.601cm" svg:y="2.459cm" style:legend-expansion="high" chart:style-name="ch3"/>
        <chart:plot-area chart:style-name="ch4" table:cell-range-address="'1'.A2:'1'.A11 '1'.G1:'1'.K1 '4'.G2:'4'.K11" chart:data-source-has-labels="both" svg:x="1.498cm" svg:y="1.275cm" svg:width="17.616cm" svg:height="6.566cm">
          <chartooo:coordinate-region svg:x="2.305cm" svg:y="1.474cm" svg:width="16.809cm" svg:height="5.72cm"/>
          <chart:axis chart:dimension="x" chart:name="primary-x" chart:style-name="ch5" chartooo:axis-type="auto">
            <chartooo:date-scale/>
            <chart:title svg:x="9.931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4'.G2:'4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4'.H2:'4'.H11" chart:label-cell-address="'1'.H1:'1'.H1" chart:class="chart:bar">
            <chart:data-point chart:repeated="10"/>
          </chart:series>
          <chart:series chart:style-name="ch13" chart:values-cell-range-address="'4'.I2:'4'.I11" chart:label-cell-address="'1'.I1:'1'.I1" chart:class="chart:bar">
            <chart:regression-curve chart:style-name="ch14"/>
            <chart:data-point chart:repeated="10"/>
          </chart:series>
          <chart:series chart:style-name="ch15" chart:values-cell-range-address="'4'.J2:'4'.J11" chart:label-cell-address="'1'.J1:'1'.J1" chart:class="chart:bar">
            <chart:data-point chart:repeated="10"/>
          </chart:series>
          <chart:series chart:style-name="ch16" chart:values-cell-range-address="'4'.K2:'4'.K11" chart:label-cell-address="'1'.K1:'1'.K1" chart:class="chart:bar">
            <chart:regression-curve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374.188198693467">
                <text:p>374.188198693467</text:p>
                <draw:g>
                  <svg:desc>'4'.G2:'4'.G11</svg:desc>
                </draw:g>
              </table:table-cell>
              <table:table-cell office:value-type="float" office:value="374.188198693467">
                <text:p>374.188198693467</text:p>
                <draw:g>
                  <svg:desc>'4'.H2:'4'.H11</svg:desc>
                </draw:g>
              </table:table-cell>
              <table:table-cell office:value-type="float" office:value="375.88382591847">
                <text:p>375.88382591847</text:p>
                <draw:g>
                  <svg:desc>'4'.I2:'4'.I11</svg:desc>
                </draw:g>
              </table:table-cell>
              <table:table-cell office:value-type="float" office:value="374.188198693467">
                <text:p>374.188198693467</text:p>
                <draw:g>
                  <svg:desc>'4'.J2:'4'.J11</svg:desc>
                </draw:g>
              </table:table-cell>
              <table:table-cell office:value-type="float" office:value="374.188198693467">
                <text:p>374.188198693467</text:p>
                <draw:g>
                  <svg:desc>'4'.K2:'4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78.980922535211">
                <text:p>278.980922535211</text:p>
              </table:table-cell>
              <table:table-cell office:value-type="float" office:value="278.980922535211">
                <text:p>278.980922535211</text:p>
              </table:table-cell>
              <table:table-cell office:value-type="float" office:value="278.980922535211">
                <text:p>278.980922535211</text:p>
              </table:table-cell>
              <table:table-cell office:value-type="float" office:value="278.980922535211">
                <text:p>278.980922535211</text:p>
              </table:table-cell>
              <table:table-cell office:value-type="float" office:value="278.980922535211">
                <text:p>278.9809225352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4.725154642734">
                <text:p>264.725154642734</text:p>
              </table:table-cell>
              <table:table-cell office:value-type="float" office:value="260.567188206039">
                <text:p>260.567188206039</text:p>
              </table:table-cell>
              <table:table-cell office:value-type="float" office:value="255.979714669572">
                <text:p>255.979714669572</text:p>
              </table:table-cell>
              <table:table-cell office:value-type="float" office:value="255.201346072187">
                <text:p>255.201346072187</text:p>
              </table:table-cell>
              <table:table-cell office:value-type="float" office:value="256.761113775874">
                <text:p>256.7611137758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3.058505600684">
                <text:p>203.058505600684</text:p>
              </table:table-cell>
              <table:table-cell office:value-type="float" office:value="207.85805060241">
                <text:p>207.85805060241</text:p>
              </table:table-cell>
              <table:table-cell office:value-type="float" office:value="206.300495535307">
                <text:p>206.300495535307</text:p>
              </table:table-cell>
              <table:table-cell office:value-type="float" office:value="216.517504149026">
                <text:p>216.517504149026</text:p>
              </table:table-cell>
              <table:table-cell office:value-type="float" office:value="208.444139090909">
                <text:p>208.4441390909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1.460227836754">
                <text:p>201.460227836754</text:p>
              </table:table-cell>
              <table:table-cell office:value-type="float" office:value="224.622702663502">
                <text:p>224.622702663502</text:p>
              </table:table-cell>
              <table:table-cell office:value-type="float" office:value="224.182064787991">
                <text:p>224.182064787991</text:p>
              </table:table-cell>
              <table:table-cell office:value-type="float" office:value="224.846681936182">
                <text:p>224.846681936182</text:p>
              </table:table-cell>
              <table:table-cell office:value-type="float" office:value="222.042650543168">
                <text:p>222.0426505431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1.532151064496">
                <text:p>191.532151064496</text:p>
              </table:table-cell>
              <table:table-cell office:value-type="float" office:value="187.136878172425">
                <text:p>187.136878172425</text:p>
              </table:table-cell>
              <table:table-cell office:value-type="float" office:value="189.334062968952">
                <text:p>189.334062968952</text:p>
              </table:table-cell>
              <table:table-cell office:value-type="float" office:value="202.270389712186">
                <text:p>202.270389712186</text:p>
              </table:table-cell>
              <table:table-cell office:value-type="float" office:value="198.320225970719">
                <text:p>198.3202259707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6.182688738532">
                <text:p>206.182688738532</text:p>
              </table:table-cell>
              <table:table-cell office:value-type="float" office:value="217.052639584377">
                <text:p>217.052639584377</text:p>
              </table:table-cell>
              <table:table-cell office:value-type="float" office:value="206.540871620948">
                <text:p>206.540871620948</text:p>
              </table:table-cell>
              <table:table-cell office:value-type="float" office:value="204.496366604824">
                <text:p>204.496366604824</text:p>
              </table:table-cell>
              <table:table-cell office:value-type="float" office:value="196.802981805556">
                <text:p>196.8029818055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7.01115346316">
                <text:p>197.01115346316</text:p>
              </table:table-cell>
              <table:table-cell office:value-type="float" office:value="199.398428760783">
                <text:p>199.398428760783</text:p>
              </table:table-cell>
              <table:table-cell office:value-type="float" office:value="196.339563897059">
                <text:p>196.339563897059</text:p>
              </table:table-cell>
              <table:table-cell office:value-type="float" office:value="203.415543518133">
                <text:p>203.415543518133</text:p>
              </table:table-cell>
              <table:table-cell office:value-type="float" office:value="189.996685530146">
                <text:p>189.9966855301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8.939793156597">
                <text:p>168.939793156597</text:p>
              </table:table-cell>
              <table:table-cell office:value-type="float" office:value="181.770157266131">
                <text:p>181.770157266131</text:p>
              </table:table-cell>
              <table:table-cell office:value-type="float" office:value="176.922557364185">
                <text:p>176.922557364185</text:p>
              </table:table-cell>
              <table:table-cell office:value-type="float" office:value="174.136565166415">
                <text:p>174.136565166415</text:p>
              </table:table-cell>
              <table:table-cell office:value-type="float" office:value="168.567783742089">
                <text:p>168.56778374208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7.349715175016">
                <text:p>177.349715175016</text:p>
              </table:table-cell>
              <table:table-cell office:value-type="float" office:value="181.131962471725">
                <text:p>181.131962471725</text:p>
              </table:table-cell>
              <table:table-cell office:value-type="float" office:value="184.218582800884">
                <text:p>184.218582800884</text:p>
              </table:table-cell>
              <table:table-cell office:value-type="float" office:value="185.25398907563">
                <text:p>185.25398907563</text:p>
              </table:table-cell>
              <table:table-cell office:value-type="float" office:value="161.214315265131">
                <text:p>161.21431526513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548cm" svg:y="0.316cm" chart:style-name="ch2">
          <text:p>PR Interference</text:p>
        </chart:title>
        <chart:legend chart:legend-position="end" svg:x="19.496cm" svg:y="1.961cm" style:legend-expansion="high" chart:style-name="ch3"/>
        <chart:plot-area chart:style-name="ch4" table:cell-range-address="'1'.A2:'1'.A11 '1'.G1:'1'.K1 '5'.G2:'5'.K11" chart:data-source-has-labels="both" svg:x="1.498cm" svg:y="1.275cm" svg:width="17.511cm" svg:height="6.566cm">
          <chartooo:coordinate-region svg:x="2.305cm" svg:y="1.475cm" svg:width="16.704cm" svg:height="5.719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5'.G2:'5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5'.H2:'5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5'.I2:'5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5'.J2:'5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5'.K2:'5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84.9218901049475">
                <text:p>84.9218901049475</text:p>
                <draw:g>
                  <svg:desc>'5'.G2:'5'.G11</svg:desc>
                </draw:g>
              </table:table-cell>
              <table:table-cell office:value-type="float" office:value="84.9218901049475">
                <text:p>84.9218901049475</text:p>
                <draw:g>
                  <svg:desc>'5'.H2:'5'.H11</svg:desc>
                </draw:g>
              </table:table-cell>
              <table:table-cell office:value-type="float" office:value="69.2387178491306">
                <text:p>69.2387178491306</text:p>
                <draw:g>
                  <svg:desc>'5'.I2:'5'.I11</svg:desc>
                </draw:g>
              </table:table-cell>
              <table:table-cell office:value-type="float" office:value="84.9218901049475">
                <text:p>84.9218901049475</text:p>
                <draw:g>
                  <svg:desc>'5'.J2:'5'.J11</svg:desc>
                </draw:g>
              </table:table-cell>
              <table:table-cell office:value-type="float" office:value="84.9218901049475">
                <text:p>84.9218901049475</text:p>
                <draw:g>
                  <svg:desc>'5'.K2:'5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8.386894709088">
                <text:p>258.386894709088</text:p>
              </table:table-cell>
              <table:table-cell office:value-type="float" office:value="258.386894709088">
                <text:p>258.386894709088</text:p>
              </table:table-cell>
              <table:table-cell office:value-type="float" office:value="251.864734791146">
                <text:p>251.864734791146</text:p>
              </table:table-cell>
              <table:table-cell office:value-type="float" office:value="258.386894709088">
                <text:p>258.386894709088</text:p>
              </table:table-cell>
              <table:table-cell office:value-type="float" office:value="258.386894709088">
                <text:p>258.3868947090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8.805255348198">
                <text:p>118.805255348198</text:p>
              </table:table-cell>
              <table:table-cell office:value-type="float" office:value="103.356363514302">
                <text:p>103.356363514302</text:p>
              </table:table-cell>
              <table:table-cell office:value-type="float" office:value="97.8636404538184">
                <text:p>97.8636404538184</text:p>
              </table:table-cell>
              <table:table-cell office:value-type="float" office:value="108.481386807783">
                <text:p>108.481386807783</text:p>
              </table:table-cell>
              <table:table-cell office:value-type="float" office:value="117.06681790393">
                <text:p>117.066817903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9.573525198588">
                <text:p>159.573525198588</text:p>
              </table:table-cell>
              <table:table-cell office:value-type="float" office:value="182.814660054256">
                <text:p>182.814660054256</text:p>
              </table:table-cell>
              <table:table-cell office:value-type="float" office:value="191.609610798289">
                <text:p>191.609610798289</text:p>
              </table:table-cell>
              <table:table-cell office:value-type="float" office:value="185.626118656545">
                <text:p>185.626118656545</text:p>
              </table:table-cell>
              <table:table-cell office:value-type="float" office:value="180.74669386545">
                <text:p>180.746693865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2.121537274752">
                <text:p>172.121537274752</text:p>
              </table:table-cell>
              <table:table-cell office:value-type="float" office:value="165.059388992951">
                <text:p>165.059388992951</text:p>
              </table:table-cell>
              <table:table-cell office:value-type="float" office:value="165.334329847015">
                <text:p>165.334329847015</text:p>
              </table:table-cell>
              <table:table-cell office:value-type="float" office:value="174.245535739928">
                <text:p>174.245535739928</text:p>
              </table:table-cell>
              <table:table-cell office:value-type="float" office:value="169.23823875656">
                <text:p>169.238238756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4.762747867483">
                <text:p>194.762747867483</text:p>
              </table:table-cell>
              <table:table-cell office:value-type="float" office:value="210.290035859519">
                <text:p>210.290035859519</text:p>
              </table:table-cell>
              <table:table-cell office:value-type="float" office:value="219.191784306362">
                <text:p>219.191784306362</text:p>
              </table:table-cell>
              <table:table-cell office:value-type="float" office:value="213.71969402985">
                <text:p>213.71969402985</text:p>
              </table:table-cell>
              <table:table-cell office:value-type="float" office:value="210.808212831675">
                <text:p>210.8082128316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0.13971051747">
                <text:p>200.13971051747</text:p>
              </table:table-cell>
              <table:table-cell office:value-type="float" office:value="197.778355871693">
                <text:p>197.778355871693</text:p>
              </table:table-cell>
              <table:table-cell office:value-type="float" office:value="196.582316007921">
                <text:p>196.582316007921</text:p>
              </table:table-cell>
              <table:table-cell office:value-type="float" office:value="202.775031228138">
                <text:p>202.775031228138</text:p>
              </table:table-cell>
              <table:table-cell office:value-type="float" office:value="207.143544359214">
                <text:p>207.1435443592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6.997453575286">
                <text:p>196.997453575286</text:p>
              </table:table-cell>
              <table:table-cell office:value-type="float" office:value="195.862319024316">
                <text:p>195.862319024316</text:p>
              </table:table-cell>
              <table:table-cell office:value-type="float" office:value="173.305501433121">
                <text:p>173.305501433121</text:p>
              </table:table-cell>
              <table:table-cell office:value-type="float" office:value="187.568791708126">
                <text:p>187.568791708126</text:p>
              </table:table-cell>
              <table:table-cell office:value-type="float" office:value="189.095885838011">
                <text:p>189.0958858380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7.450953471568">
                <text:p>197.450953471568</text:p>
              </table:table-cell>
              <table:table-cell office:value-type="float" office:value="192.381158470425">
                <text:p>192.381158470425</text:p>
              </table:table-cell>
              <table:table-cell office:value-type="float" office:value="205.354640402294">
                <text:p>205.354640402294</text:p>
              </table:table-cell>
              <table:table-cell office:value-type="float" office:value="183.691356835424">
                <text:p>183.691356835424</text:p>
              </table:table-cell>
              <table:table-cell office:value-type="float" office:value="193.939418258618">
                <text:p>193.93941825861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1.748011516474">
                <text:p>191.748011516474</text:p>
              </table:table-cell>
              <table:table-cell office:value-type="float" office:value="193.24534870911">
                <text:p>193.24534870911</text:p>
              </table:table-cell>
              <table:table-cell office:value-type="float" office:value="189.891724967678">
                <text:p>189.891724967678</text:p>
              </table:table-cell>
              <table:table-cell office:value-type="float" office:value="197.155695460232">
                <text:p>197.155695460232</text:p>
              </table:table-cell>
              <table:table-cell office:value-type="float" office:value="190.992546782357">
                <text:p>190.9925467823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548cm" svg:y="0.316cm" chart:style-name="ch2">
          <text:p>PR Interference</text:p>
        </chart:title>
        <chart:legend chart:legend-position="end" svg:x="19.496cm" svg:y="1.961cm" style:legend-expansion="high" chart:style-name="ch3"/>
        <chart:plot-area chart:style-name="ch4" table:cell-range-address="'1'.A2:'1'.A11 '1'.G1:'1'.K1 '6'.G2:'6'.K11" chart:data-source-has-labels="both" svg:x="1.498cm" svg:y="1.275cm" svg:width="17.511cm" svg:height="6.566cm">
          <chartooo:coordinate-region svg:x="2.305cm" svg:y="1.475cm" svg:width="16.704cm" svg:height="5.719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6'.G2:'6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6'.H2:'6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6'.I2:'6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6'.J2:'6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6'.K2:'6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97.5243665508685">
                <text:p>97.5243665508685</text:p>
                <draw:g>
                  <svg:desc>'6'.G2:'6'.G11</svg:desc>
                </draw:g>
              </table:table-cell>
              <table:table-cell office:value-type="float" office:value="97.5243665508685">
                <text:p>97.5243665508685</text:p>
                <draw:g>
                  <svg:desc>'6'.H2:'6'.H11</svg:desc>
                </draw:g>
              </table:table-cell>
              <table:table-cell office:value-type="float" office:value="93.8971019851117">
                <text:p>93.8971019851117</text:p>
                <draw:g>
                  <svg:desc>'6'.I2:'6'.I11</svg:desc>
                </draw:g>
              </table:table-cell>
              <table:table-cell office:value-type="float" office:value="97.5243665508685">
                <text:p>97.5243665508685</text:p>
                <draw:g>
                  <svg:desc>'6'.J2:'6'.J11</svg:desc>
                </draw:g>
              </table:table-cell>
              <table:table-cell office:value-type="float" office:value="97.5243665508685">
                <text:p>97.5243665508685</text:p>
                <draw:g>
                  <svg:desc>'6'.K2:'6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8.049562160738">
                <text:p>138.049562160738</text:p>
              </table:table-cell>
              <table:table-cell office:value-type="float" office:value="138.049562160738">
                <text:p>138.049562160738</text:p>
              </table:table-cell>
              <table:table-cell office:value-type="float" office:value="168.124517417062">
                <text:p>168.124517417062</text:p>
              </table:table-cell>
              <table:table-cell office:value-type="float" office:value="138.049562160738">
                <text:p>138.049562160738</text:p>
              </table:table-cell>
              <table:table-cell office:value-type="float" office:value="138.049562160738">
                <text:p>138.0495621607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7.011539714925">
                <text:p>167.011539714925</text:p>
              </table:table-cell>
              <table:table-cell office:value-type="float" office:value="160.889318525785">
                <text:p>160.889318525785</text:p>
              </table:table-cell>
              <table:table-cell office:value-type="float" office:value="161.175419228635">
                <text:p>161.175419228635</text:p>
              </table:table-cell>
              <table:table-cell office:value-type="float" office:value="163.026435529279">
                <text:p>163.026435529279</text:p>
              </table:table-cell>
              <table:table-cell office:value-type="float" office:value="157.706190879301">
                <text:p>157.7061908793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8.850270809315">
                <text:p>178.850270809315</text:p>
              </table:table-cell>
              <table:table-cell office:value-type="float" office:value="191.906462559456">
                <text:p>191.906462559456</text:p>
              </table:table-cell>
              <table:table-cell office:value-type="float" office:value="189.6853859045">
                <text:p>189.6853859045</text:p>
              </table:table-cell>
              <table:table-cell office:value-type="float" office:value="190.499306027397">
                <text:p>190.499306027397</text:p>
              </table:table-cell>
              <table:table-cell office:value-type="float" office:value="184.902468445693">
                <text:p>184.9024684456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9.400600102775">
                <text:p>149.400600102775</text:p>
              </table:table-cell>
              <table:table-cell office:value-type="float" office:value="143.074433565756">
                <text:p>143.074433565756</text:p>
              </table:table-cell>
              <table:table-cell office:value-type="float" office:value="142.658811337042">
                <text:p>142.658811337042</text:p>
              </table:table-cell>
              <table:table-cell office:value-type="float" office:value="171.198198044445">
                <text:p>171.198198044445</text:p>
              </table:table-cell>
              <table:table-cell office:value-type="float" office:value="124.393255267423">
                <text:p>124.3932552674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2.347434468563">
                <text:p>172.347434468563</text:p>
              </table:table-cell>
              <table:table-cell office:value-type="float" office:value="169.112568060482">
                <text:p>169.112568060482</text:p>
              </table:table-cell>
              <table:table-cell office:value-type="float" office:value="173.515956152993">
                <text:p>173.515956152993</text:p>
              </table:table-cell>
              <table:table-cell office:value-type="float" office:value="174.975422618094">
                <text:p>174.975422618094</text:p>
              </table:table-cell>
              <table:table-cell office:value-type="float" office:value="160.557830459992">
                <text:p>160.5578304599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9.12362691121">
                <text:p>169.12362691121</text:p>
              </table:table-cell>
              <table:table-cell office:value-type="float" office:value="168.476618290291">
                <text:p>168.476618290291</text:p>
              </table:table-cell>
              <table:table-cell office:value-type="float" office:value="174.101431221198">
                <text:p>174.101431221198</text:p>
              </table:table-cell>
              <table:table-cell office:value-type="float" office:value="172.242968302945">
                <text:p>172.242968302945</text:p>
              </table:table-cell>
              <table:table-cell office:value-type="float" office:value="175.764948649561">
                <text:p>175.7649486495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5.536795693178">
                <text:p>155.536795693178</text:p>
              </table:table-cell>
              <table:table-cell office:value-type="float" office:value="175.402733802604">
                <text:p>175.402733802604</text:p>
              </table:table-cell>
              <table:table-cell office:value-type="float" office:value="165.641026612408">
                <text:p>165.641026612408</text:p>
              </table:table-cell>
              <table:table-cell office:value-type="float" office:value="148.892271570832">
                <text:p>148.892271570832</text:p>
              </table:table-cell>
              <table:table-cell office:value-type="float" office:value="159.050702950408">
                <text:p>159.0507029504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8.702371009014">
                <text:p>148.702371009014</text:p>
              </table:table-cell>
              <table:table-cell office:value-type="float" office:value="157.069157730673">
                <text:p>157.069157730673</text:p>
              </table:table-cell>
              <table:table-cell office:value-type="float" office:value="158.465767452763">
                <text:p>158.465767452763</text:p>
              </table:table-cell>
              <table:table-cell office:value-type="float" office:value="150.491693933988">
                <text:p>150.491693933988</text:p>
              </table:table-cell>
              <table:table-cell office:value-type="float" office:value="142.608373580034">
                <text:p>142.6083735800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3.934862531495">
                <text:p>143.934862531495</text:p>
              </table:table-cell>
              <table:table-cell office:value-type="float" office:value="155.983767105446">
                <text:p>155.983767105446</text:p>
              </table:table-cell>
              <table:table-cell office:value-type="float" office:value="162.79161299081">
                <text:p>162.79161299081</text:p>
              </table:table-cell>
              <table:table-cell office:value-type="float" office:value="147.75806636105">
                <text:p>147.75806636105</text:p>
              </table:table-cell>
              <table:table-cell office:value-type="float" office:value="148.50019809336">
                <text:p>148.5001980933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549cm" svg:height="9.067cm" xlink:href=".." xlink:type="simple" chart:class="chart:bar" chart:style-name="ch1">
        <chart:title svg:x="12.41cm" svg:y="0.317cm" chart:style-name="ch2">
          <text:p>PB step</text:p>
        </chart:title>
        <chart:legend chart:legend-position="end" svg:x="20.548cm" svg:y="2.74cm" style:legend-expansion="high" chart:style-name="ch3"/>
        <chart:plot-area chart:style-name="ch4" table:cell-range-address="'1'.M2:'1'.R11 '1'.N1:'1'.R1" chart:data-source-has-labels="both" svg:x="1.541cm" svg:y="1.277cm" svg:width="18.477cm" svg:height="6.628cm">
          <chartooo:coordinate-region svg:x="2.348cm" svg:y="1.477cm" svg:width="17.67cm" svg:height="5.781cm"/>
          <chart:axis chart:dimension="x" chart:name="primary-x" chart:style-name="ch5" chartooo:axis-type="auto">
            <chartooo:date-scale/>
            <chart:title svg:x="10.404cm" svg:y="8.086cm" chart:style-name="ch6">
              <text:p>Size</text:p>
            </chart:title>
            <chart:categories table:cell-range-address="'1'.M2:'1'.M11"/>
          </chart:axis>
          <chart:axis chart:dimension="y" chart:name="primary-y" chart:style-name="ch7">
            <chart:title svg:x="0.451cm" svg:y="4.979cm" chart:style-name="ch8">
              <text:p>Step</text:p>
            </chart:title>
            <chart:grid chart:style-name="ch9" chart:class="major"/>
          </chart:axis>
          <chart:series chart:style-name="ch10" chart:values-cell-range-address="'1'.N2:'1'.N11" chart:label-cell-address="'1'.N1:'1'.N1" chart:class="chart:bar">
            <chart:regression-curve chart:style-name="ch11"/>
            <chart:data-point chart:repeated="10"/>
          </chart:series>
          <chart:series chart:style-name="ch12" chart:values-cell-range-address="'1'.O2:'1'.O11" chart:label-cell-address="'1'.O1:'1'.O1" chart:class="chart:bar">
            <chart:data-point chart:repeated="10"/>
          </chart:series>
          <chart:series chart:style-name="ch13" chart:values-cell-range-address="'1'.P2:'1'.P11" chart:label-cell-address="'1'.P1:'1'.P1" chart:class="chart:bar">
            <chart:data-point chart:repeated="10"/>
          </chart:series>
          <chart:series chart:style-name="ch14" chart:values-cell-range-address="'1'.Q2:'1'.Q11" chart:label-cell-address="'1'.Q1:'1'.Q1" chart:class="chart:bar">
            <chart:data-point chart:repeated="10"/>
          </chart:series>
          <chart:series chart:style-name="ch15" chart:values-cell-range-address="'1'.R2:'1'.R11" chart:label-cell-address="'1'.R1:'1'.R1" chart:class="chart:bar">
            <chart:regression-curve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1'.N1:'1'.N1</svg:desc>
                </draw:g>
              </table:table-cell>
              <table:table-cell office:value-type="string">
                <text:p>Media - PB V C1</text:p>
                <draw:g>
                  <svg:desc>'1'.O1:'1'.O1</svg:desc>
                </draw:g>
              </table:table-cell>
              <table:table-cell office:value-type="string">
                <text:p>Media - PB V B1</text:p>
                <draw:g>
                  <svg:desc>'1'.P1:'1'.P1</svg:desc>
                </draw:g>
              </table:table-cell>
              <table:table-cell office:value-type="string">
                <text:p>Media - PB T C1</text:p>
                <draw:g>
                  <svg:desc>'1'.Q1:'1'.Q1</svg:desc>
                </draw:g>
              </table:table-cell>
              <table:table-cell office:value-type="string">
                <text:p>Media - PB T B1</text:p>
                <draw:g>
                  <svg:desc>'1'.R1:'1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M2:'1'.M11</svg:desc>
                </draw:g>
              </table:table-cell>
              <table:table-cell office:value-type="float" office:value="240.6">
                <text:p>240.6</text:p>
                <draw:g>
                  <svg:desc>'1'.N2:'1'.N11</svg:desc>
                </draw:g>
              </table:table-cell>
              <table:table-cell office:value-type="float" office:value="240.6">
                <text:p>240.6</text:p>
                <draw:g>
                  <svg:desc>'1'.O2:'1'.O11</svg:desc>
                </draw:g>
              </table:table-cell>
              <table:table-cell office:value-type="float" office:value="240.6">
                <text:p>240.6</text:p>
                <draw:g>
                  <svg:desc>'1'.P2:'1'.P11</svg:desc>
                </draw:g>
              </table:table-cell>
              <table:table-cell office:value-type="float" office:value="240.6">
                <text:p>240.6</text:p>
                <draw:g>
                  <svg:desc>'1'.Q2:'1'.Q11</svg:desc>
                </draw:g>
              </table:table-cell>
              <table:table-cell office:value-type="float" office:value="240.6">
                <text:p>240.6</text:p>
                <draw:g>
                  <svg:desc>'1'.R2:'1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4.8">
                <text:p>194.8</text:p>
              </table:table-cell>
              <table:table-cell office:value-type="float" office:value="191.5">
                <text:p>191.5</text:p>
              </table:table-cell>
              <table:table-cell office:value-type="float" office:value="186.9">
                <text:p>186.9</text:p>
              </table:table-cell>
              <table:table-cell office:value-type="float" office:value="183">
                <text:p>183</text:p>
              </table:table-cell>
              <table:table-cell office:value-type="float" office:value="177.6">
                <text:p>177.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0.7">
                <text:p>130.7</text:p>
              </table:table-cell>
              <table:table-cell office:value-type="float" office:value="156.4">
                <text:p>156.4</text:p>
              </table:table-cell>
              <table:table-cell office:value-type="float" office:value="139.2">
                <text:p>139.2</text:p>
              </table:table-cell>
              <table:table-cell office:value-type="float" office:value="149.8">
                <text:p>149.8</text:p>
              </table:table-cell>
              <table:table-cell office:value-type="float" office:value="136.9">
                <text:p>136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0.3">
                <text:p>150.3</text:p>
              </table:table-cell>
              <table:table-cell office:value-type="float" office:value="133.9">
                <text:p>133.9</text:p>
              </table:table-cell>
              <table:table-cell office:value-type="float" office:value="143.4">
                <text:p>143.4</text:p>
              </table:table-cell>
              <table:table-cell office:value-type="float" office:value="137.8">
                <text:p>137.8</text:p>
              </table:table-cell>
              <table:table-cell office:value-type="float" office:value="146.9">
                <text:p>146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3.1">
                <text:p>123.1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  <table:table-cell office:value-type="float" office:value="116.8">
                <text:p>116.8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7.4">
                <text:p>117.4</text:p>
              </table:table-cell>
              <table:table-cell office:value-type="float" office:value="120.7">
                <text:p>120.7</text:p>
              </table:table-cell>
              <table:table-cell office:value-type="float" office:value="126.4">
                <text:p>126.4</text:p>
              </table:table-cell>
              <table:table-cell office:value-type="float" office:value="127.2">
                <text:p>127.2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7.9">
                <text:p>117.9</text:p>
              </table:table-cell>
              <table:table-cell office:value-type="float" office:value="119.9">
                <text:p>119.9</text:p>
              </table:table-cell>
              <table:table-cell office:value-type="float" office:value="111.8">
                <text:p>111.8</text:p>
              </table:table-cell>
              <table:table-cell office:value-type="float" office:value="119.6">
                <text:p>119.6</text:p>
              </table:table-cell>
              <table:table-cell office:value-type="float" office:value="110.7">
                <text:p>110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8.4">
                <text:p>128.4</text:p>
              </table:table-cell>
              <table:table-cell office:value-type="float" office:value="102.5">
                <text:p>102.5</text:p>
              </table:table-cell>
              <table:table-cell office:value-type="float" office:value="128.3">
                <text:p>128.3</text:p>
              </table:table-cell>
              <table:table-cell office:value-type="float" office:value="119.8">
                <text:p>119.8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4.7">
                <text:p>104.7</text:p>
              </table:table-cell>
              <table:table-cell office:value-type="float" office:value="112.7">
                <text:p>112.7</text:p>
              </table:table-cell>
              <table:table-cell office:value-type="float" office:value="108">
                <text:p>108</text:p>
              </table:table-cell>
              <table:table-cell office:value-type="float" office:value="108.4">
                <text:p>108.4</text:p>
              </table:table-cell>
              <table:table-cell office:value-type="float" office:value="108.2">
                <text:p>108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324cm" svg:height="9.002cm" xlink:href=".." xlink:type="simple" chart:class="chart:bar" chart:style-name="ch1">
        <chart:title svg:x="12.285cm" svg:y="0.316cm" chart:style-name="ch2">
          <text:p>PR step</text:p>
        </chart:title>
        <chart:legend chart:legend-position="end" svg:x="20.297cm" svg:y="2.708cm" style:legend-expansion="high" chart:style-name="ch3"/>
        <chart:plot-area chart:style-name="ch4" table:cell-range-address="'1'.M2:'1'.M11 '1'.S1:'1'.W11" chart:data-source-has-labels="both" svg:x="1.537cm" svg:y="1.275cm" svg:width="18.234cm" svg:height="6.566cm">
          <chartooo:coordinate-region svg:x="2.344cm" svg:y="1.475cm" svg:width="17.427cm" svg:height="5.719cm"/>
          <chart:axis chart:dimension="x" chart:name="primary-x" chart:style-name="ch5" chartooo:axis-type="auto">
            <chartooo:date-scale/>
            <chart:title svg:x="10.279cm" svg:y="8.021cm" chart:style-name="ch6">
              <text:p>Size</text:p>
            </chart:title>
            <chart:categories table:cell-range-address="'1'.M2:'1'.M11"/>
          </chart:axis>
          <chart:axis chart:dimension="y" chart:name="primary-y" chart:style-name="ch7">
            <chart:title svg:x="0.451cm" svg:y="4.946cm" chart:style-name="ch8">
              <text:p>Step</text:p>
            </chart:title>
            <chart:grid chart:style-name="ch9" chart:class="major"/>
          </chart:axis>
          <chart:series chart:style-name="ch10" chart:values-cell-range-address="'1'.S2:'1'.S11" chart:label-cell-address="'1'.S1:'1'.S1" chart:class="chart:bar">
            <chart:regression-curve chart:style-name="ch11"/>
            <chart:data-point chart:repeated="10"/>
          </chart:series>
          <chart:series chart:style-name="ch12" chart:values-cell-range-address="'1'.T2:'1'.T11" chart:label-cell-address="'1'.T1:'1'.T1" chart:class="chart:bar">
            <chart:data-point chart:repeated="10"/>
          </chart:series>
          <chart:series chart:style-name="ch13" chart:values-cell-range-address="'1'.U2:'1'.U11" chart:label-cell-address="'1'.U1:'1'.U1" chart:class="chart:bar">
            <chart:regression-curve chart:style-name="ch14"/>
            <chart:data-point chart:repeated="10"/>
          </chart:series>
          <chart:series chart:style-name="ch15" chart:values-cell-range-address="'1'.V2:'1'.V11" chart:label-cell-address="'1'.V1:'1'.V1" chart:class="chart:bar">
            <chart:data-point chart:repeated="10"/>
          </chart:series>
          <chart:series chart:style-name="ch16" chart:values-cell-range-address="'1'.W2:'1'.W11" chart:label-cell-address="'1'.W1:'1'.W1" chart:class="chart:ba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1'.S1:'1'.S1</svg:desc>
                </draw:g>
              </table:table-cell>
              <table:table-cell office:value-type="string">
                <text:p>Media - PR V C1 </text:p>
                <draw:g>
                  <svg:desc>'1'.T1:'1'.T1</svg:desc>
                </draw:g>
              </table:table-cell>
              <table:table-cell office:value-type="string">
                <text:p>Media - PR V B1</text:p>
                <draw:g>
                  <svg:desc>'1'.U1:'1'.U1</svg:desc>
                </draw:g>
              </table:table-cell>
              <table:table-cell office:value-type="string">
                <text:p>Media - PR T C1</text:p>
                <draw:g>
                  <svg:desc>'1'.V1:'1'.V1</svg:desc>
                </draw:g>
              </table:table-cell>
              <table:table-cell office:value-type="string">
                <text:p>Media - PR T B1</text:p>
                <draw:g>
                  <svg:desc>'1'.W1:'1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M2:'1'.M11</svg:desc>
                </draw:g>
              </table:table-cell>
              <table:table-cell office:value-type="float" office:value="242.3">
                <text:p>242.3</text:p>
                <draw:g>
                  <svg:desc>'1'.S2:'1'.S11</svg:desc>
                </draw:g>
              </table:table-cell>
              <table:table-cell office:value-type="float" office:value="249.4">
                <text:p>249.4</text:p>
                <draw:g>
                  <svg:desc>'1'.T2:'1'.T11</svg:desc>
                </draw:g>
              </table:table-cell>
              <table:table-cell office:value-type="float" office:value="245.8">
                <text:p>245.8</text:p>
                <draw:g>
                  <svg:desc>'1'.U2:'1'.U11</svg:desc>
                </draw:g>
              </table:table-cell>
              <table:table-cell office:value-type="float" office:value="242.3">
                <text:p>242.3</text:p>
                <draw:g>
                  <svg:desc>'1'.V2:'1'.V11</svg:desc>
                </draw:g>
              </table:table-cell>
              <table:table-cell office:value-type="float" office:value="242.3">
                <text:p>242.3</text:p>
                <draw:g>
                  <svg:desc>'1'.W2:'1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0.6">
                <text:p>200.6</text:p>
              </table:table-cell>
              <table:table-cell office:value-type="float" office:value="203">
                <text:p>203</text:p>
              </table:table-cell>
              <table:table-cell office:value-type="float" office:value="203.6">
                <text:p>203.6</text:p>
              </table:table-cell>
              <table:table-cell office:value-type="float" office:value="200.6">
                <text:p>200.6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4">
                <text:p>164</text:p>
              </table:table-cell>
              <table:table-cell office:value-type="float" office:value="177.1">
                <text:p>177.1</text:p>
              </table:table-cell>
              <table:table-cell office:value-type="float" office:value="180">
                <text:p>180</text:p>
              </table:table-cell>
              <table:table-cell office:value-type="float" office:value="165">
                <text:p>165</text:p>
              </table:table-cell>
              <table:table-cell office:value-type="float" office:value="158.2">
                <text:p>158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6.4">
                <text:p>136.4</text:p>
              </table:table-cell>
              <table:table-cell office:value-type="float" office:value="154.1">
                <text:p>154.1</text:p>
              </table:table-cell>
              <table:table-cell office:value-type="float" office:value="153.1">
                <text:p>153.1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6.8">
                <text:p>156.8</text:p>
              </table:table-cell>
              <table:table-cell office:value-type="float" office:value="147">
                <text:p>147</text:p>
              </table:table-cell>
              <table:table-cell office:value-type="float" office:value="135.3">
                <text:p>135.3</text:p>
              </table:table-cell>
              <table:table-cell office:value-type="float" office:value="128.4">
                <text:p>128.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8.6">
                <text:p>118.6</text:p>
              </table:table-cell>
              <table:table-cell office:value-type="float" office:value="127.2">
                <text:p>127.2</text:p>
              </table:table-cell>
              <table:table-cell office:value-type="float" office:value="126.1">
                <text:p>126.1</text:p>
              </table:table-cell>
              <table:table-cell office:value-type="float" office:value="125.2">
                <text:p>125.2</text:p>
              </table:table-cell>
              <table:table-cell office:value-type="float" office:value="115.8">
                <text:p>115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5.5">
                <text:p>105.5</text:p>
              </table:table-cell>
              <table:table-cell office:value-type="float" office:value="121.5">
                <text:p>121.5</text:p>
              </table:table-cell>
              <table:table-cell office:value-type="float" office:value="126.6">
                <text:p>126.6</text:p>
              </table:table-cell>
              <table:table-cell office:value-type="float" office:value="124.4">
                <text:p>124.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7">
                <text:p>117</text:p>
              </table:table-cell>
              <table:table-cell office:value-type="float" office:value="115.9">
                <text:p>115.9</text:p>
              </table:table-cell>
              <table:table-cell office:value-type="float" office:value="118.7">
                <text:p>118.7</text:p>
              </table:table-cell>
              <table:table-cell office:value-type="float" office:value="123">
                <text:p>123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1.6">
                <text:p>121.6</text:p>
              </table:table-cell>
              <table:table-cell office:value-type="float" office:value="119.1">
                <text:p>119.1</text:p>
              </table:table-cell>
              <table:table-cell office:value-type="float" office:value="123.2">
                <text:p>123.2</text:p>
              </table:table-cell>
              <table:table-cell office:value-type="float" office:value="120.2">
                <text:p>120.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5.5">
                <text:p>115.5</text:p>
              </table:table-cell>
              <table:table-cell office:value-type="float" office:value="120.8">
                <text:p>120.8</text:p>
              </table:table-cell>
              <table:table-cell office:value-type="float" office:value="115.8">
                <text:p>115.8</text:p>
              </table:table-cell>
              <table:table-cell office:value-type="float" office:value="116">
                <text:p>116</text:p>
              </table:table-cell>
              <table:table-cell office:value-type="float" office:value="123.4">
                <text:p>123.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261cm" svg:height="8.983cm" xlink:href=".." xlink:type="simple" chart:class="chart:bar" chart:style-name="ch1">
        <chart:title svg:x="10.266cm" svg:y="0.315cm" chart:style-name="ch2">
          <text:p>PB step</text:p>
        </chart:title>
        <chart:legend chart:legend-position="end" svg:x="16.234cm" svg:y="2.449cm" style:legend-expansion="high" chart:style-name="ch3"/>
        <chart:plot-area chart:style-name="ch4" table:cell-range-address="'2'.M2:'2'.R11 '2'.N1:'2'.R1" chart:data-source-has-labels="both" svg:x="1.456cm" svg:y="1.273cm" svg:width="14.333cm" svg:height="6.55cm">
          <chartooo:coordinate-region svg:x="2.263cm" svg:y="1.472cm" svg:width="13.526cm" svg:height="5.704cm"/>
          <chart:axis chart:dimension="x" chart:name="primary-x" chart:style-name="ch5" chartooo:axis-type="auto">
            <chartooo:date-scale/>
            <chart:title svg:x="8.247cm" svg:y="8.002cm" chart:style-name="ch6">
              <text:p>Size</text:p>
            </chart:title>
            <chart:categories table:cell-range-address="'2'.M2:'2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2'.N2:'2'.N11" chart:label-cell-address="'2'.N1:'2'.N1" chart:class="chart:bar">
            <chart:regression-curve chart:style-name="ch11"/>
            <chart:data-point chart:repeated="10"/>
          </chart:series>
          <chart:series chart:style-name="ch12" chart:values-cell-range-address="'2'.O2:'2'.O11" chart:label-cell-address="'2'.O1:'2'.O1" chart:class="chart:bar">
            <chart:regression-curve chart:style-name="ch13"/>
            <chart:data-point chart:repeated="10"/>
          </chart:series>
          <chart:series chart:style-name="ch14" chart:values-cell-range-address="'2'.P2:'2'.P11" chart:label-cell-address="'2'.P1:'2'.P1" chart:class="chart:bar">
            <chart:regression-curve chart:style-name="ch15"/>
            <chart:data-point chart:repeated="10"/>
          </chart:series>
          <chart:series chart:style-name="ch16" chart:values-cell-range-address="'2'.Q2:'2'.Q11" chart:label-cell-address="'2'.Q1:'2'.Q1" chart:class="chart:bar">
            <chart:data-point chart:repeated="10"/>
          </chart:series>
          <chart:series chart:style-name="ch17" chart:values-cell-range-address="'2'.R2:'2'.R11" chart:label-cell-address="'2'.R1:'2'.R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2'.N1:'2'.N1</svg:desc>
                </draw:g>
              </table:table-cell>
              <table:table-cell office:value-type="string">
                <text:p>Media - PB V C1</text:p>
                <draw:g>
                  <svg:desc>'2'.O1:'2'.O1</svg:desc>
                </draw:g>
              </table:table-cell>
              <table:table-cell office:value-type="string">
                <text:p>Media - PB V B1</text:p>
                <draw:g>
                  <svg:desc>'2'.P1:'2'.P1</svg:desc>
                </draw:g>
              </table:table-cell>
              <table:table-cell office:value-type="string">
                <text:p>Media - PB T C1</text:p>
                <draw:g>
                  <svg:desc>'2'.Q1:'2'.Q1</svg:desc>
                </draw:g>
              </table:table-cell>
              <table:table-cell office:value-type="string">
                <text:p>Media - PB T B1</text:p>
                <draw:g>
                  <svg:desc>'2'.R1:'2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2'.M2:'2'.M11</svg:desc>
                </draw:g>
              </table:table-cell>
              <table:table-cell office:value-type="float" office:value="179.4">
                <text:p>179.4</text:p>
                <draw:g>
                  <svg:desc>'2'.N2:'2'.N11</svg:desc>
                </draw:g>
              </table:table-cell>
              <table:table-cell office:value-type="float" office:value="179.4">
                <text:p>179.4</text:p>
                <draw:g>
                  <svg:desc>'2'.O2:'2'.O11</svg:desc>
                </draw:g>
              </table:table-cell>
              <table:table-cell office:value-type="float" office:value="179.4">
                <text:p>179.4</text:p>
                <draw:g>
                  <svg:desc>'2'.P2:'2'.P11</svg:desc>
                </draw:g>
              </table:table-cell>
              <table:table-cell office:value-type="float" office:value="179.4">
                <text:p>179.4</text:p>
                <draw:g>
                  <svg:desc>'2'.Q2:'2'.Q11</svg:desc>
                </draw:g>
              </table:table-cell>
              <table:table-cell office:value-type="float" office:value="179.4">
                <text:p>179.4</text:p>
                <draw:g>
                  <svg:desc>'2'.R2:'2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0.2">
                <text:p>150.2</text:p>
              </table:table-cell>
              <table:table-cell office:value-type="float" office:value="150.2">
                <text:p>150.2</text:p>
              </table:table-cell>
              <table:table-cell office:value-type="float" office:value="150.2">
                <text:p>150.2</text:p>
              </table:table-cell>
              <table:table-cell office:value-type="float" office:value="150.2">
                <text:p>150.2</text:p>
              </table:table-cell>
              <table:table-cell office:value-type="float" office:value="150.2">
                <text:p>150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6.6">
                <text:p>166.6</text:p>
              </table:table-cell>
              <table:table-cell office:value-type="float" office:value="166">
                <text:p>166</text:p>
              </table:table-cell>
              <table:table-cell office:value-type="float" office:value="171.1">
                <text:p>171.1</text:p>
              </table:table-cell>
              <table:table-cell office:value-type="float" office:value="168.4">
                <text:p>168.4</text:p>
              </table:table-cell>
              <table:table-cell office:value-type="float" office:value="166.2">
                <text:p>166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9.8">
                <text:p>129.8</text:p>
              </table:table-cell>
              <table:table-cell office:value-type="float" office:value="131">
                <text:p>131</text:p>
              </table:table-cell>
              <table:table-cell office:value-type="float" office:value="133.3">
                <text:p>133.3</text:p>
              </table:table-cell>
              <table:table-cell office:value-type="float" office:value="130.6">
                <text:p>130.6</text:p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9.4">
                <text:p>129.4</text:p>
              </table:table-cell>
              <table:table-cell office:value-type="float" office:value="131.7">
                <text:p>131.7</text:p>
              </table:table-cell>
              <table:table-cell office:value-type="float" office:value="129.6">
                <text:p>129.6</text:p>
              </table:table-cell>
              <table:table-cell office:value-type="float" office:value="133.2">
                <text:p>133.2</text:p>
              </table:table-cell>
              <table:table-cell office:value-type="float" office:value="133.1">
                <text:p>133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2.6">
                <text:p>142.6</text:p>
              </table:table-cell>
              <table:table-cell office:value-type="float" office:value="139.4">
                <text:p>139.4</text:p>
              </table:table-cell>
              <table:table-cell office:value-type="float" office:value="140.2">
                <text:p>140.2</text:p>
              </table:table-cell>
              <table:table-cell office:value-type="float" office:value="145">
                <text:p>145</text:p>
              </table:table-cell>
              <table:table-cell office:value-type="float" office:value="142.1">
                <text:p>142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5">
                <text:p>135</text:p>
              </table:table-cell>
              <table:table-cell office:value-type="float" office:value="137.2">
                <text:p>137.2</text:p>
              </table:table-cell>
              <table:table-cell office:value-type="float" office:value="138.6">
                <text:p>138.6</text:p>
              </table:table-cell>
              <table:table-cell office:value-type="float" office:value="142.2">
                <text:p>142.2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6.6">
                <text:p>136.6</text:p>
              </table:table-cell>
              <table:table-cell office:value-type="float" office:value="141">
                <text:p>141</text:p>
              </table:table-cell>
              <table:table-cell office:value-type="float" office:value="141.7">
                <text:p>141.7</text:p>
              </table:table-cell>
              <table:table-cell office:value-type="float" office:value="147.2">
                <text:p>147.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8.7">
                <text:p>138.7</text:p>
              </table:table-cell>
              <table:table-cell office:value-type="float" office:value="137.9">
                <text:p>137.9</text:p>
              </table:table-cell>
              <table:table-cell office:value-type="float" office:value="141.1">
                <text:p>141.1</text:p>
              </table:table-cell>
              <table:table-cell office:value-type="float" office:value="138.4">
                <text:p>138.4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1.9">
                <text:p>131.9</text:p>
              </table:table-cell>
              <table:table-cell office:value-type="float" office:value="131.7">
                <text:p>131.7</text:p>
              </table:table-cell>
              <table:table-cell office:value-type="float" office:value="136">
                <text:p>136</text:p>
              </table:table-cell>
              <table:table-cell office:value-type="float" office:value="136.6">
                <text:p>136.6</text:p>
              </table:table-cell>
              <table:table-cell office:value-type="float" office:value="131">
                <text:p>13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29cm" svg:height="8.983cm" xlink:href=".." xlink:type="simple" chart:class="chart:bar" chart:style-name="ch1">
        <chart:title svg:x="10.268cm" svg:y="0.315cm" chart:style-name="ch2">
          <text:p>PR step</text:p>
        </chart:title>
        <chart:legend chart:legend-position="end" svg:x="16.157cm" svg:y="2.449cm" style:legend-expansion="high" chart:style-name="ch3"/>
        <chart:plot-area chart:style-name="ch4" table:cell-range-address="'2'.M2:'2'.M11 '2'.S1:'2'.W11" chart:data-source-has-labels="both" svg:x="1.456cm" svg:y="1.273cm" svg:width="14.256cm" svg:height="6.55cm">
          <chartooo:coordinate-region svg:x="2.263cm" svg:y="1.472cm" svg:width="13.449cm" svg:height="5.704cm"/>
          <chart:axis chart:dimension="x" chart:name="primary-x" chart:style-name="ch5" chartooo:axis-type="auto">
            <chartooo:date-scale/>
            <chart:title svg:x="8.209cm" svg:y="8.002cm" chart:style-name="ch6">
              <text:p>Size</text:p>
            </chart:title>
            <chart:categories table:cell-range-address="'2'.M2:'2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2'.S2:'2'.S11" chart:label-cell-address="'2'.S1:'2'.S1" chart:class="chart:bar">
            <chart:regression-curve chart:style-name="ch11"/>
            <chart:data-point chart:repeated="10"/>
          </chart:series>
          <chart:series chart:style-name="ch12" chart:values-cell-range-address="'2'.T2:'2'.T11" chart:label-cell-address="'2'.T1:'2'.T1" chart:class="chart:bar">
            <chart:regression-curve chart:style-name="ch13"/>
            <chart:data-point chart:repeated="10"/>
          </chart:series>
          <chart:series chart:style-name="ch14" chart:values-cell-range-address="'2'.U2:'2'.U11" chart:label-cell-address="'2'.U1:'2'.U1" chart:class="chart:bar">
            <chart:regression-curve chart:style-name="ch15"/>
            <chart:data-point chart:repeated="10"/>
          </chart:series>
          <chart:series chart:style-name="ch16" chart:values-cell-range-address="'2'.V2:'2'.V11" chart:label-cell-address="'2'.V1:'2'.V1" chart:class="chart:bar">
            <chart:data-point chart:repeated="10"/>
          </chart:series>
          <chart:series chart:style-name="ch17" chart:values-cell-range-address="'2'.W2:'2'.W11" chart:label-cell-address="'2'.W1:'2'.W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2'.S1:'2'.S1</svg:desc>
                </draw:g>
              </table:table-cell>
              <table:table-cell office:value-type="string">
                <text:p>Media - PR V C1 </text:p>
                <draw:g>
                  <svg:desc>'2'.T1:'2'.T1</svg:desc>
                </draw:g>
              </table:table-cell>
              <table:table-cell office:value-type="string">
                <text:p>Media - PR V B1</text:p>
                <draw:g>
                  <svg:desc>'2'.U1:'2'.U1</svg:desc>
                </draw:g>
              </table:table-cell>
              <table:table-cell office:value-type="string">
                <text:p>Media - PR T C1</text:p>
                <draw:g>
                  <svg:desc>'2'.V1:'2'.V1</svg:desc>
                </draw:g>
              </table:table-cell>
              <table:table-cell office:value-type="string">
                <text:p>Media - PR T B1</text:p>
                <draw:g>
                  <svg:desc>'2'.W1:'2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2'.M2:'2'.M11</svg:desc>
                </draw:g>
              </table:table-cell>
              <table:table-cell office:value-type="float" office:value="289">
                <text:p>289</text:p>
                <draw:g>
                  <svg:desc>'2'.S2:'2'.S11</svg:desc>
                </draw:g>
              </table:table-cell>
              <table:table-cell office:value-type="float" office:value="289">
                <text:p>289</text:p>
                <draw:g>
                  <svg:desc>'2'.T2:'2'.T11</svg:desc>
                </draw:g>
              </table:table-cell>
              <table:table-cell office:value-type="float" office:value="289">
                <text:p>289</text:p>
                <draw:g>
                  <svg:desc>'2'.U2:'2'.U11</svg:desc>
                </draw:g>
              </table:table-cell>
              <table:table-cell office:value-type="float" office:value="289">
                <text:p>289</text:p>
                <draw:g>
                  <svg:desc>'2'.V2:'2'.V11</svg:desc>
                </draw:g>
              </table:table-cell>
              <table:table-cell office:value-type="float" office:value="289">
                <text:p>289</text:p>
                <draw:g>
                  <svg:desc>'2'.W2:'2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7">
                <text:p>147</text:p>
              </table:table-cell>
              <table:table-cell office:value-type="float" office:value="152.1">
                <text:p>152.1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9.2">
                <text:p>159.2</text:p>
              </table:table-cell>
              <table:table-cell office:value-type="float" office:value="168.5">
                <text:p>168.5</text:p>
              </table:table-cell>
              <table:table-cell office:value-type="float" office:value="172.6">
                <text:p>172.6</text:p>
              </table:table-cell>
              <table:table-cell office:value-type="float" office:value="187.2">
                <text:p>187.2</text:p>
              </table:table-cell>
              <table:table-cell office:value-type="float" office:value="159.4">
                <text:p>159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4">
                <text:p>134</text:p>
              </table:table-cell>
              <table:table-cell office:value-type="float" office:value="135.8">
                <text:p>135.8</text:p>
              </table:table-cell>
              <table:table-cell office:value-type="float" office:value="133.2">
                <text:p>133.2</text:p>
              </table:table-cell>
              <table:table-cell office:value-type="float" office:value="135.2">
                <text:p>135.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2.7">
                <text:p>152.7</text:p>
              </table:table-cell>
              <table:table-cell office:value-type="float" office:value="146.9">
                <text:p>146.9</text:p>
              </table:table-cell>
              <table:table-cell office:value-type="float" office:value="152.2">
                <text:p>152.2</text:p>
              </table:table-cell>
              <table:table-cell office:value-type="float" office:value="165.6">
                <text:p>165.6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8.3">
                <text:p>138.3</text:p>
              </table:table-cell>
              <table:table-cell office:value-type="float" office:value="157.9">
                <text:p>157.9</text:p>
              </table:table-cell>
              <table:table-cell office:value-type="float" office:value="149.7">
                <text:p>149.7</text:p>
              </table:table-cell>
              <table:table-cell office:value-type="float" office:value="151.4">
                <text:p>151.4</text:p>
              </table:table-cell>
              <table:table-cell office:value-type="float" office:value="149.2">
                <text:p>149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1.6">
                <text:p>131.6</text:p>
              </table:table-cell>
              <table:table-cell office:value-type="float" office:value="136">
                <text:p>136</text:p>
              </table:table-cell>
              <table:table-cell office:value-type="float" office:value="145.3">
                <text:p>145.3</text:p>
              </table:table-cell>
              <table:table-cell office:value-type="float" office:value="134.4">
                <text:p>134.4</text:p>
              </table:table-cell>
              <table:table-cell office:value-type="float" office:value="135.6">
                <text:p>135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2.7">
                <text:p>132.7</text:p>
              </table:table-cell>
              <table:table-cell office:value-type="float" office:value="135.8">
                <text:p>135.8</text:p>
              </table:table-cell>
              <table:table-cell office:value-type="float" office:value="143.4">
                <text:p>143.4</text:p>
              </table:table-cell>
              <table:table-cell office:value-type="float" office:value="136.8">
                <text:p>136.8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4.1">
                <text:p>164.1</text:p>
              </table:table-cell>
              <table:table-cell office:value-type="float" office:value="141.2">
                <text:p>141.2</text:p>
              </table:table-cell>
              <table:table-cell office:value-type="float" office:value="146">
                <text:p>146</text:p>
              </table:table-cell>
              <table:table-cell office:value-type="float" office:value="161.6">
                <text:p>161.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6">
                <text:p>146</text:p>
              </table:table-cell>
              <table:table-cell office:value-type="float" office:value="137">
                <text:p>137</text:p>
              </table:table-cell>
              <table:table-cell office:value-type="float" office:value="142.6">
                <text:p>142.6</text:p>
              </table:table-cell>
              <table:table-cell office:value-type="float" office:value="141">
                <text:p>141</text:p>
              </table:table-cell>
              <table:table-cell office:value-type="float" office:value="141.4">
                <text:p>141.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2cm" xlink:href=".." xlink:type="simple" chart:class="chart:bar" chart:style-name="ch1">
        <chart:title svg:x="11.438cm" svg:y="0.315cm" chart:style-name="ch2">
          <text:p>PB step</text:p>
        </chart:title>
        <chart:legend chart:legend-position="end" svg:x="18.578cm" svg:y="1.951cm" style:legend-expansion="high" chart:style-name="ch3"/>
        <chart:plot-area chart:style-name="ch4" table:cell-range-address="'3'.M2:'3'.R11 '3'.N1:'3'.R1" chart:data-source-has-labels="both" svg:x="1.503cm" svg:y="1.273cm" svg:width="16.583cm" svg:height="6.549cm">
          <chartooo:coordinate-region svg:x="2.31cm" svg:y="1.472cm" svg:width="15.776cm" svg:height="5.703cm"/>
          <chart:axis chart:dimension="x" chart:name="primary-x" chart:style-name="ch5" chartooo:axis-type="auto">
            <chartooo:date-scale/>
            <chart:title svg:x="9.419cm" svg:y="8.001cm" chart:style-name="ch6">
              <text:p>Size</text:p>
            </chart:title>
            <chart:categories table:cell-range-address="'3'.M2:'3'.M11"/>
          </chart:axis>
          <chart:axis chart:dimension="y" chart:name="primary-y" chart:style-name="ch7">
            <chart:title svg:x="0.451cm" svg:y="4.935cm" chart:style-name="ch8">
              <text:p>Step</text:p>
            </chart:title>
            <chart:grid chart:style-name="ch9" chart:class="major"/>
          </chart:axis>
          <chart:series chart:style-name="ch10" chart:values-cell-range-address="'3'.N2:'3'.N11" chart:label-cell-address="'3'.N1:'3'.N1" chart:class="chart:bar">
            <chart:regression-curve chart:style-name="ch11"/>
            <chart:data-point chart:repeated="10"/>
          </chart:series>
          <chart:series chart:style-name="ch12" chart:values-cell-range-address="'3'.O2:'3'.O11" chart:label-cell-address="'3'.O1:'3'.O1" chart:class="chart:bar">
            <chart:regression-curve chart:style-name="ch13"/>
            <chart:data-point chart:repeated="10"/>
          </chart:series>
          <chart:series chart:style-name="ch14" chart:values-cell-range-address="'3'.P2:'3'.P11" chart:label-cell-address="'3'.P1:'3'.P1" chart:class="chart:bar">
            <chart:regression-curve chart:style-name="ch15"/>
            <chart:data-point chart:repeated="10"/>
          </chart:series>
          <chart:series chart:style-name="ch16" chart:values-cell-range-address="'3'.Q2:'3'.Q11" chart:label-cell-address="'3'.Q1:'3'.Q1" chart:class="chart:bar">
            <chart:regression-curve chart:style-name="ch17"/>
            <chart:data-point chart:repeated="10"/>
          </chart:series>
          <chart:series chart:style-name="ch18" chart:values-cell-range-address="'3'.R2:'3'.R11" chart:label-cell-address="'3'.R1:'3'.R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3'.N1:'3'.N1</svg:desc>
                </draw:g>
              </table:table-cell>
              <table:table-cell office:value-type="string">
                <text:p>Media - PB V C1</text:p>
                <draw:g>
                  <svg:desc>'3'.O1:'3'.O1</svg:desc>
                </draw:g>
              </table:table-cell>
              <table:table-cell office:value-type="string">
                <text:p>Media - PB V B1</text:p>
                <draw:g>
                  <svg:desc>'3'.P1:'3'.P1</svg:desc>
                </draw:g>
              </table:table-cell>
              <table:table-cell office:value-type="string">
                <text:p>Media - PB T C1</text:p>
                <draw:g>
                  <svg:desc>'3'.Q1:'3'.Q1</svg:desc>
                </draw:g>
              </table:table-cell>
              <table:table-cell office:value-type="string">
                <text:p>Media - PB T B1</text:p>
                <draw:g>
                  <svg:desc>'3'.R1:'3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3'.M2:'3'.M11</svg:desc>
                </draw:g>
              </table:table-cell>
              <table:table-cell office:value-type="float" office:value="182.6">
                <text:p>182.6</text:p>
                <draw:g>
                  <svg:desc>'3'.N2:'3'.N11</svg:desc>
                </draw:g>
              </table:table-cell>
              <table:table-cell office:value-type="float" office:value="182.6">
                <text:p>182.6</text:p>
                <draw:g>
                  <svg:desc>'3'.O2:'3'.O11</svg:desc>
                </draw:g>
              </table:table-cell>
              <table:table-cell office:value-type="float" office:value="182.6">
                <text:p>182.6</text:p>
                <draw:g>
                  <svg:desc>'3'.P2:'3'.P11</svg:desc>
                </draw:g>
              </table:table-cell>
              <table:table-cell office:value-type="float" office:value="182.6">
                <text:p>182.6</text:p>
                <draw:g>
                  <svg:desc>'3'.Q2:'3'.Q11</svg:desc>
                </draw:g>
              </table:table-cell>
              <table:table-cell office:value-type="float" office:value="182.6">
                <text:p>182.6</text:p>
                <draw:g>
                  <svg:desc>'3'.R2:'3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3.9">
                <text:p>203.9</text:p>
              </table:table-cell>
              <table:table-cell office:value-type="float" office:value="203.9">
                <text:p>203.9</text:p>
              </table:table-cell>
              <table:table-cell office:value-type="float" office:value="203.9">
                <text:p>203.9</text:p>
              </table:table-cell>
              <table:table-cell office:value-type="float" office:value="203.9">
                <text:p>203.9</text:p>
              </table:table-cell>
              <table:table-cell office:value-type="float" office:value="203.9">
                <text:p>203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2">
                <text:p>152</text:p>
              </table:table-cell>
              <table:table-cell office:value-type="float" office:value="151.4">
                <text:p>151.4</text:p>
              </table:table-cell>
              <table:table-cell office:value-type="float" office:value="153.3">
                <text:p>153.3</text:p>
              </table:table-cell>
              <table:table-cell office:value-type="float" office:value="138.2">
                <text:p>138.2</text:p>
              </table:table-cell>
              <table:table-cell office:value-type="float" office:value="142.1">
                <text:p>142.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2.6">
                <text:p>112.6</text:p>
              </table:table-cell>
              <table:table-cell office:value-type="float" office:value="104.1">
                <text:p>104.1</text:p>
              </table:table-cell>
              <table:table-cell office:value-type="float" office:value="104.1">
                <text:p>104.1</text:p>
              </table:table-cell>
              <table:table-cell office:value-type="float" office:value="104.8">
                <text:p>104.8</text:p>
              </table:table-cell>
              <table:table-cell office:value-type="float" office:value="110.9">
                <text:p>110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3.1">
                <text:p>123.1</text:p>
              </table:table-cell>
              <table:table-cell office:value-type="float" office:value="123.2">
                <text:p>123.2</text:p>
              </table:table-cell>
              <table:table-cell office:value-type="float" office:value="123">
                <text:p>123</text:p>
              </table:table-cell>
              <table:table-cell office:value-type="float" office:value="126.2">
                <text:p>126.2</text:p>
              </table:table-cell>
              <table:table-cell office:value-type="float" office:value="121.9">
                <text:p>121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.6">
                <text:p>100.6</text:p>
              </table:table-cell>
              <table:table-cell office:value-type="float" office:value="99.7">
                <text:p>99.7</text:p>
              </table:table-cell>
              <table:table-cell office:value-type="float" office:value="99.8">
                <text:p>99.8</text:p>
              </table:table-cell>
              <table:table-cell office:value-type="float" office:value="100.6">
                <text:p>100.6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.5">
                <text:p>100.5</text:p>
              </table:table-cell>
              <table:table-cell office:value-type="float" office:value="102.7">
                <text:p>102.7</text:p>
              </table:table-cell>
              <table:table-cell office:value-type="float" office:value="120.2">
                <text:p>120.2</text:p>
              </table:table-cell>
              <table:table-cell office:value-type="float" office:value="102.2">
                <text:p>102.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0.6">
                <text:p>80.6</text:p>
              </table:table-cell>
              <table:table-cell office:value-type="float" office:value="80.5">
                <text:p>80.5</text:p>
              </table:table-cell>
              <table:table-cell office:value-type="float" office:value="89.8">
                <text:p>89.8</text:p>
              </table:table-cell>
              <table:table-cell office:value-type="float" office:value="89.2">
                <text:p>89.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.6">
                <text:p>82.6</text:p>
              </table:table-cell>
              <table:table-cell office:value-type="float" office:value="86">
                <text:p>86</text:p>
              </table:table-cell>
              <table:table-cell office:value-type="float" office:value="84.6">
                <text:p>84.6</text:p>
              </table:table-cell>
              <table:table-cell office:value-type="float" office:value="84.8">
                <text:p>84.8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1.7">
                <text:p>81.7</text:p>
              </table:table-cell>
              <table:table-cell office:value-type="float" office:value="86.8">
                <text:p>86.8</text:p>
              </table:table-cell>
              <table:table-cell office:value-type="float" office:value="84.5">
                <text:p>84.5</text:p>
              </table:table-cell>
              <table:table-cell office:value-type="float" office:value="83">
                <text:p>83</text:p>
              </table:table-cell>
              <table:table-cell office:value-type="float" office:value="79.9">
                <text:p>79.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6cm" svg:height="8.983cm" xlink:href=".." xlink:type="simple" chart:class="chart:bar" chart:style-name="ch1">
        <chart:title svg:x="11.411cm" svg:y="0.315cm" chart:style-name="ch2">
          <text:p>PR step</text:p>
        </chart:title>
        <chart:legend chart:legend-position="end" svg:x="18.443cm" svg:y="1.951cm" style:legend-expansion="high" chart:style-name="ch3"/>
        <chart:plot-area chart:style-name="ch4" table:cell-range-address="'3'.M2:'3'.M11 '3'.S1:'3'.W11" chart:data-source-has-labels="both" svg:x="1.502cm" svg:y="1.273cm" svg:width="16.45cm" svg:height="6.55cm">
          <chartooo:coordinate-region svg:x="2.309cm" svg:y="1.472cm" svg:width="15.643cm" svg:height="5.704cm"/>
          <chart:axis chart:dimension="x" chart:name="primary-x" chart:style-name="ch5" chartooo:axis-type="auto">
            <chartooo:date-scale/>
            <chart:title svg:x="9.352cm" svg:y="8.002cm" chart:style-name="ch6">
              <text:p>Size</text:p>
            </chart:title>
            <chart:categories table:cell-range-address="'3'.M2:'3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3'.S2:'3'.S11" chart:label-cell-address="'3'.S1:'3'.S1" chart:class="chart:bar">
            <chart:regression-curve chart:style-name="ch11"/>
            <chart:data-point chart:repeated="10"/>
          </chart:series>
          <chart:series chart:style-name="ch12" chart:values-cell-range-address="'3'.T2:'3'.T11" chart:label-cell-address="'3'.T1:'3'.T1" chart:class="chart:bar">
            <chart:regression-curve chart:style-name="ch13"/>
            <chart:data-point chart:repeated="10"/>
          </chart:series>
          <chart:series chart:style-name="ch14" chart:values-cell-range-address="'3'.U2:'3'.U11" chart:label-cell-address="'3'.U1:'3'.U1" chart:class="chart:bar">
            <chart:regression-curve chart:style-name="ch15"/>
            <chart:data-point chart:repeated="10"/>
          </chart:series>
          <chart:series chart:style-name="ch16" chart:values-cell-range-address="'3'.V2:'3'.V11" chart:label-cell-address="'3'.V1:'3'.V1" chart:class="chart:bar">
            <chart:regression-curve chart:style-name="ch17"/>
            <chart:data-point chart:repeated="10"/>
          </chart:series>
          <chart:series chart:style-name="ch18" chart:values-cell-range-address="'3'.W2:'3'.W11" chart:label-cell-address="'3'.W1:'3'.W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3'.S1:'3'.S1</svg:desc>
                </draw:g>
              </table:table-cell>
              <table:table-cell office:value-type="string">
                <text:p>Media - PR V C1 </text:p>
                <draw:g>
                  <svg:desc>'3'.T1:'3'.T1</svg:desc>
                </draw:g>
              </table:table-cell>
              <table:table-cell office:value-type="string">
                <text:p>Media - PR V B1</text:p>
                <draw:g>
                  <svg:desc>'3'.U1:'3'.U1</svg:desc>
                </draw:g>
              </table:table-cell>
              <table:table-cell office:value-type="string">
                <text:p>Media - PR T C1</text:p>
                <draw:g>
                  <svg:desc>'3'.V1:'3'.V1</svg:desc>
                </draw:g>
              </table:table-cell>
              <table:table-cell office:value-type="string">
                <text:p>Media - PR T B1</text:p>
                <draw:g>
                  <svg:desc>'3'.W1:'3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3'.M2:'3'.M11</svg:desc>
                </draw:g>
              </table:table-cell>
              <table:table-cell office:value-type="float" office:value="167.8">
                <text:p>167.8</text:p>
                <draw:g>
                  <svg:desc>'3'.S2:'3'.S11</svg:desc>
                </draw:g>
              </table:table-cell>
              <table:table-cell office:value-type="float" office:value="167.9">
                <text:p>167.9</text:p>
                <draw:g>
                  <svg:desc>'3'.T2:'3'.T11</svg:desc>
                </draw:g>
              </table:table-cell>
              <table:table-cell office:value-type="float" office:value="168.5">
                <text:p>168.5</text:p>
                <draw:g>
                  <svg:desc>'3'.U2:'3'.U11</svg:desc>
                </draw:g>
              </table:table-cell>
              <table:table-cell office:value-type="float" office:value="167.8">
                <text:p>167.8</text:p>
                <draw:g>
                  <svg:desc>'3'.V2:'3'.V11</svg:desc>
                </draw:g>
              </table:table-cell>
              <table:table-cell office:value-type="float" office:value="167.8">
                <text:p>167.8</text:p>
                <draw:g>
                  <svg:desc>'3'.W2:'3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6.1">
                <text:p>136.1</text:p>
              </table:table-cell>
              <table:table-cell office:value-type="float" office:value="136.1">
                <text:p>136.1</text:p>
              </table:table-cell>
              <table:table-cell office:value-type="float" office:value="139.6">
                <text:p>139.6</text:p>
              </table:table-cell>
              <table:table-cell office:value-type="float" office:value="136.1">
                <text:p>136.1</text:p>
              </table:table-cell>
              <table:table-cell office:value-type="float" office:value="136.1">
                <text:p>136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111.3">
                <text:p>111.3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1.4">
                <text:p>111.4</text:p>
              </table:table-cell>
              <table:table-cell office:value-type="float" office:value="105.6">
                <text:p>105.6</text:p>
              </table:table-cell>
              <table:table-cell office:value-type="float" office:value="116">
                <text:p>116</text:p>
              </table:table-cell>
              <table:table-cell office:value-type="float" office:value="101.4">
                <text:p>101.4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2.2">
                <text:p>92.2</text:p>
              </table:table-cell>
              <table:table-cell office:value-type="float" office:value="94.4">
                <text:p>94.4</text:p>
              </table:table-cell>
              <table:table-cell office:value-type="float" office:value="93.5">
                <text:p>93.5</text:p>
              </table:table-cell>
              <table:table-cell office:value-type="float" office:value="95.2">
                <text:p>95.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.5">
                <text:p>92.5</text:p>
              </table:table-cell>
              <table:table-cell office:value-type="float" office:value="98.4">
                <text:p>98.4</text:p>
              </table:table-cell>
              <table:table-cell office:value-type="float" office:value="95.8">
                <text:p>95.8</text:p>
              </table:table-cell>
              <table:table-cell office:value-type="float" office:value="92.6">
                <text:p>92.6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9.8">
                <text:p>79.8</text:p>
              </table:table-cell>
              <table:table-cell office:value-type="float" office:value="82.2">
                <text:p>82.2</text:p>
              </table:table-cell>
              <table:table-cell office:value-type="float" office:value="88.4">
                <text:p>88.4</text:p>
              </table:table-cell>
              <table:table-cell office:value-type="float" office:value="79.8">
                <text:p>79.8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3">
                <text:p>83</text:p>
              </table:table-cell>
              <table:table-cell office:value-type="float" office:value="79.1">
                <text:p>79.1</text:p>
              </table:table-cell>
              <table:table-cell office:value-type="float" office:value="86.1">
                <text:p>86.1</text:p>
              </table:table-cell>
              <table:table-cell office:value-type="float" office:value="79.8">
                <text:p>79.8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.2">
                <text:p>71.2</text:p>
              </table:table-cell>
              <table:table-cell office:value-type="float" office:value="82.8">
                <text:p>82.8</text:p>
              </table:table-cell>
              <table:table-cell office:value-type="float" office:value="80">
                <text:p>80</text:p>
              </table:table-cell>
              <table:table-cell office:value-type="float" office:value="75.2">
                <text:p>75.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9.1">
                <text:p>69.1</text:p>
              </table:table-cell>
              <table:table-cell office:value-type="float" office:value="80.9">
                <text:p>80.9</text:p>
              </table:table-cell>
              <table:table-cell office:value-type="float" office:value="81.5">
                <text:p>81.5</text:p>
              </table:table-cell>
              <table:table-cell office:value-type="float" office:value="79.4">
                <text:p>79.4</text:p>
              </table:table-cell>
              <table:table-cell office:value-type="float" office:value="71.6">
                <text:p>71.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663cm" svg:height="8.982cm" xlink:href=".." xlink:type="simple" chart:class="chart:bar" chart:style-name="ch1">
        <chart:title svg:x="11.467cm" svg:y="0.315cm" chart:style-name="ch2">
          <text:p>PB step</text:p>
        </chart:title>
        <chart:legend chart:legend-position="end" svg:x="18.662cm" svg:y="2.698cm" style:legend-expansion="high" chart:style-name="ch3"/>
        <chart:plot-area chart:style-name="ch4" table:cell-range-address="'4'.M2:'4'.R11 '4'.N1:'4'.R1" chart:data-source-has-labels="both" svg:x="1.504cm" svg:y="1.273cm" svg:width="16.665cm" svg:height="6.549cm">
          <chartooo:coordinate-region svg:x="2.311cm" svg:y="1.472cm" svg:width="15.858cm" svg:height="5.703cm"/>
          <chart:axis chart:dimension="x" chart:name="primary-x" chart:style-name="ch5" chartooo:axis-type="auto">
            <chartooo:date-scale/>
            <chart:title svg:x="9.461cm" svg:y="8.001cm" chart:style-name="ch6">
              <text:p>Size</text:p>
            </chart:title>
            <chart:categories table:cell-range-address="'4'.M2:'4'.M11"/>
          </chart:axis>
          <chart:axis chart:dimension="y" chart:name="primary-y" chart:style-name="ch7">
            <chart:title svg:x="0.451cm" svg:y="4.935cm" chart:style-name="ch8">
              <text:p>Step</text:p>
            </chart:title>
            <chart:grid chart:style-name="ch9" chart:class="major"/>
          </chart:axis>
          <chart:series chart:style-name="ch10" chart:values-cell-range-address="'4'.N2:'4'.N11" chart:label-cell-address="'4'.N1:'4'.N1" chart:class="chart:bar">
            <chart:regression-curve chart:style-name="ch11"/>
            <chart:data-point chart:repeated="10"/>
          </chart:series>
          <chart:series chart:style-name="ch12" chart:values-cell-range-address="'4'.O2:'4'.O11" chart:label-cell-address="'4'.O1:'4'.O1" chart:class="chart:bar">
            <chart:data-point chart:repeated="10"/>
          </chart:series>
          <chart:series chart:style-name="ch13" chart:values-cell-range-address="'4'.P2:'4'.P11" chart:label-cell-address="'4'.P1:'4'.P1" chart:class="chart:bar">
            <chart:data-point chart:repeated="10"/>
          </chart:series>
          <chart:series chart:style-name="ch14" chart:values-cell-range-address="'4'.Q2:'4'.Q11" chart:label-cell-address="'4'.Q1:'4'.Q1" chart:class="chart:bar">
            <chart:data-point chart:repeated="10"/>
          </chart:series>
          <chart:series chart:style-name="ch15" chart:values-cell-range-address="'4'.R2:'4'.R11" chart:label-cell-address="'4'.R1:'4'.R1" chart:class="chart:bar">
            <chart:regression-curve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4'.N1:'4'.N1</svg:desc>
                </draw:g>
              </table:table-cell>
              <table:table-cell office:value-type="string">
                <text:p>Media - PB V C1</text:p>
                <draw:g>
                  <svg:desc>'4'.O1:'4'.O1</svg:desc>
                </draw:g>
              </table:table-cell>
              <table:table-cell office:value-type="string">
                <text:p>Media - PB V B1</text:p>
                <draw:g>
                  <svg:desc>'4'.P1:'4'.P1</svg:desc>
                </draw:g>
              </table:table-cell>
              <table:table-cell office:value-type="string">
                <text:p>Media - PB T C1</text:p>
                <draw:g>
                  <svg:desc>'4'.Q1:'4'.Q1</svg:desc>
                </draw:g>
              </table:table-cell>
              <table:table-cell office:value-type="string">
                <text:p>Media - PB T B1</text:p>
                <draw:g>
                  <svg:desc>'4'.R1:'4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4'.M2:'4'.M11</svg:desc>
                </draw:g>
              </table:table-cell>
              <table:table-cell office:value-type="float" office:value="105">
                <text:p>105</text:p>
                <draw:g>
                  <svg:desc>'4'.N2:'4'.N11</svg:desc>
                </draw:g>
              </table:table-cell>
              <table:table-cell office:value-type="float" office:value="105">
                <text:p>105</text:p>
                <draw:g>
                  <svg:desc>'4'.O2:'4'.O11</svg:desc>
                </draw:g>
              </table:table-cell>
              <table:table-cell office:value-type="float" office:value="105">
                <text:p>105</text:p>
                <draw:g>
                  <svg:desc>'4'.P2:'4'.P11</svg:desc>
                </draw:g>
              </table:table-cell>
              <table:table-cell office:value-type="float" office:value="105">
                <text:p>105</text:p>
                <draw:g>
                  <svg:desc>'4'.Q2:'4'.Q11</svg:desc>
                </draw:g>
              </table:table-cell>
              <table:table-cell office:value-type="float" office:value="105">
                <text:p>105</text:p>
                <draw:g>
                  <svg:desc>'4'.R2:'4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3.1">
                <text:p>93.1</text:p>
              </table:table-cell>
              <table:table-cell office:value-type="float" office:value="93.1">
                <text:p>93.1</text:p>
              </table:table-cell>
              <table:table-cell office:value-type="float" office:value="93.1">
                <text:p>93.1</text:p>
              </table:table-cell>
              <table:table-cell office:value-type="float" office:value="93.1">
                <text:p>93.1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3.5">
                <text:p>83.5</text:p>
              </table:table-cell>
              <table:table-cell office:value-type="float" office:value="82.9">
                <text:p>82.9</text:p>
              </table:table-cell>
              <table:table-cell office:value-type="float" office:value="84.8">
                <text:p>84.8</text:p>
              </table:table-cell>
              <table:table-cell office:value-type="float" office:value="79">
                <text:p>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1.1">
                <text:p>91.1</text:p>
              </table:table-cell>
              <table:table-cell office:value-type="float" office:value="91.8">
                <text:p>91.8</text:p>
              </table:table-cell>
              <table:table-cell office:value-type="float" office:value="105.9">
                <text:p>105.9</text:p>
              </table:table-cell>
              <table:table-cell office:value-type="float" office:value="91.2">
                <text:p>91.2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3.7">
                <text:p>73.7</text:p>
              </table:table-cell>
              <table:table-cell office:value-type="float" office:value="60.8">
                <text:p>60.8</text:p>
              </table:table-cell>
              <table:table-cell office:value-type="float" office:value="65">
                <text:p>65</text:p>
              </table:table-cell>
              <table:table-cell office:value-type="float" office:value="68.2">
                <text:p>68.2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6">
                <text:p>57.6</text:p>
              </table:table-cell>
              <table:table-cell office:value-type="float" office:value="61.2">
                <text:p>61.2</text:p>
              </table:table-cell>
              <table:table-cell office:value-type="float" office:value="63.4">
                <text:p>63.4</text:p>
              </table:table-cell>
              <table:table-cell office:value-type="float" office:value="78.4">
                <text:p>78.4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3.5">
                <text:p>63.5</text:p>
              </table:table-cell>
              <table:table-cell office:value-type="float" office:value="64.5">
                <text:p>64.5</text:p>
              </table:table-cell>
              <table:table-cell office:value-type="float" office:value="67.2">
                <text:p>67.2</text:p>
              </table:table-cell>
              <table:table-cell office:value-type="float" office:value="68.6">
                <text:p>68.6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9.2">
                <text:p>59.2</text:p>
              </table:table-cell>
              <table:table-cell office:value-type="float" office:value="60.8">
                <text:p>60.8</text:p>
              </table:table-cell>
              <table:table-cell office:value-type="float" office:value="56.7">
                <text:p>56.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.9">
                <text:p>61.9</text:p>
              </table:table-cell>
              <table:table-cell office:value-type="float" office:value="58.1">
                <text:p>58.1</text:p>
              </table:table-cell>
              <table:table-cell office:value-type="float" office:value="54.8">
                <text:p>54.8</text:p>
              </table:table-cell>
              <table:table-cell office:value-type="float" office:value="70.4">
                <text:p>70.4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1">
                <text:p>61</text:p>
              </table:table-cell>
              <table:table-cell office:value-type="float" office:value="77">
                <text:p>77</text:p>
              </table:table-cell>
              <table:table-cell office:value-type="float" office:value="64.5">
                <text:p>64.5</text:p>
              </table:table-cell>
              <table:table-cell office:value-type="float" office:value="62.8">
                <text:p>62.8</text:p>
              </table:table-cell>
              <table:table-cell office:value-type="float" office:value="50.7">
                <text:p>50.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548cm" svg:y="0.316cm" chart:style-name="ch2">
          <text:p>PR Interference</text:p>
        </chart:title>
        <chart:legend chart:legend-position="end" svg:x="19.601cm" svg:y="2.708cm" style:legend-expansion="high" chart:style-name="ch3"/>
        <chart:plot-area chart:style-name="ch4" table:cell-range-address="'1'.A2:'1'.A11 '1'.G1:'1'.K11" chart:data-source-has-labels="both" svg:x="1.498cm" svg:y="1.275cm" svg:width="17.616cm" svg:height="6.566cm">
          <chartooo:coordinate-region svg:x="2.305cm" svg:y="1.474cm" svg:width="16.809cm" svg:height="5.72cm"/>
          <chart:axis chart:dimension="x" chart:name="primary-x" chart:style-name="ch5" chartooo:axis-type="auto">
            <chartooo:date-scale/>
            <chart:title svg:x="9.931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1'.G2:'1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1'.H2:'1'.H11" chart:label-cell-address="'1'.H1:'1'.H1" chart:class="chart:bar">
            <chart:data-point chart:repeated="10"/>
          </chart:series>
          <chart:series chart:style-name="ch13" chart:values-cell-range-address="'1'.I2:'1'.I11" chart:label-cell-address="'1'.I1:'1'.I1" chart:class="chart:bar">
            <chart:regression-curve chart:style-name="ch14"/>
            <chart:data-point chart:repeated="10"/>
          </chart:series>
          <chart:series chart:style-name="ch15" chart:values-cell-range-address="'1'.J2:'1'.J11" chart:label-cell-address="'1'.J1:'1'.J1" chart:class="chart:bar">
            <chart:data-point chart:repeated="10"/>
          </chart:series>
          <chart:series chart:style-name="ch16" chart:values-cell-range-address="'1'.K2:'1'.K11" chart:label-cell-address="'1'.K1:'1'.K1" chart:class="chart:ba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79.8982304890739">
                <text:p>79.8982304890739</text:p>
                <draw:g>
                  <svg:desc>'1'.G2:'1'.G11</svg:desc>
                </draw:g>
              </table:table-cell>
              <table:table-cell office:value-type="float" office:value="68.2337582457558">
                <text:p>68.2337582457558</text:p>
                <draw:g>
                  <svg:desc>'1'.H2:'1'.H11</svg:desc>
                </draw:g>
              </table:table-cell>
              <table:table-cell office:value-type="float" office:value="73.8574861566858">
                <text:p>73.8574861566858</text:p>
                <draw:g>
                  <svg:desc>'1'.I2:'1'.I11</svg:desc>
                </draw:g>
              </table:table-cell>
              <table:table-cell office:value-type="float" office:value="79.8982304890739">
                <text:p>79.8982304890739</text:p>
                <draw:g>
                  <svg:desc>'1'.J2:'1'.J11</svg:desc>
                </draw:g>
              </table:table-cell>
              <table:table-cell office:value-type="float" office:value="79.8982304890739">
                <text:p>79.8982304890739</text:p>
                <draw:g>
                  <svg:desc>'1'.K2:'1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1.9702402472528">
                <text:p>71.9702402472528</text:p>
              </table:table-cell>
              <table:table-cell office:value-type="float" office:value="64.539828440678">
                <text:p>64.539828440678</text:p>
              </table:table-cell>
              <table:table-cell office:value-type="float" office:value="66.0220501520784">
                <text:p>66.0220501520784</text:p>
              </table:table-cell>
              <table:table-cell office:value-type="float" office:value="71.9702402472528">
                <text:p>71.9702402472528</text:p>
              </table:table-cell>
              <table:table-cell office:value-type="float" office:value="71.9702402472528">
                <text:p>71.97024024725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7.337621990629">
                <text:p>137.337621990629</text:p>
              </table:table-cell>
              <table:table-cell office:value-type="float" office:value="152.173986280352">
                <text:p>152.173986280352</text:p>
              </table:table-cell>
              <table:table-cell office:value-type="float" office:value="146.145737348341">
                <text:p>146.145737348341</text:p>
              </table:table-cell>
              <table:table-cell office:value-type="float" office:value="128.660236065574">
                <text:p>128.660236065574</text:p>
              </table:table-cell>
              <table:table-cell office:value-type="float" office:value="141.364053742867">
                <text:p>141.3640537428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9.776317971933">
                <text:p>129.776317971933</text:p>
              </table:table-cell>
              <table:table-cell office:value-type="float" office:value="103.865038208116">
                <text:p>103.865038208116</text:p>
              </table:table-cell>
              <table:table-cell office:value-type="float" office:value="124.403352993648">
                <text:p>124.403352993648</text:p>
              </table:table-cell>
              <table:table-cell office:value-type="float" office:value="98.6067393125672">
                <text:p>98.6067393125672</text:p>
              </table:table-cell>
              <table:table-cell office:value-type="float" office:value="90.151467514271">
                <text:p>90.1514675142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6.6956074697994">
                <text:p>96.6956074697994</text:p>
              </table:table-cell>
              <table:table-cell office:value-type="float" office:value="105.116292273051">
                <text:p>105.116292273051</text:p>
              </table:table-cell>
              <table:table-cell office:value-type="float" office:value="134.212265044305">
                <text:p>134.212265044305</text:p>
              </table:table-cell>
              <table:table-cell office:value-type="float" office:value="135.599692215569">
                <text:p>135.599692215569</text:p>
              </table:table-cell>
              <table:table-cell office:value-type="float" office:value="131.214765396114">
                <text:p>131.2147653961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8.647134993204">
                <text:p>138.647134993204</text:p>
              </table:table-cell>
              <table:table-cell office:value-type="float" office:value="133.894500702823">
                <text:p>133.894500702823</text:p>
              </table:table-cell>
              <table:table-cell office:value-type="float" office:value="138.705871941349">
                <text:p>138.705871941349</text:p>
              </table:table-cell>
              <table:table-cell office:value-type="float" office:value="133.676709633136">
                <text:p>133.676709633136</text:p>
              </table:table-cell>
              <table:table-cell office:value-type="float" office:value="143.418294677295">
                <text:p>143.4182946772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0.27062961515">
                <text:p>150.27062961515</text:p>
              </table:table-cell>
              <table:table-cell office:value-type="float" office:value="141.472201877781">
                <text:p>141.472201877781</text:p>
              </table:table-cell>
              <table:table-cell office:value-type="float" office:value="139.18652802843">
                <text:p>139.18652802843</text:p>
              </table:table-cell>
              <table:table-cell office:value-type="float" office:value="108.305427192243">
                <text:p>108.305427192243</text:p>
              </table:table-cell>
              <table:table-cell office:value-type="float" office:value="108.597315833667">
                <text:p>108.597315833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3.185830277643">
                <text:p>113.185830277643</text:p>
              </table:table-cell>
              <table:table-cell office:value-type="float" office:value="128.140655868972">
                <text:p>128.140655868972</text:p>
              </table:table-cell>
              <table:table-cell office:value-type="float" office:value="139.375539076044">
                <text:p>139.375539076044</text:p>
              </table:table-cell>
              <table:table-cell office:value-type="float" office:value="121.078977244259">
                <text:p>121.078977244259</text:p>
              </table:table-cell>
              <table:table-cell office:value-type="float" office:value="117.893413610623">
                <text:p>117.8934136106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1.0340172471816">
                <text:p>91.0340172471816</text:p>
              </table:table-cell>
              <table:table-cell office:value-type="float" office:value="109.634426553471">
                <text:p>109.634426553471</text:p>
              </table:table-cell>
              <table:table-cell office:value-type="float" office:value="101.99993599628">
                <text:p>101.99993599628</text:p>
              </table:table-cell>
              <table:table-cell office:value-type="float" office:value="115.497717678008">
                <text:p>115.497717678008</text:p>
              </table:table-cell>
              <table:table-cell office:value-type="float" office:value="108.025815195449">
                <text:p>108.0258151954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0.610333739801">
                <text:p>120.610333739801</text:p>
              </table:table-cell>
              <table:table-cell office:value-type="float" office:value="123.385739313489">
                <text:p>123.385739313489</text:p>
              </table:table-cell>
              <table:table-cell office:value-type="float" office:value="131.136014153046">
                <text:p>131.136014153046</text:p>
              </table:table-cell>
              <table:table-cell office:value-type="float" office:value="122.59914344005">
                <text:p>122.59914344005</text:p>
              </table:table-cell>
              <table:table-cell office:value-type="float" office:value="116.329421185128">
                <text:p>116.3294211851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576cm" svg:height="8.983cm" xlink:href=".." xlink:type="simple" chart:class="chart:bar" chart:style-name="ch1">
        <chart:title svg:x="11.411cm" svg:y="0.315cm" chart:style-name="ch2">
          <text:p>PR step</text:p>
        </chart:title>
        <chart:legend chart:legend-position="end" svg:x="18.549cm" svg:y="2.449cm" style:legend-expansion="high" chart:style-name="ch3"/>
        <chart:plot-area chart:style-name="ch4" table:cell-range-address="'4'.M2:'4'.M11 '4'.S1:'4'.W11" chart:data-source-has-labels="both" svg:x="1.502cm" svg:y="1.273cm" svg:width="16.556cm" svg:height="6.55cm">
          <chartooo:coordinate-region svg:x="2.309cm" svg:y="1.472cm" svg:width="15.749cm" svg:height="5.704cm"/>
          <chart:axis chart:dimension="x" chart:name="primary-x" chart:style-name="ch5" chartooo:axis-type="auto">
            <chartooo:date-scale/>
            <chart:title svg:x="9.405cm" svg:y="8.002cm" chart:style-name="ch6">
              <text:p>Size</text:p>
            </chart:title>
            <chart:categories table:cell-range-address="'4'.M2:'4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4'.S2:'4'.S11" chart:label-cell-address="'4'.S1:'4'.S1" chart:class="chart:bar">
            <chart:regression-curve chart:style-name="ch11"/>
            <chart:data-point chart:repeated="10"/>
          </chart:series>
          <chart:series chart:style-name="ch12" chart:values-cell-range-address="'4'.T2:'4'.T11" chart:label-cell-address="'4'.T1:'4'.T1" chart:class="chart:bar">
            <chart:data-point chart:repeated="10"/>
          </chart:series>
          <chart:series chart:style-name="ch13" chart:values-cell-range-address="'4'.U2:'4'.U11" chart:label-cell-address="'4'.U1:'4'.U1" chart:class="chart:bar">
            <chart:regression-curve chart:style-name="ch14"/>
            <chart:data-point chart:repeated="10"/>
          </chart:series>
          <chart:series chart:style-name="ch15" chart:values-cell-range-address="'4'.V2:'4'.V11" chart:label-cell-address="'4'.V1:'4'.V1" chart:class="chart:bar">
            <chart:data-point chart:repeated="10"/>
          </chart:series>
          <chart:series chart:style-name="ch16" chart:values-cell-range-address="'4'.W2:'4'.W11" chart:label-cell-address="'4'.W1:'4'.W1" chart:class="chart:bar">
            <chart:regression-curve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4'.S1:'4'.S1</svg:desc>
                </draw:g>
              </table:table-cell>
              <table:table-cell office:value-type="string">
                <text:p>Media - PR V C1 </text:p>
                <draw:g>
                  <svg:desc>'4'.T1:'4'.T1</svg:desc>
                </draw:g>
              </table:table-cell>
              <table:table-cell office:value-type="string">
                <text:p>Media - PR V B1</text:p>
                <draw:g>
                  <svg:desc>'4'.U1:'4'.U1</svg:desc>
                </draw:g>
              </table:table-cell>
              <table:table-cell office:value-type="string">
                <text:p>Media - PR T C1</text:p>
                <draw:g>
                  <svg:desc>'4'.V1:'4'.V1</svg:desc>
                </draw:g>
              </table:table-cell>
              <table:table-cell office:value-type="string">
                <text:p>Media - PR T B1</text:p>
                <draw:g>
                  <svg:desc>'4'.W1:'4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4'.M2:'4'.M11</svg:desc>
                </draw:g>
              </table:table-cell>
              <table:table-cell office:value-type="float" office:value="101">
                <text:p>101</text:p>
                <draw:g>
                  <svg:desc>'4'.S2:'4'.S11</svg:desc>
                </draw:g>
              </table:table-cell>
              <table:table-cell office:value-type="float" office:value="101">
                <text:p>101</text:p>
                <draw:g>
                  <svg:desc>'4'.T2:'4'.T11</svg:desc>
                </draw:g>
              </table:table-cell>
              <table:table-cell office:value-type="float" office:value="100.9">
                <text:p>100.9</text:p>
                <draw:g>
                  <svg:desc>'4'.U2:'4'.U11</svg:desc>
                </draw:g>
              </table:table-cell>
              <table:table-cell office:value-type="float" office:value="101">
                <text:p>101</text:p>
                <draw:g>
                  <svg:desc>'4'.V2:'4'.V11</svg:desc>
                </draw:g>
              </table:table-cell>
              <table:table-cell office:value-type="float" office:value="101">
                <text:p>101</text:p>
                <draw:g>
                  <svg:desc>'4'.W2:'4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8.4">
                <text:p>78.4</text:p>
              </table:table-cell>
              <table:table-cell office:value-type="float" office:value="76.3">
                <text:p>76.3</text:p>
              </table:table-cell>
              <table:table-cell office:value-type="float" office:value="74.9">
                <text:p>74.9</text:p>
              </table:table-cell>
              <table:table-cell office:value-type="float" office:value="76.6">
                <text:p>76.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.1">
                <text:p>53.1</text:p>
              </table:table-cell>
              <table:table-cell office:value-type="float" office:value="51">
                <text:p>51</text:p>
              </table:table-cell>
              <table:table-cell office:value-type="float" office:value="50.1">
                <text:p>50.1</text:p>
              </table:table-cell>
              <table:table-cell office:value-type="float" office:value="53.4">
                <text:p>53.4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7.7">
                <text:p>77.7</text:p>
              </table:table-cell>
              <table:table-cell office:value-type="float" office:value="69.9">
                <text:p>69.9</text:p>
              </table:table-cell>
              <table:table-cell office:value-type="float" office:value="70.1">
                <text:p>70.1</text:p>
              </table:table-cell>
              <table:table-cell office:value-type="float" office:value="68.4">
                <text:p>68.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2.4">
                <text:p>52.4</text:p>
              </table:table-cell>
              <table:table-cell office:value-type="float" office:value="51.2">
                <text:p>51.2</text:p>
              </table:table-cell>
              <table:table-cell office:value-type="float" office:value="51.1">
                <text:p>51.1</text:p>
              </table:table-cell>
              <table:table-cell office:value-type="float" office:value="52.4">
                <text:p>52.4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54.3">
                <text:p>54.3</text:p>
              </table:table-cell>
              <table:table-cell office:value-type="float" office:value="54.3">
                <text:p>54.3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7.7">
                <text:p>57.7</text:p>
              </table:table-cell>
              <table:table-cell office:value-type="float" office:value="57.1">
                <text:p>57.1</text:p>
              </table:table-cell>
              <table:table-cell office:value-type="float" office:value="49">
                <text:p>49</text:p>
              </table:table-cell>
              <table:table-cell office:value-type="float" office:value="57.2">
                <text:p>57.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.2">
                <text:p>51.2</text:p>
              </table:table-cell>
              <table:table-cell office:value-type="float" office:value="55.7">
                <text:p>55.7</text:p>
              </table:table-cell>
              <table:table-cell office:value-type="float" office:value="54.3">
                <text:p>54.3</text:p>
              </table:table-cell>
              <table:table-cell office:value-type="float" office:value="57.2">
                <text:p>57.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0.8">
                <text:p>50.8</text:p>
              </table:table-cell>
              <table:table-cell office:value-type="float" office:value="54.4">
                <text:p>54.4</text:p>
              </table:table-cell>
              <table:table-cell office:value-type="float" office:value="54.6">
                <text:p>54.6</text:p>
              </table:table-cell>
              <table:table-cell office:value-type="float" office:value="60.4">
                <text:p>60.4</text:p>
              </table:table-cell>
              <table:table-cell office:value-type="float" office:value="46.8">
                <text:p>46.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3cm" xlink:href=".." xlink:type="simple" chart:class="chart:bar" chart:style-name="ch1">
        <chart:title svg:x="11.438cm" svg:y="0.315cm" chart:style-name="ch2">
          <text:p>PB step</text:p>
        </chart:title>
        <chart:legend chart:legend-position="end" svg:x="18.578cm" svg:y="1.951cm" style:legend-expansion="high" chart:style-name="ch3"/>
        <chart:plot-area chart:style-name="ch4" table:cell-range-address="'5'.M1:'5'.R11" chart:data-source-has-labels="both" svg:x="1.503cm" svg:y="1.273cm" svg:width="16.583cm" svg:height="6.55cm">
          <chartooo:coordinate-region svg:x="2.31cm" svg:y="1.472cm" svg:width="15.776cm" svg:height="5.704cm"/>
          <chart:axis chart:dimension="x" chart:name="primary-x" chart:style-name="ch5" chartooo:axis-type="auto">
            <chartooo:date-scale/>
            <chart:title svg:x="9.419cm" svg:y="8.002cm" chart:style-name="ch6">
              <text:p>Size</text:p>
            </chart:title>
            <chart:categories table:cell-range-address="'5'.M2:'5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5'.N2:'5'.N11" chart:label-cell-address="'5'.N1:'5'.N1" chart:class="chart:bar">
            <chart:regression-curve chart:style-name="ch11"/>
            <chart:data-point chart:repeated="10"/>
          </chart:series>
          <chart:series chart:style-name="ch12" chart:values-cell-range-address="'5'.O2:'5'.O11" chart:label-cell-address="'5'.O1:'5'.O1" chart:class="chart:bar">
            <chart:regression-curve chart:style-name="ch13"/>
            <chart:data-point chart:repeated="10"/>
          </chart:series>
          <chart:series chart:style-name="ch14" chart:values-cell-range-address="'5'.P2:'5'.P11" chart:label-cell-address="'5'.P1:'5'.P1" chart:class="chart:bar">
            <chart:regression-curve chart:style-name="ch15"/>
            <chart:data-point chart:repeated="10"/>
          </chart:series>
          <chart:series chart:style-name="ch16" chart:values-cell-range-address="'5'.Q2:'5'.Q11" chart:label-cell-address="'5'.Q1:'5'.Q1" chart:class="chart:bar">
            <chart:regression-curve chart:style-name="ch17"/>
            <chart:data-point chart:repeated="10"/>
          </chart:series>
          <chart:series chart:style-name="ch18" chart:values-cell-range-address="'5'.R2:'5'.R11" chart:label-cell-address="'5'.R1:'5'.R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5'.N1:'5'.N1</svg:desc>
                </draw:g>
              </table:table-cell>
              <table:table-cell office:value-type="string">
                <text:p>Media - PB V C1</text:p>
                <draw:g>
                  <svg:desc>'5'.O1:'5'.O1</svg:desc>
                </draw:g>
              </table:table-cell>
              <table:table-cell office:value-type="string">
                <text:p>Media - PB V B1</text:p>
                <draw:g>
                  <svg:desc>'5'.P1:'5'.P1</svg:desc>
                </draw:g>
              </table:table-cell>
              <table:table-cell office:value-type="string">
                <text:p>Media - PB T C1</text:p>
                <draw:g>
                  <svg:desc>'5'.Q1:'5'.Q1</svg:desc>
                </draw:g>
              </table:table-cell>
              <table:table-cell office:value-type="string">
                <text:p>Media - PB T B1</text:p>
                <draw:g>
                  <svg:desc>'5'.R1:'5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5'.M2:'5'.M11</svg:desc>
                </draw:g>
              </table:table-cell>
              <table:table-cell office:value-type="float" office:value="392.6">
                <text:p>392.6</text:p>
                <draw:g>
                  <svg:desc>'5'.N2:'5'.N11</svg:desc>
                </draw:g>
              </table:table-cell>
              <table:table-cell office:value-type="float" office:value="392.6">
                <text:p>392.6</text:p>
                <draw:g>
                  <svg:desc>'5'.O2:'5'.O11</svg:desc>
                </draw:g>
              </table:table-cell>
              <table:table-cell office:value-type="float" office:value="392.6">
                <text:p>392.6</text:p>
                <draw:g>
                  <svg:desc>'5'.P2:'5'.P11</svg:desc>
                </draw:g>
              </table:table-cell>
              <table:table-cell office:value-type="float" office:value="392.6">
                <text:p>392.6</text:p>
                <draw:g>
                  <svg:desc>'5'.Q2:'5'.Q11</svg:desc>
                </draw:g>
              </table:table-cell>
              <table:table-cell office:value-type="float" office:value="392.6">
                <text:p>392.6</text:p>
                <draw:g>
                  <svg:desc>'5'.R2:'5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23.9">
                <text:p>323.9</text:p>
              </table:table-cell>
              <table:table-cell office:value-type="float" office:value="323.9">
                <text:p>323.9</text:p>
              </table:table-cell>
              <table:table-cell office:value-type="float" office:value="323.9">
                <text:p>323.9</text:p>
              </table:table-cell>
              <table:table-cell office:value-type="float" office:value="323.9">
                <text:p>323.9</text:p>
              </table:table-cell>
              <table:table-cell office:value-type="float" office:value="323.9">
                <text:p>323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9.4">
                <text:p>249.4</text:p>
              </table:table-cell>
              <table:table-cell office:value-type="float" office:value="273.8">
                <text:p>273.8</text:p>
              </table:table-cell>
              <table:table-cell office:value-type="float" office:value="266.1">
                <text:p>266.1</text:p>
              </table:table-cell>
              <table:table-cell office:value-type="float" office:value="243.2">
                <text:p>243.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0.4">
                <text:p>280.4</text:p>
              </table:table-cell>
              <table:table-cell office:value-type="float" office:value="299.6">
                <text:p>299.6</text:p>
              </table:table-cell>
              <table:table-cell office:value-type="float" office:value="301">
                <text:p>301</text:p>
              </table:table-cell>
              <table:table-cell office:value-type="float" office:value="256.4">
                <text:p>256.4</text:p>
              </table:table-cell>
              <table:table-cell office:value-type="float" office:value="284.6">
                <text:p>284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4.7">
                <text:p>234.7</text:p>
              </table:table-cell>
              <table:table-cell office:value-type="float" office:value="206.9">
                <text:p>206.9</text:p>
              </table:table-cell>
              <table:table-cell office:value-type="float" office:value="242.9">
                <text:p>242.9</text:p>
              </table:table-cell>
              <table:table-cell office:value-type="float" office:value="208.6">
                <text:p>208.6</text:p>
              </table:table-cell>
              <table:table-cell office:value-type="float" office:value="241.5">
                <text:p>24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9.2">
                <text:p>159.2</text:p>
              </table:table-cell>
              <table:table-cell office:value-type="float" office:value="155.4">
                <text:p>155.4</text:p>
              </table:table-cell>
              <table:table-cell office:value-type="float" office:value="155.6">
                <text:p>155.6</text:p>
              </table:table-cell>
              <table:table-cell office:value-type="float" office:value="158.2">
                <text:p>158.2</text:p>
              </table:table-cell>
              <table:table-cell office:value-type="float" office:value="164.8">
                <text:p>164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0.7">
                <text:p>260.7</text:p>
              </table:table-cell>
              <table:table-cell office:value-type="float" office:value="233.2">
                <text:p>233.2</text:p>
              </table:table-cell>
              <table:table-cell office:value-type="float" office:value="232.2">
                <text:p>232.2</text:p>
              </table:table-cell>
              <table:table-cell office:value-type="float" office:value="226.6">
                <text:p>226.6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5.6">
                <text:p>155.6</text:p>
              </table:table-cell>
              <table:table-cell office:value-type="float" office:value="135.7">
                <text:p>135.7</text:p>
              </table:table-cell>
              <table:table-cell office:value-type="float" office:value="138.6">
                <text:p>138.6</text:p>
              </table:table-cell>
              <table:table-cell office:value-type="float" office:value="137.6">
                <text:p>137.6</text:p>
              </table:table-cell>
              <table:table-cell office:value-type="float" office:value="136.3">
                <text:p>136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0.7">
                <text:p>160.7</text:p>
              </table:table-cell>
              <table:table-cell office:value-type="float" office:value="189.1">
                <text:p>189.1</text:p>
              </table:table-cell>
              <table:table-cell office:value-type="float" office:value="183.3">
                <text:p>183.3</text:p>
              </table:table-cell>
              <table:table-cell office:value-type="float" office:value="203.8">
                <text:p>203.8</text:p>
              </table:table-cell>
              <table:table-cell office:value-type="float" office:value="177.1">
                <text:p>177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9.3">
                <text:p>139.3</text:p>
              </table:table-cell>
              <table:table-cell office:value-type="float" office:value="147">
                <text:p>147</text:p>
              </table:table-cell>
              <table:table-cell office:value-type="float" office:value="134.1">
                <text:p>134.1</text:p>
              </table:table-cell>
              <table:table-cell office:value-type="float" office:value="141.8">
                <text:p>141.8</text:p>
              </table:table-cell>
              <table:table-cell office:value-type="float" office:value="143.1">
                <text:p>143.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18cm" svg:height="8.983cm" xlink:href=".." xlink:type="simple" chart:class="chart:bar" chart:style-name="ch1">
        <chart:title svg:x="11.382cm" svg:y="0.315cm" chart:style-name="ch2">
          <text:p>PR step</text:p>
        </chart:title>
        <chart:legend chart:legend-position="end" svg:x="18.385cm" svg:y="1.951cm" style:legend-expansion="high" chart:style-name="ch3"/>
        <chart:plot-area chart:style-name="ch4" table:cell-range-address="'5'.M2:'5'.M11 '5'.S1:'5'.W11" chart:data-source-has-labels="both" svg:x="1.501cm" svg:y="1.273cm" svg:width="16.394cm" svg:height="6.55cm">
          <chartooo:coordinate-region svg:x="2.308cm" svg:y="1.472cm" svg:width="15.587cm" svg:height="5.704cm"/>
          <chart:axis chart:dimension="x" chart:name="primary-x" chart:style-name="ch5" chartooo:axis-type="auto">
            <chartooo:date-scale/>
            <chart:title svg:x="9.323cm" svg:y="8.002cm" chart:style-name="ch6">
              <text:p>Size</text:p>
            </chart:title>
            <chart:categories table:cell-range-address="'5'.M2:'5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5'.S2:'5'.S11" chart:label-cell-address="'5'.S1:'5'.S1" chart:class="chart:bar">
            <chart:regression-curve chart:style-name="ch11"/>
            <chart:data-point chart:repeated="10"/>
          </chart:series>
          <chart:series chart:style-name="ch12" chart:values-cell-range-address="'5'.T2:'5'.T11" chart:label-cell-address="'5'.T1:'5'.T1" chart:class="chart:bar">
            <chart:regression-curve chart:style-name="ch13"/>
            <chart:data-point chart:repeated="10"/>
          </chart:series>
          <chart:series chart:style-name="ch14" chart:values-cell-range-address="'5'.U2:'5'.U11" chart:label-cell-address="'5'.U1:'5'.U1" chart:class="chart:bar">
            <chart:regression-curve chart:style-name="ch15"/>
            <chart:data-point chart:repeated="10"/>
          </chart:series>
          <chart:series chart:style-name="ch16" chart:values-cell-range-address="'5'.V2:'5'.V11" chart:label-cell-address="'5'.V1:'5'.V1" chart:class="chart:bar">
            <chart:regression-curve chart:style-name="ch17"/>
            <chart:data-point chart:repeated="10"/>
          </chart:series>
          <chart:series chart:style-name="ch18" chart:values-cell-range-address="'5'.W2:'5'.W11" chart:label-cell-address="'5'.W1:'5'.W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5'.S1:'5'.S1</svg:desc>
                </draw:g>
              </table:table-cell>
              <table:table-cell office:value-type="string">
                <text:p>Media - PR V C1 </text:p>
                <draw:g>
                  <svg:desc>'5'.T1:'5'.T1</svg:desc>
                </draw:g>
              </table:table-cell>
              <table:table-cell office:value-type="string">
                <text:p>Media - PR V B1</text:p>
                <draw:g>
                  <svg:desc>'5'.U1:'5'.U1</svg:desc>
                </draw:g>
              </table:table-cell>
              <table:table-cell office:value-type="string">
                <text:p>Media - PR T C1</text:p>
                <draw:g>
                  <svg:desc>'5'.V1:'5'.V1</svg:desc>
                </draw:g>
              </table:table-cell>
              <table:table-cell office:value-type="string">
                <text:p>Media - PR T B1</text:p>
                <draw:g>
                  <svg:desc>'5'.W1:'5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5'.M2:'5'.M11</svg:desc>
                </draw:g>
              </table:table-cell>
              <table:table-cell office:value-type="float" office:value="402.3">
                <text:p>402.3</text:p>
                <draw:g>
                  <svg:desc>'5'.S2:'5'.S11</svg:desc>
                </draw:g>
              </table:table-cell>
              <table:table-cell office:value-type="float" office:value="402.3">
                <text:p>402.3</text:p>
                <draw:g>
                  <svg:desc>'5'.T2:'5'.T11</svg:desc>
                </draw:g>
              </table:table-cell>
              <table:table-cell office:value-type="float" office:value="382.4">
                <text:p>382.4</text:p>
                <draw:g>
                  <svg:desc>'5'.U2:'5'.U11</svg:desc>
                </draw:g>
              </table:table-cell>
              <table:table-cell office:value-type="float" office:value="402.3">
                <text:p>402.3</text:p>
                <draw:g>
                  <svg:desc>'5'.V2:'5'.V11</svg:desc>
                </draw:g>
              </table:table-cell>
              <table:table-cell office:value-type="float" office:value="402.3">
                <text:p>402.3</text:p>
                <draw:g>
                  <svg:desc>'5'.W2:'5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1.6">
                <text:p>191.6</text:p>
              </table:table-cell>
              <table:table-cell office:value-type="float" office:value="191.6">
                <text:p>191.6</text:p>
              </table:table-cell>
              <table:table-cell office:value-type="float" office:value="188.4">
                <text:p>188.4</text:p>
              </table:table-cell>
              <table:table-cell office:value-type="float" office:value="191.6">
                <text:p>191.6</text:p>
              </table:table-cell>
              <table:table-cell office:value-type="float" office:value="191.6">
                <text:p>191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6.7">
                <text:p>256.7</text:p>
              </table:table-cell>
              <table:table-cell office:value-type="float" office:value="259.2">
                <text:p>259.2</text:p>
              </table:table-cell>
              <table:table-cell office:value-type="float" office:value="252.2">
                <text:p>252.2</text:p>
              </table:table-cell>
              <table:table-cell office:value-type="float" office:value="236">
                <text:p>236</text:p>
              </table:table-cell>
              <table:table-cell office:value-type="float" office:value="254.2">
                <text:p>254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3.5">
                <text:p>183.5</text:p>
              </table:table-cell>
              <table:table-cell office:value-type="float" office:value="179.1">
                <text:p>179.1</text:p>
              </table:table-cell>
              <table:table-cell office:value-type="float" office:value="170.6">
                <text:p>170.6</text:p>
              </table:table-cell>
              <table:table-cell office:value-type="float" office:value="176.2">
                <text:p>176.2</text:p>
              </table:table-cell>
              <table:table-cell office:value-type="float" office:value="177.6">
                <text:p>177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7.6">
                <text:p>167.6</text:p>
              </table:table-cell>
              <table:table-cell office:value-type="float" office:value="169.1">
                <text:p>169.1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9.3">
                <text:p>149.3</text:p>
              </table:table-cell>
              <table:table-cell office:value-type="float" office:value="134.6">
                <text:p>134.6</text:p>
              </table:table-cell>
              <table:table-cell office:value-type="float" office:value="128.7">
                <text:p>128.7</text:p>
              </table:table-cell>
              <table:table-cell office:value-type="float" office:value="137">
                <text:p>137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3.7">
                <text:p>143.7</text:p>
              </table:table-cell>
              <table:table-cell office:value-type="float" office:value="142.4">
                <text:p>142.4</text:p>
              </table:table-cell>
              <table:table-cell office:value-type="float" office:value="167.5">
                <text:p>167.5</text:p>
              </table:table-cell>
              <table:table-cell office:value-type="float" office:value="133">
                <text:p>133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6.7">
                <text:p>156.7</text:p>
              </table:table-cell>
              <table:table-cell office:value-type="float" office:value="150">
                <text:p>150</text:p>
              </table:table-cell>
              <table:table-cell office:value-type="float" office:value="150.3">
                <text:p>150.3</text:p>
              </table:table-cell>
              <table:table-cell office:value-type="float" office:value="151.6">
                <text:p>151.6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0.7">
                <text:p>130.7</text:p>
              </table:table-cell>
              <table:table-cell office:value-type="float" office:value="142.2">
                <text:p>142.2</text:p>
              </table:table-cell>
              <table:table-cell office:value-type="float" office:value="131.5">
                <text:p>131.5</text:p>
              </table:table-cell>
              <table:table-cell office:value-type="float" office:value="134.8">
                <text:p>134.8</text:p>
              </table:table-cell>
              <table:table-cell office:value-type="float" office:value="152.6">
                <text:p>152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8.2">
                <text:p>138.2</text:p>
              </table:table-cell>
              <table:table-cell office:value-type="float" office:value="142.6">
                <text:p>142.6</text:p>
              </table:table-cell>
              <table:table-cell office:value-type="float" office:value="137.9">
                <text:p>137.9</text:p>
              </table:table-cell>
              <table:table-cell office:value-type="float" office:value="135.2">
                <text:p>135.2</text:p>
              </table:table-cell>
              <table:table-cell office:value-type="float" office:value="132.4">
                <text:p>132.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3cm" xlink:href=".." xlink:type="simple" chart:class="chart:bar" chart:style-name="ch1">
        <chart:title svg:x="11.438cm" svg:y="0.315cm" chart:style-name="ch2">
          <text:p>PB step</text:p>
        </chart:title>
        <chart:legend chart:legend-position="end" svg:x="18.578cm" svg:y="1.951cm" style:legend-expansion="high" chart:style-name="ch3"/>
        <chart:plot-area chart:style-name="ch4" table:cell-range-address="'6'.M2:'6'.R11 '6'.N1:'6'.R1" chart:data-source-has-labels="both" svg:x="1.503cm" svg:y="1.273cm" svg:width="16.583cm" svg:height="6.55cm">
          <chartooo:coordinate-region svg:x="2.31cm" svg:y="1.472cm" svg:width="15.776cm" svg:height="5.704cm"/>
          <chart:axis chart:dimension="x" chart:name="primary-x" chart:style-name="ch5" chartooo:axis-type="auto">
            <chartooo:date-scale/>
            <chart:title svg:x="9.419cm" svg:y="8.002cm" chart:style-name="ch6">
              <text:p>Size</text:p>
            </chart:title>
            <chart:categories table:cell-range-address="'6'.M2:'6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6'.N2:'6'.N11" chart:label-cell-address="'6'.N1:'6'.N1" chart:class="chart:bar">
            <chart:regression-curve chart:style-name="ch11"/>
            <chart:data-point chart:repeated="10"/>
          </chart:series>
          <chart:series chart:style-name="ch12" chart:values-cell-range-address="'6'.O2:'6'.O11" chart:label-cell-address="'6'.O1:'6'.O1" chart:class="chart:bar">
            <chart:regression-curve chart:style-name="ch13"/>
            <chart:data-point chart:repeated="10"/>
          </chart:series>
          <chart:series chart:style-name="ch14" chart:values-cell-range-address="'6'.P2:'6'.P11" chart:label-cell-address="'6'.P1:'6'.P1" chart:class="chart:bar">
            <chart:regression-curve chart:style-name="ch15"/>
            <chart:data-point chart:repeated="10"/>
          </chart:series>
          <chart:series chart:style-name="ch16" chart:values-cell-range-address="'6'.Q2:'6'.Q11" chart:label-cell-address="'6'.Q1:'6'.Q1" chart:class="chart:bar">
            <chart:regression-curve chart:style-name="ch17"/>
            <chart:data-point chart:repeated="10"/>
          </chart:series>
          <chart:series chart:style-name="ch18" chart:values-cell-range-address="'6'.R2:'6'.R11" chart:label-cell-address="'6'.R1:'6'.R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6'.N1:'6'.N1</svg:desc>
                </draw:g>
              </table:table-cell>
              <table:table-cell office:value-type="string">
                <text:p>Media - PB V C1</text:p>
                <draw:g>
                  <svg:desc>'6'.O1:'6'.O1</svg:desc>
                </draw:g>
              </table:table-cell>
              <table:table-cell office:value-type="string">
                <text:p>Media - PB V B1</text:p>
                <draw:g>
                  <svg:desc>'6'.P1:'6'.P1</svg:desc>
                </draw:g>
              </table:table-cell>
              <table:table-cell office:value-type="string">
                <text:p>Media - PB T C1</text:p>
                <draw:g>
                  <svg:desc>'6'.Q1:'6'.Q1</svg:desc>
                </draw:g>
              </table:table-cell>
              <table:table-cell office:value-type="string">
                <text:p>Media - PB T B1</text:p>
                <draw:g>
                  <svg:desc>'6'.R1:'6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6'.M2:'6'.M11</svg:desc>
                </draw:g>
              </table:table-cell>
              <table:table-cell office:value-type="float" office:value="183.6">
                <text:p>183.6</text:p>
                <draw:g>
                  <svg:desc>'6'.N2:'6'.N11</svg:desc>
                </draw:g>
              </table:table-cell>
              <table:table-cell office:value-type="float" office:value="183.6">
                <text:p>183.6</text:p>
                <draw:g>
                  <svg:desc>'6'.O2:'6'.O11</svg:desc>
                </draw:g>
              </table:table-cell>
              <table:table-cell office:value-type="float" office:value="183.6">
                <text:p>183.6</text:p>
                <draw:g>
                  <svg:desc>'6'.P2:'6'.P11</svg:desc>
                </draw:g>
              </table:table-cell>
              <table:table-cell office:value-type="float" office:value="183.6">
                <text:p>183.6</text:p>
                <draw:g>
                  <svg:desc>'6'.Q2:'6'.Q11</svg:desc>
                </draw:g>
              </table:table-cell>
              <table:table-cell office:value-type="float" office:value="183.6">
                <text:p>183.6</text:p>
                <draw:g>
                  <svg:desc>'6'.R2:'6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8.5">
                <text:p>148.5</text:p>
              </table:table-cell>
              <table:table-cell office:value-type="float" office:value="148.5">
                <text:p>148.5</text:p>
              </table:table-cell>
              <table:table-cell office:value-type="float" office:value="148.5">
                <text:p>148.5</text:p>
              </table:table-cell>
              <table:table-cell office:value-type="float" office:value="148.5">
                <text:p>148.5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5.1">
                <text:p>115.1</text:p>
              </table:table-cell>
              <table:table-cell office:value-type="float" office:value="113.9">
                <text:p>113.9</text:p>
              </table:table-cell>
              <table:table-cell office:value-type="float" office:value="113.1">
                <text:p>113.1</text:p>
              </table:table-cell>
              <table:table-cell office:value-type="float" office:value="114.6">
                <text:p>114.6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3.8">
                <text:p>103.8</text:p>
              </table:table-cell>
              <table:table-cell office:value-type="float" office:value="106.9">
                <text:p>106.9</text:p>
              </table:table-cell>
              <table:table-cell office:value-type="float" office:value="104.9">
                <text:p>104.9</text:p>
              </table:table-cell>
              <table:table-cell office:value-type="float" office:value="111.6">
                <text:p>111.6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3.1">
                <text:p>93.1</text:p>
              </table:table-cell>
              <table:table-cell office:value-type="float" office:value="91.3">
                <text:p>91.3</text:p>
              </table:table-cell>
              <table:table-cell office:value-type="float" office:value="90.6">
                <text:p>90.6</text:p>
              </table:table-cell>
              <table:table-cell office:value-type="float" office:value="89.2">
                <text:p>89.2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2.7">
                <text:p>82.7</text:p>
              </table:table-cell>
              <table:table-cell office:value-type="float" office:value="81.3">
                <text:p>81.3</text:p>
              </table:table-cell>
              <table:table-cell office:value-type="float" office:value="83">
                <text:p>83</text:p>
              </table:table-cell>
              <table:table-cell office:value-type="float" office:value="82.6">
                <text:p>82.6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.5">
                <text:p>88.5</text:p>
              </table:table-cell>
              <table:table-cell office:value-type="float" office:value="101">
                <text:p>101</text:p>
              </table:table-cell>
              <table:table-cell office:value-type="float" office:value="89.6">
                <text:p>89.6</text:p>
              </table:table-cell>
              <table:table-cell office:value-type="float" office:value="93.8">
                <text:p>93.8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3.6">
                <text:p>73.6</text:p>
              </table:table-cell>
              <table:table-cell office:value-type="float" office:value="75.4">
                <text:p>75.4</text:p>
              </table:table-cell>
              <table:table-cell office:value-type="float" office:value="77">
                <text:p>77</text:p>
              </table:table-cell>
              <table:table-cell office:value-type="float" office:value="72.4">
                <text:p>72.4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.4">
                <text:p>80.4</text:p>
              </table:table-cell>
              <table:table-cell office:value-type="float" office:value="76.7">
                <text:p>76.7</text:p>
              </table:table-cell>
              <table:table-cell office:value-type="float" office:value="79.1">
                <text:p>79.1</text:p>
              </table:table-cell>
              <table:table-cell office:value-type="float" office:value="76.4">
                <text:p>76.4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2.9">
                <text:p>72.9</text:p>
              </table:table-cell>
              <table:table-cell office:value-type="float" office:value="74.6">
                <text:p>74.6</text:p>
              </table:table-cell>
              <table:table-cell office:value-type="float" office:value="75.7">
                <text:p>75.7</text:p>
              </table:table-cell>
              <table:table-cell office:value-type="float" office:value="71.8">
                <text:p>71.8</text:p>
              </table:table-cell>
              <table:table-cell office:value-type="float" office:value="75.7">
                <text:p>75.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19cm" svg:height="8.982cm" xlink:href=".." xlink:type="simple" chart:class="chart:bar" chart:style-name="ch1">
        <chart:title svg:x="11.382cm" svg:y="0.315cm" chart:style-name="ch2">
          <text:p>PR step</text:p>
        </chart:title>
        <chart:legend chart:legend-position="end" svg:x="18.386cm" svg:y="1.951cm" style:legend-expansion="high" chart:style-name="ch3"/>
        <chart:plot-area chart:style-name="ch4" table:cell-range-address="'6'.M2:'6'.M11 '6'.S1:'6'.W11" chart:data-source-has-labels="both" svg:x="1.501cm" svg:y="1.273cm" svg:width="16.395cm" svg:height="6.549cm">
          <chartooo:coordinate-region svg:x="2.308cm" svg:y="1.472cm" svg:width="15.588cm" svg:height="5.703cm"/>
          <chart:axis chart:dimension="x" chart:name="primary-x" chart:style-name="ch5" chartooo:axis-type="auto">
            <chartooo:date-scale/>
            <chart:title svg:x="9.323cm" svg:y="8.001cm" chart:style-name="ch6">
              <text:p>Size</text:p>
            </chart:title>
            <chart:categories table:cell-range-address="'6'.M2:'6'.M11"/>
          </chart:axis>
          <chart:axis chart:dimension="y" chart:name="primary-y" chart:style-name="ch7">
            <chart:title svg:x="0.451cm" svg:y="4.935cm" chart:style-name="ch8">
              <text:p>Step</text:p>
            </chart:title>
            <chart:grid chart:style-name="ch9" chart:class="major"/>
          </chart:axis>
          <chart:series chart:style-name="ch10" chart:values-cell-range-address="'6'.S2:'6'.S11" chart:label-cell-address="'6'.S1:'6'.S1" chart:class="chart:bar">
            <chart:regression-curve chart:style-name="ch11"/>
            <chart:data-point chart:repeated="10"/>
          </chart:series>
          <chart:series chart:style-name="ch12" chart:values-cell-range-address="'6'.T2:'6'.T11" chart:label-cell-address="'6'.T1:'6'.T1" chart:class="chart:bar">
            <chart:regression-curve chart:style-name="ch13"/>
            <chart:data-point chart:repeated="10"/>
          </chart:series>
          <chart:series chart:style-name="ch14" chart:values-cell-range-address="'6'.U2:'6'.U11" chart:label-cell-address="'6'.U1:'6'.U1" chart:class="chart:bar">
            <chart:regression-curve chart:style-name="ch15"/>
            <chart:data-point chart:repeated="10"/>
          </chart:series>
          <chart:series chart:style-name="ch16" chart:values-cell-range-address="'6'.V2:'6'.V11" chart:label-cell-address="'6'.V1:'6'.V1" chart:class="chart:bar">
            <chart:regression-curve chart:style-name="ch17"/>
            <chart:data-point chart:repeated="10"/>
          </chart:series>
          <chart:series chart:style-name="ch18" chart:values-cell-range-address="'6'.W2:'6'.W11" chart:label-cell-address="'6'.W1:'6'.W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6'.S1:'6'.S1</svg:desc>
                </draw:g>
              </table:table-cell>
              <table:table-cell office:value-type="string">
                <text:p>Media - PR V C1 </text:p>
                <draw:g>
                  <svg:desc>'6'.T1:'6'.T1</svg:desc>
                </draw:g>
              </table:table-cell>
              <table:table-cell office:value-type="string">
                <text:p>Media - PR V B1</text:p>
                <draw:g>
                  <svg:desc>'6'.U1:'6'.U1</svg:desc>
                </draw:g>
              </table:table-cell>
              <table:table-cell office:value-type="string">
                <text:p>Media - PR T C1</text:p>
                <draw:g>
                  <svg:desc>'6'.V1:'6'.V1</svg:desc>
                </draw:g>
              </table:table-cell>
              <table:table-cell office:value-type="string">
                <text:p>Media - PR T B1</text:p>
                <draw:g>
                  <svg:desc>'6'.W1:'6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6'.M2:'6'.M11</svg:desc>
                </draw:g>
              </table:table-cell>
              <table:table-cell office:value-type="float" office:value="203">
                <text:p>203</text:p>
                <draw:g>
                  <svg:desc>'6'.S2:'6'.S11</svg:desc>
                </draw:g>
              </table:table-cell>
              <table:table-cell office:value-type="float" office:value="203">
                <text:p>203</text:p>
                <draw:g>
                  <svg:desc>'6'.T2:'6'.T11</svg:desc>
                </draw:g>
              </table:table-cell>
              <table:table-cell office:value-type="float" office:value="203">
                <text:p>203</text:p>
                <draw:g>
                  <svg:desc>'6'.U2:'6'.U11</svg:desc>
                </draw:g>
              </table:table-cell>
              <table:table-cell office:value-type="float" office:value="203">
                <text:p>203</text:p>
                <draw:g>
                  <svg:desc>'6'.V2:'6'.V11</svg:desc>
                </draw:g>
              </table:table-cell>
              <table:table-cell office:value-type="float" office:value="203">
                <text:p>203</text:p>
                <draw:g>
                  <svg:desc>'6'.W2:'6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8.2">
                <text:p>128.2</text:p>
              </table:table-cell>
              <table:table-cell office:value-type="float" office:value="128.2">
                <text:p>128.2</text:p>
              </table:table-cell>
              <table:table-cell office:value-type="float" office:value="114.4">
                <text:p>114.4</text:p>
              </table:table-cell>
              <table:table-cell office:value-type="float" office:value="128.2">
                <text:p>128.2</text:p>
              </table:table-cell>
              <table:table-cell office:value-type="float" office:value="128.2">
                <text:p>128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1.5">
                <text:p>91.5</text:p>
              </table:table-cell>
              <table:table-cell office:value-type="float" office:value="90.8">
                <text:p>90.8</text:p>
              </table:table-cell>
              <table:table-cell office:value-type="float" office:value="92.1">
                <text:p>92.1</text:p>
              </table:table-cell>
              <table:table-cell office:value-type="float" office:value="90.8">
                <text:p>90.8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9.1">
                <text:p>89.1</text:p>
              </table:table-cell>
              <table:table-cell office:value-type="float" office:value="91.1">
                <text:p>91.1</text:p>
              </table:table-cell>
              <table:table-cell office:value-type="float" office:value="89.5">
                <text:p>89.5</text:p>
              </table:table-cell>
              <table:table-cell office:value-type="float" office:value="90">
                <text:p>90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3.4">
                <text:p>83.4</text:p>
              </table:table-cell>
              <table:table-cell office:value-type="float" office:value="88.8">
                <text:p>88.8</text:p>
              </table:table-cell>
              <table:table-cell office:value-type="float" office:value="89.5">
                <text:p>89.5</text:p>
              </table:table-cell>
              <table:table-cell office:value-type="float" office:value="77.8">
                <text:p>77.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8.6">
                <text:p>78.6</text:p>
              </table:table-cell>
              <table:table-cell office:value-type="float" office:value="80.3">
                <text:p>80.3</text:p>
              </table:table-cell>
              <table:table-cell office:value-type="float" office:value="80.7">
                <text:p>80.7</text:p>
              </table:table-cell>
              <table:table-cell office:value-type="float" office:value="74.6">
                <text:p>74.6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5.3">
                <text:p>75.3</text:p>
              </table:table-cell>
              <table:table-cell office:value-type="float" office:value="80.1">
                <text:p>80.1</text:p>
              </table:table-cell>
              <table:table-cell office:value-type="float" office:value="79.3">
                <text:p>79.3</text:p>
              </table:table-cell>
              <table:table-cell office:value-type="float" office:value="74.8">
                <text:p>74.8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3.3">
                <text:p>73.3</text:p>
              </table:table-cell>
              <table:table-cell office:value-type="float" office:value="77.3">
                <text:p>77.3</text:p>
              </table:table-cell>
              <table:table-cell office:value-type="float" office:value="75.8">
                <text:p>75.8</text:p>
              </table:table-cell>
              <table:table-cell office:value-type="float" office:value="73">
                <text:p>73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.2">
                <text:p>71.2</text:p>
              </table:table-cell>
              <table:table-cell office:value-type="float" office:value="77.1">
                <text:p>77.1</text:p>
              </table:table-cell>
              <table:table-cell office:value-type="float" office:value="74.5">
                <text:p>74.5</text:p>
              </table:table-cell>
              <table:table-cell office:value-type="float" office:value="71.4">
                <text:p>71.4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0.5">
                <text:p>70.5</text:p>
              </table:table-cell>
              <table:table-cell office:value-type="float" office:value="77.7">
                <text:p>77.7</text:p>
              </table:table-cell>
              <table:table-cell office:value-type="float" office:value="76.4">
                <text:p>76.4</text:p>
              </table:table-cell>
              <table:table-cell office:value-type="float" office:value="76.2">
                <text:p>76.2</text:p>
              </table:table-cell>
              <table:table-cell office:value-type="float" office:value="73.2">
                <text:p>73.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658cm" svg:y="0.316cm" chart:style-name="ch2">
          <text:p>PB Interference</text:p>
        </chart:title>
        <chart:legend chart:legend-position="end" svg:x="19.795cm" svg:y="1.961cm" style:legend-expansion="high" chart:style-name="ch3"/>
        <chart:plot-area chart:style-name="ch4" table:cell-range-address="'1'.A2:'1'.A11 '1'.B1:'1'.F1 '2'.B2:'2'.F11" chart:data-source-has-labels="both" svg:x="1.502cm" svg:y="1.275cm" svg:width="17.802cm" svg:height="6.566cm">
          <chartooo:coordinate-region svg:x="2.309cm" svg:y="1.474cm" svg:width="16.995cm" svg:height="5.72cm"/>
          <chart:axis chart:dimension="x" chart:name="primary-x" chart:style-name="ch5" chartooo:axis-type="auto">
            <chartooo:date-scale/>
            <chart:title svg:x="10.02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2'.B2:'2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2'.C2:'2'.C11" chart:label-cell-address="'1'.C1:'1'.C1" chart:class="chart:bar">
            <chart:regression-curve chart:style-name="ch13"/>
            <chart:data-point chart:repeated="10"/>
          </chart:series>
          <chart:series chart:style-name="ch14" chart:values-cell-range-address="'2'.D2:'2'.D11" chart:label-cell-address="'1'.D1:'1'.D1" chart:class="chart:bar">
            <chart:regression-curve chart:style-name="ch15"/>
            <chart:data-point chart:repeated="10"/>
          </chart:series>
          <chart:series chart:style-name="ch16" chart:values-cell-range-address="'2'.E2:'2'.E11" chart:label-cell-address="'1'.E1:'1'.E1" chart:class="chart:bar">
            <chart:regression-curve chart:style-name="ch17"/>
            <chart:data-point chart:repeated="10"/>
          </chart:series>
          <chart:series chart:style-name="ch18" chart:values-cell-range-address="'2'.F2:'2'.F11" chart:label-cell-address="'1'.F1:'1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83.0045144707207">
                <text:p>83.0045144707207</text:p>
                <draw:g>
                  <svg:desc>'2'.B2:'2'.B11</svg:desc>
                </draw:g>
              </table:table-cell>
              <table:table-cell office:value-type="float" office:value="83.0045144707207">
                <text:p>83.0045144707207</text:p>
                <draw:g>
                  <svg:desc>'2'.C2:'2'.C11</svg:desc>
                </draw:g>
              </table:table-cell>
              <table:table-cell office:value-type="float" office:value="83.0045144707207">
                <text:p>83.0045144707207</text:p>
                <draw:g>
                  <svg:desc>'2'.D2:'2'.D11</svg:desc>
                </draw:g>
              </table:table-cell>
              <table:table-cell office:value-type="float" office:value="83.0045144707207">
                <text:p>83.0045144707207</text:p>
                <draw:g>
                  <svg:desc>'2'.E2:'2'.E11</svg:desc>
                </draw:g>
              </table:table-cell>
              <table:table-cell office:value-type="float" office:value="83.0045144707207">
                <text:p>83.0045144707207</text:p>
                <draw:g>
                  <svg:desc>'2'.F2:'2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7.0207284817224">
                <text:p>67.0207284817224</text:p>
              </table:table-cell>
              <table:table-cell office:value-type="float" office:value="67.0207284817224">
                <text:p>67.0207284817224</text:p>
              </table:table-cell>
              <table:table-cell office:value-type="float" office:value="67.0207284817224">
                <text:p>67.0207284817224</text:p>
              </table:table-cell>
              <table:table-cell office:value-type="float" office:value="67.0207284817224">
                <text:p>67.0207284817224</text:p>
              </table:table-cell>
              <table:table-cell office:value-type="float" office:value="67.0207284817224">
                <text:p>67.02072848172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9.042144267274">
                <text:p>99.042144267274</text:p>
              </table:table-cell>
              <table:table-cell office:value-type="float" office:value="102.176990257661">
                <text:p>102.176990257661</text:p>
              </table:table-cell>
              <table:table-cell office:value-type="float" office:value="98.4125123295791">
                <text:p>98.4125123295791</text:p>
              </table:table-cell>
              <table:table-cell office:value-type="float" office:value="90.8389082282282">
                <text:p>90.8389082282282</text:p>
              </table:table-cell>
              <table:table-cell office:value-type="float" office:value="90.0614166894873">
                <text:p>90.06141668948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0.39980780762">
                <text:p>140.39980780762</text:p>
              </table:table-cell>
              <table:table-cell office:value-type="float" office:value="143.776387711667">
                <text:p>143.776387711667</text:p>
              </table:table-cell>
              <table:table-cell office:value-type="float" office:value="123.434269583142">
                <text:p>123.434269583142</text:p>
              </table:table-cell>
              <table:table-cell office:value-type="float" office:value="139.955181982544">
                <text:p>139.955181982544</text:p>
              </table:table-cell>
              <table:table-cell office:value-type="float" office:value="140.994110254397">
                <text:p>140.9941102543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5.088218772045">
                <text:p>115.088218772045</text:p>
              </table:table-cell>
              <table:table-cell office:value-type="float" office:value="115.912877463693">
                <text:p>115.912877463693</text:p>
              </table:table-cell>
              <table:table-cell office:value-type="float" office:value="121.201062207314">
                <text:p>121.201062207314</text:p>
              </table:table-cell>
              <table:table-cell office:value-type="float" office:value="119.669829805228">
                <text:p>119.669829805228</text:p>
              </table:table-cell>
              <table:table-cell office:value-type="float" office:value="125.210186908436">
                <text:p>125.21018690843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2.741284398821">
                <text:p>122.741284398821</text:p>
              </table:table-cell>
              <table:table-cell office:value-type="float" office:value="100.663933909196">
                <text:p>100.663933909196</text:p>
              </table:table-cell>
              <table:table-cell office:value-type="float" office:value="118.373744075385">
                <text:p>118.373744075385</text:p>
              </table:table-cell>
              <table:table-cell office:value-type="float" office:value="102.040811666667">
                <text:p>102.040811666667</text:p>
              </table:table-cell>
              <table:table-cell office:value-type="float" office:value="109.453878430563">
                <text:p>109.4538784305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8.368957710368">
                <text:p>108.368957710368</text:p>
              </table:table-cell>
              <table:table-cell office:value-type="float" office:value="116.670404030297">
                <text:p>116.670404030297</text:p>
              </table:table-cell>
              <table:table-cell office:value-type="float" office:value="116.146752370391">
                <text:p>116.146752370391</text:p>
              </table:table-cell>
              <table:table-cell office:value-type="float" office:value="124.854953718111">
                <text:p>124.854953718111</text:p>
              </table:table-cell>
              <table:table-cell office:value-type="float" office:value="112.277779562111">
                <text:p>112.2777795621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1.659227033513">
                <text:p>101.659227033513</text:p>
              </table:table-cell>
              <table:table-cell office:value-type="float" office:value="119.963616356275">
                <text:p>119.963616356275</text:p>
              </table:table-cell>
              <table:table-cell office:value-type="float" office:value="121.131811030126">
                <text:p>121.131811030126</text:p>
              </table:table-cell>
              <table:table-cell office:value-type="float" office:value="107.118519080997">
                <text:p>107.118519080997</text:p>
              </table:table-cell>
              <table:table-cell office:value-type="float" office:value="106.148401924198">
                <text:p>106.1484019241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4.375649879165">
                <text:p>104.375649879165</text:p>
              </table:table-cell>
              <table:table-cell office:value-type="float" office:value="126.970312200616">
                <text:p>126.970312200616</text:p>
              </table:table-cell>
              <table:table-cell office:value-type="float" office:value="132.713903552593">
                <text:p>132.713903552593</text:p>
              </table:table-cell>
              <table:table-cell office:value-type="float" office:value="111.30541068236">
                <text:p>111.30541068236</text:p>
              </table:table-cell>
              <table:table-cell office:value-type="float" office:value="126.019849864578">
                <text:p>126.0198498645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6.9348168778667">
                <text:p>96.9348168778667</text:p>
              </table:table-cell>
              <table:table-cell office:value-type="float" office:value="121.141108059224">
                <text:p>121.141108059224</text:p>
              </table:table-cell>
              <table:table-cell office:value-type="float" office:value="122.224150422009">
                <text:p>122.224150422009</text:p>
              </table:table-cell>
              <table:table-cell office:value-type="float" office:value="108.627270328128">
                <text:p>108.627270328128</text:p>
              </table:table-cell>
              <table:table-cell office:value-type="float" office:value="115.09003763561">
                <text:p>115.090037635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658cm" svg:y="0.316cm" chart:style-name="ch2">
          <text:p>PB Interference</text:p>
        </chart:title>
        <chart:legend chart:legend-position="end" svg:x="19.795cm" svg:y="1.961cm" style:legend-expansion="high" chart:style-name="ch3"/>
        <chart:plot-area chart:style-name="ch4" table:cell-range-address="'1'.A2:'1'.A11 '1'.B1:'1'.F1 '3'.B2:'3'.F11" chart:data-source-has-labels="both" svg:x="1.502cm" svg:y="1.275cm" svg:width="17.802cm" svg:height="6.566cm">
          <chartooo:coordinate-region svg:x="2.309cm" svg:y="1.475cm" svg:width="16.995cm" svg:height="5.719cm"/>
          <chart:axis chart:dimension="x" chart:name="primary-x" chart:style-name="ch5" chartooo:axis-type="auto">
            <chartooo:date-scale/>
            <chart:title svg:x="10.02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3'.B2:'3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3'.C2:'3'.C11" chart:label-cell-address="'1'.C1:'1'.C1" chart:class="chart:bar">
            <chart:regression-curve chart:style-name="ch13"/>
            <chart:data-point chart:repeated="10"/>
          </chart:series>
          <chart:series chart:style-name="ch14" chart:values-cell-range-address="'3'.D2:'3'.D11" chart:label-cell-address="'1'.D1:'1'.D1" chart:class="chart:bar">
            <chart:regression-curve chart:style-name="ch15"/>
            <chart:data-point chart:repeated="10"/>
          </chart:series>
          <chart:series chart:style-name="ch16" chart:values-cell-range-address="'3'.E2:'3'.E11" chart:label-cell-address="'1'.E1:'1'.E1" chart:class="chart:bar">
            <chart:regression-curve chart:style-name="ch17"/>
            <chart:data-point chart:repeated="10"/>
          </chart:series>
          <chart:series chart:style-name="ch18" chart:values-cell-range-address="'3'.F2:'3'.F11" chart:label-cell-address="'1'.F1:'1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239.607718287293">
                <text:p>239.607718287293</text:p>
                <draw:g>
                  <svg:desc>'3'.B2:'3'.B11</svg:desc>
                </draw:g>
              </table:table-cell>
              <table:table-cell office:value-type="float" office:value="239.607718287293">
                <text:p>239.607718287293</text:p>
                <draw:g>
                  <svg:desc>'3'.C2:'3'.C11</svg:desc>
                </draw:g>
              </table:table-cell>
              <table:table-cell office:value-type="float" office:value="239.607718287293">
                <text:p>239.607718287293</text:p>
                <draw:g>
                  <svg:desc>'3'.D2:'3'.D11</svg:desc>
                </draw:g>
              </table:table-cell>
              <table:table-cell office:value-type="float" office:value="239.607718287293">
                <text:p>239.607718287293</text:p>
                <draw:g>
                  <svg:desc>'3'.E2:'3'.E11</svg:desc>
                </draw:g>
              </table:table-cell>
              <table:table-cell office:value-type="float" office:value="239.607718287293">
                <text:p>239.607718287293</text:p>
                <draw:g>
                  <svg:desc>'3'.F2:'3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7.082603684124">
                <text:p>107.082603684124</text:p>
              </table:table-cell>
              <table:table-cell office:value-type="float" office:value="107.082603684124">
                <text:p>107.082603684124</text:p>
              </table:table-cell>
              <table:table-cell office:value-type="float" office:value="107.082603684124">
                <text:p>107.082603684124</text:p>
              </table:table-cell>
              <table:table-cell office:value-type="float" office:value="107.082603684124">
                <text:p>107.082603684124</text:p>
              </table:table-cell>
              <table:table-cell office:value-type="float" office:value="107.082603684124">
                <text:p>107.0826036841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1.232173002494">
                <text:p>181.232173002494</text:p>
              </table:table-cell>
              <table:table-cell office:value-type="float" office:value="190.384829860528">
                <text:p>190.384829860528</text:p>
              </table:table-cell>
              <table:table-cell office:value-type="float" office:value="182.707875864373">
                <text:p>182.707875864373</text:p>
              </table:table-cell>
              <table:table-cell office:value-type="float" office:value="197.450429424861">
                <text:p>197.450429424861</text:p>
              </table:table-cell>
              <table:table-cell office:value-type="float" office:value="191.368065183058">
                <text:p>191.3680651830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0.33361861096">
                <text:p>160.33361861096</text:p>
              </table:table-cell>
              <table:table-cell office:value-type="float" office:value="167.275104345273">
                <text:p>167.275104345273</text:p>
              </table:table-cell>
              <table:table-cell office:value-type="float" office:value="169.367534546878">
                <text:p>169.367534546878</text:p>
              </table:table-cell>
              <table:table-cell office:value-type="float" office:value="172.147981118881">
                <text:p>172.147981118881</text:p>
              </table:table-cell>
              <table:table-cell office:value-type="float" office:value="168.712791882938">
                <text:p>168.7127918829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6.887698622969">
                <text:p>176.887698622969</text:p>
              </table:table-cell>
              <table:table-cell office:value-type="float" office:value="169.852306414678">
                <text:p>169.852306414678</text:p>
              </table:table-cell>
              <table:table-cell office:value-type="float" office:value="173.708186391268">
                <text:p>173.708186391268</text:p>
              </table:table-cell>
              <table:table-cell office:value-type="float" office:value="167.377681266846">
                <text:p>167.377681266846</text:p>
              </table:table-cell>
              <table:table-cell office:value-type="float" office:value="173.710444815539">
                <text:p>173.7104448155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0.405805798782">
                <text:p>140.405805798782</text:p>
              </table:table-cell>
              <table:table-cell office:value-type="float" office:value="147.32813693787">
                <text:p>147.32813693787</text:p>
              </table:table-cell>
              <table:table-cell office:value-type="float" office:value="144.789003921857">
                <text:p>144.789003921857</text:p>
              </table:table-cell>
              <table:table-cell office:value-type="float" office:value="144.261794472068">
                <text:p>144.261794472068</text:p>
              </table:table-cell>
              <table:table-cell office:value-type="float" office:value="146.051417933006">
                <text:p>146.0514179330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9.958078274679">
                <text:p>149.958078274679</text:p>
              </table:table-cell>
              <table:table-cell office:value-type="float" office:value="153.751805265823">
                <text:p>153.751805265823</text:p>
              </table:table-cell>
              <table:table-cell office:value-type="float" office:value="142.075039731183">
                <text:p>142.075039731183</text:p>
              </table:table-cell>
              <table:table-cell office:value-type="float" office:value="148.775902797559">
                <text:p>148.775902797559</text:p>
              </table:table-cell>
              <table:table-cell office:value-type="float" office:value="142.297691877278">
                <text:p>142.2976918772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1.302937540821">
                <text:p>151.302937540821</text:p>
              </table:table-cell>
              <table:table-cell office:value-type="float" office:value="154.009710745836">
                <text:p>154.009710745836</text:p>
              </table:table-cell>
              <table:table-cell office:value-type="float" office:value="148.979270970672">
                <text:p>148.979270970672</text:p>
              </table:table-cell>
              <table:table-cell office:value-type="float" office:value="152.091702820911">
                <text:p>152.091702820911</text:p>
              </table:table-cell>
              <table:table-cell office:value-type="float" office:value="146.649190971414">
                <text:p>146.6491909714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9.915586088359">
                <text:p>139.915586088359</text:p>
              </table:table-cell>
              <table:table-cell office:value-type="float" office:value="146.437710528875">
                <text:p>146.437710528875</text:p>
              </table:table-cell>
              <table:table-cell office:value-type="float" office:value="148.900396861097">
                <text:p>148.900396861097</text:p>
              </table:table-cell>
              <table:table-cell office:value-type="float" office:value="142.190836312022">
                <text:p>142.190836312022</text:p>
              </table:table-cell>
              <table:table-cell office:value-type="float" office:value="142.107499329341">
                <text:p>142.1074993293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5.909051055807">
                <text:p>135.909051055807</text:p>
              </table:table-cell>
              <table:table-cell office:value-type="float" office:value="141.765812089516">
                <text:p>141.765812089516</text:p>
              </table:table-cell>
              <table:table-cell office:value-type="float" office:value="140.050227684395">
                <text:p>140.050227684395</text:p>
              </table:table-cell>
              <table:table-cell office:value-type="float" office:value="141.760584575982">
                <text:p>141.760584575982</text:p>
              </table:table-cell>
              <table:table-cell office:value-type="float" office:value="141.06369849774">
                <text:p>141.063698497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658cm" svg:y="0.316cm" chart:style-name="ch2">
          <text:p>PB Interference</text:p>
        </chart:title>
        <chart:legend chart:legend-position="end" svg:x="19.822cm" svg:y="2.708cm" style:legend-expansion="high" chart:style-name="ch3"/>
        <chart:plot-area chart:style-name="ch4" table:cell-range-address="'1'.A2:'1'.A11 '1'.B1:'1'.F1 '4'.B2:'4'.F11" chart:data-source-has-labels="both" svg:x="1.502cm" svg:y="1.275cm" svg:width="17.829cm" svg:height="6.566cm">
          <chartooo:coordinate-region svg:x="2.309cm" svg:y="1.475cm" svg:width="17.022cm" svg:height="5.719cm"/>
          <chart:axis chart:dimension="x" chart:name="primary-x" chart:style-name="ch5" chartooo:axis-type="auto">
            <chartooo:date-scale/>
            <chart:title svg:x="10.041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4'.B2:'4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4'.C2:'4'.C11" chart:label-cell-address="'1'.C1:'1'.C1" chart:class="chart:bar">
            <chart:data-point chart:repeated="10"/>
          </chart:series>
          <chart:series chart:style-name="ch13" chart:values-cell-range-address="'4'.D2:'4'.D11" chart:label-cell-address="'1'.D1:'1'.D1" chart:class="chart:bar">
            <chart:data-point chart:repeated="10"/>
          </chart:series>
          <chart:series chart:style-name="ch14" chart:values-cell-range-address="'4'.E2:'4'.E11" chart:label-cell-address="'1'.E1:'1'.E1" chart:class="chart:bar">
            <chart:data-point chart:repeated="10"/>
          </chart:series>
          <chart:series chart:style-name="ch15" chart:values-cell-range-address="'4'.F2:'4'.F11" chart:label-cell-address="'1'.F1:'1'.F1" chart:class="chart:bar">
            <chart:regression-curve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345.970397208855">
                <text:p>345.970397208855</text:p>
                <draw:g>
                  <svg:desc>'4'.B2:'4'.B11</svg:desc>
                </draw:g>
              </table:table-cell>
              <table:table-cell office:value-type="float" office:value="345.970397208855">
                <text:p>345.970397208855</text:p>
                <draw:g>
                  <svg:desc>'4'.C2:'4'.C11</svg:desc>
                </draw:g>
              </table:table-cell>
              <table:table-cell office:value-type="float" office:value="345.970397208855">
                <text:p>345.970397208855</text:p>
                <draw:g>
                  <svg:desc>'4'.D2:'4'.D11</svg:desc>
                </draw:g>
              </table:table-cell>
              <table:table-cell office:value-type="float" office:value="345.970397208855">
                <text:p>345.970397208855</text:p>
                <draw:g>
                  <svg:desc>'4'.E2:'4'.E11</svg:desc>
                </draw:g>
              </table:table-cell>
              <table:table-cell office:value-type="float" office:value="345.970397208855">
                <text:p>345.970397208855</text:p>
                <draw:g>
                  <svg:desc>'4'.F2:'4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6.071249035311">
                <text:p>256.071249035311</text:p>
              </table:table-cell>
              <table:table-cell office:value-type="float" office:value="256.071249035311">
                <text:p>256.071249035311</text:p>
              </table:table-cell>
              <table:table-cell office:value-type="float" office:value="256.071249035311">
                <text:p>256.071249035311</text:p>
              </table:table-cell>
              <table:table-cell office:value-type="float" office:value="256.071249035311">
                <text:p>256.071249035311</text:p>
              </table:table-cell>
              <table:table-cell office:value-type="float" office:value="256.071249035311">
                <text:p>256.0712490353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5.613720006971">
                <text:p>235.613720006971</text:p>
              </table:table-cell>
              <table:table-cell office:value-type="float" office:value="233.098793253235">
                <text:p>233.098793253235</text:p>
              </table:table-cell>
              <table:table-cell office:value-type="float" office:value="234.055652572976">
                <text:p>234.055652572976</text:p>
              </table:table-cell>
              <table:table-cell office:value-type="float" office:value="224.263456282383">
                <text:p>224.263456282383</text:p>
              </table:table-cell>
              <table:table-cell office:value-type="float" office:value="232.128011309158">
                <text:p>232.1280113091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3.4862720811">
                <text:p>233.4862720811</text:p>
              </table:table-cell>
              <table:table-cell office:value-type="float" office:value="239.147155367885">
                <text:p>239.147155367885</text:p>
              </table:table-cell>
              <table:table-cell office:value-type="float" office:value="231.333004432022">
                <text:p>231.333004432022</text:p>
              </table:table-cell>
              <table:table-cell office:value-type="float" office:value="233.485143662628">
                <text:p>233.485143662628</text:p>
              </table:table-cell>
              <table:table-cell office:value-type="float" office:value="229.962754318134">
                <text:p>229.9627543181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1.925158403462">
                <text:p>191.925158403462</text:p>
              </table:table-cell>
              <table:table-cell office:value-type="float" office:value="191.110449236874">
                <text:p>191.110449236874</text:p>
              </table:table-cell>
              <table:table-cell office:value-type="float" office:value="203.369905662483">
                <text:p>203.369905662483</text:p>
              </table:table-cell>
              <table:table-cell office:value-type="float" office:value="210.814801648936">
                <text:p>210.814801648936</text:p>
              </table:table-cell>
              <table:table-cell office:value-type="float" office:value="209.5039677368">
                <text:p>209.50396773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9.394708402062">
                <text:p>179.394708402062</text:p>
              </table:table-cell>
              <table:table-cell office:value-type="float" office:value="198.364223862512">
                <text:p>198.364223862512</text:p>
              </table:table-cell>
              <table:table-cell office:value-type="float" office:value="203.823989736905">
                <text:p>203.823989736905</text:p>
              </table:table-cell>
              <table:table-cell office:value-type="float" office:value="197.572455673624">
                <text:p>197.572455673624</text:p>
              </table:table-cell>
              <table:table-cell office:value-type="float" office:value="204.153257602215">
                <text:p>204.1532576022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6.762697618563">
                <text:p>186.762697618563</text:p>
              </table:table-cell>
              <table:table-cell office:value-type="float" office:value="199.799265918913">
                <text:p>199.799265918913</text:p>
              </table:table-cell>
              <table:table-cell office:value-type="float" office:value="204.432376221307">
                <text:p>204.432376221307</text:p>
              </table:table-cell>
              <table:table-cell office:value-type="float" office:value="199.748593569503">
                <text:p>199.748593569503</text:p>
              </table:table-cell>
              <table:table-cell office:value-type="float" office:value="178.620798853558">
                <text:p>178.6207988535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9.781999004975">
                <text:p>199.781999004975</text:p>
              </table:table-cell>
              <table:table-cell office:value-type="float" office:value="201.909124009234">
                <text:p>201.909124009234</text:p>
              </table:table-cell>
              <table:table-cell office:value-type="float" office:value="195.360282263374">
                <text:p>195.360282263374</text:p>
              </table:table-cell>
              <table:table-cell office:value-type="float" office:value="197.489516044317">
                <text:p>197.489516044317</text:p>
              </table:table-cell>
              <table:table-cell office:value-type="float" office:value="197.68885405183">
                <text:p>197.688854051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3.869508389262">
                <text:p>203.869508389262</text:p>
              </table:table-cell>
              <table:table-cell office:value-type="float" office:value="183.982063855945">
                <text:p>183.982063855945</text:p>
              </table:table-cell>
              <table:table-cell office:value-type="float" office:value="177.677280112534">
                <text:p>177.677280112534</text:p>
              </table:table-cell>
              <table:table-cell office:value-type="float" office:value="208.194394265233">
                <text:p>208.194394265233</text:p>
              </table:table-cell>
              <table:table-cell office:value-type="float" office:value="167.670154406531">
                <text:p>167.6701544065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3.574649419597">
                <text:p>183.574649419597</text:p>
              </table:table-cell>
              <table:table-cell office:value-type="float" office:value="184.392989588742">
                <text:p>184.392989588742</text:p>
              </table:table-cell>
              <table:table-cell office:value-type="float" office:value="175.955425058745">
                <text:p>175.955425058745</text:p>
              </table:table-cell>
              <table:table-cell office:value-type="float" office:value="186.850605913978">
                <text:p>186.850605913978</text:p>
              </table:table-cell>
              <table:table-cell office:value-type="float" office:value="166.24593666523">
                <text:p>166.245936665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658cm" svg:y="0.316cm" chart:style-name="ch2">
          <text:p>PB Interference</text:p>
        </chart:title>
        <chart:legend chart:legend-position="end" svg:x="19.795cm" svg:y="1.961cm" style:legend-expansion="high" chart:style-name="ch3"/>
        <chart:plot-area chart:style-name="ch4" table:cell-range-address="'1'.A2:'1'.A11 '1'.B1:'1'.F1 '5'.B2:'5'.F11" chart:data-source-has-labels="both" svg:x="1.502cm" svg:y="1.275cm" svg:width="17.802cm" svg:height="6.566cm">
          <chartooo:coordinate-region svg:x="2.309cm" svg:y="1.475cm" svg:width="16.995cm" svg:height="5.719cm"/>
          <chart:axis chart:dimension="x" chart:name="primary-x" chart:style-name="ch5" chartooo:axis-type="auto">
            <chartooo:date-scale/>
            <chart:title svg:x="10.02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5'.B2:'5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5'.C2:'5'.C11" chart:label-cell-address="'1'.C1:'1'.C1" chart:class="chart:bar">
            <chart:regression-curve chart:style-name="ch13"/>
            <chart:data-point chart:repeated="10"/>
          </chart:series>
          <chart:series chart:style-name="ch14" chart:values-cell-range-address="'5'.D2:'5'.D11" chart:label-cell-address="'1'.D1:'1'.D1" chart:class="chart:bar">
            <chart:regression-curve chart:style-name="ch15"/>
            <chart:data-point chart:repeated="10"/>
          </chart:series>
          <chart:series chart:style-name="ch16" chart:values-cell-range-address="'5'.E2:'5'.E11" chart:label-cell-address="'1'.E1:'1'.E1" chart:class="chart:bar">
            <chart:regression-curve chart:style-name="ch17"/>
            <chart:data-point chart:repeated="10"/>
          </chart:series>
          <chart:series chart:style-name="ch18" chart:values-cell-range-address="'5'.F2:'5'.F11" chart:label-cell-address="'1'.F1:'1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113.650884402311">
                <text:p>113.650884402311</text:p>
                <draw:g>
                  <svg:desc>'5'.B2:'5'.B11</svg:desc>
                </draw:g>
              </table:table-cell>
              <table:table-cell office:value-type="float" office:value="113.650884402311">
                <text:p>113.650884402311</text:p>
                <draw:g>
                  <svg:desc>'5'.C2:'5'.C11</svg:desc>
                </draw:g>
              </table:table-cell>
              <table:table-cell office:value-type="float" office:value="113.650884402311">
                <text:p>113.650884402311</text:p>
                <draw:g>
                  <svg:desc>'5'.D2:'5'.D11</svg:desc>
                </draw:g>
              </table:table-cell>
              <table:table-cell office:value-type="float" office:value="113.650884402311">
                <text:p>113.650884402311</text:p>
                <draw:g>
                  <svg:desc>'5'.E2:'5'.E11</svg:desc>
                </draw:g>
              </table:table-cell>
              <table:table-cell office:value-type="float" office:value="113.650884402311">
                <text:p>113.650884402311</text:p>
                <draw:g>
                  <svg:desc>'5'.F2:'5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6.5902129971003">
                <text:p>76.5902129971003</text:p>
              </table:table-cell>
              <table:table-cell office:value-type="float" office:value="76.5902129971003">
                <text:p>76.5902129971003</text:p>
              </table:table-cell>
              <table:table-cell office:value-type="float" office:value="76.5902129971003">
                <text:p>76.5902129971003</text:p>
              </table:table-cell>
              <table:table-cell office:value-type="float" office:value="76.5902129971003">
                <text:p>76.5902129971003</text:p>
              </table:table-cell>
              <table:table-cell office:value-type="float" office:value="76.5902129971003">
                <text:p>76.59021299710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4.417226411086">
                <text:p>104.417226411086</text:p>
              </table:table-cell>
              <table:table-cell office:value-type="float" office:value="92.3757155018005">
                <text:p>92.3757155018005</text:p>
              </table:table-cell>
              <table:table-cell office:value-type="float" office:value="92.5733503743721">
                <text:p>92.5733503743721</text:p>
              </table:table-cell>
              <table:table-cell office:value-type="float" office:value="99.3690236672889">
                <text:p>99.3690236672889</text:p>
              </table:table-cell>
              <table:table-cell office:value-type="float" office:value="91.310780118516">
                <text:p>91.3107801185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5.6285667868214">
                <text:p>85.6285667868214</text:p>
              </table:table-cell>
              <table:table-cell office:value-type="float" office:value="79.0295849460917">
                <text:p>79.0295849460917</text:p>
              </table:table-cell>
              <table:table-cell office:value-type="float" office:value="73.7671629184838">
                <text:p>73.7671629184838</text:p>
              </table:table-cell>
              <table:table-cell office:value-type="float" office:value="98.0510016858359">
                <text:p>98.0510016858359</text:p>
              </table:table-cell>
              <table:table-cell office:value-type="float" office:value="82.4513596267121">
                <text:p>82.45135962671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3.038170316197">
                <text:p>113.038170316197</text:p>
              </table:table-cell>
              <table:table-cell office:value-type="float" office:value="168.374685570799">
                <text:p>168.374685570799</text:p>
              </table:table-cell>
              <table:table-cell office:value-type="float" office:value="107.553064311889">
                <text:p>107.553064311889</text:p>
              </table:table-cell>
              <table:table-cell office:value-type="float" office:value="164.896842955778">
                <text:p>164.896842955778</text:p>
              </table:table-cell>
              <table:table-cell office:value-type="float" office:value="119.166251479952">
                <text:p>119.1662514799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04.022656935837">
                <text:p>204.022656935837</text:p>
              </table:table-cell>
              <table:table-cell office:value-type="float" office:value="223.555763945895">
                <text:p>223.555763945895</text:p>
              </table:table-cell>
              <table:table-cell office:value-type="float" office:value="221.831178831641">
                <text:p>221.831178831641</text:p>
              </table:table-cell>
              <table:table-cell office:value-type="float" office:value="223.269214531794">
                <text:p>223.269214531794</text:p>
              </table:table-cell>
              <table:table-cell office:value-type="float" office:value="208.213362148089">
                <text:p>208.2133621480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3.1644741256712">
                <text:p>93.1644741256712</text:p>
              </table:table-cell>
              <table:table-cell office:value-type="float" office:value="106.599798425624">
                <text:p>106.599798425624</text:p>
              </table:table-cell>
              <table:table-cell office:value-type="float" office:value="116.198683241563">
                <text:p>116.198683241563</text:p>
              </table:table-cell>
              <table:table-cell office:value-type="float" office:value="112.294364473978">
                <text:p>112.294364473978</text:p>
              </table:table-cell>
              <table:table-cell office:value-type="float" office:value="110.680229424341">
                <text:p>110.6802294243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5.448408381629">
                <text:p>155.448408381629</text:p>
              </table:table-cell>
              <table:table-cell office:value-type="float" office:value="168.647088494615">
                <text:p>168.647088494615</text:p>
              </table:table-cell>
              <table:table-cell office:value-type="float" office:value="175.110651538462">
                <text:p>175.110651538462</text:p>
              </table:table-cell>
              <table:table-cell office:value-type="float" office:value="167.58807306425">
                <text:p>167.58807306425</text:p>
              </table:table-cell>
              <table:table-cell office:value-type="float" office:value="165.484383900208">
                <text:p>165.4843839002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7.808682013618">
                <text:p>157.808682013618</text:p>
              </table:table-cell>
              <table:table-cell office:value-type="float" office:value="138.083335061554">
                <text:p>138.083335061554</text:p>
              </table:table-cell>
              <table:table-cell office:value-type="float" office:value="124.078227385061">
                <text:p>124.078227385061</text:p>
              </table:table-cell>
              <table:table-cell office:value-type="float" office:value="115.455692841848">
                <text:p>115.455692841848</text:p>
              </table:table-cell>
              <table:table-cell office:value-type="float" office:value="128.934768711153">
                <text:p>128.9347687111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5.001898541163">
                <text:p>155.001898541163</text:p>
              </table:table-cell>
              <table:table-cell office:value-type="float" office:value="172.056271073792">
                <text:p>172.056271073792</text:p>
              </table:table-cell>
              <table:table-cell office:value-type="float" office:value="179.785272377487">
                <text:p>179.785272377487</text:p>
              </table:table-cell>
              <table:table-cell office:value-type="float" office:value="168.42899845148">
                <text:p>168.42899845148</text:p>
              </table:table-cell>
              <table:table-cell office:value-type="float" office:value="188.066798408939">
                <text:p>188.0667984089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658cm" svg:y="0.316cm" chart:style-name="ch2">
          <text:p>PB Interference</text:p>
        </chart:title>
        <chart:legend chart:legend-position="end" svg:x="19.795cm" svg:y="1.961cm" style:legend-expansion="high" chart:style-name="ch3"/>
        <chart:plot-area chart:style-name="ch4" table:cell-range-address="'1'.A2:'1'.A11 '1'.B1:'1'.F1 '6'.B2:'6'.F11" chart:data-source-has-labels="both" svg:x="1.502cm" svg:y="1.275cm" svg:width="17.802cm" svg:height="6.566cm">
          <chartooo:coordinate-region svg:x="2.309cm" svg:y="1.474cm" svg:width="16.995cm" svg:height="5.72cm"/>
          <chart:axis chart:dimension="x" chart:name="primary-x" chart:style-name="ch5" chartooo:axis-type="auto">
            <chartooo:date-scale/>
            <chart:title svg:x="10.02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6'.B2:'6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6'.C2:'6'.C11" chart:label-cell-address="'1'.C1:'1'.C1" chart:class="chart:bar">
            <chart:regression-curve chart:style-name="ch13"/>
            <chart:data-point chart:repeated="10"/>
          </chart:series>
          <chart:series chart:style-name="ch14" chart:values-cell-range-address="'6'.D2:'6'.D11" chart:label-cell-address="'1'.D1:'1'.D1" chart:class="chart:bar">
            <chart:regression-curve chart:style-name="ch15"/>
            <chart:data-point chart:repeated="10"/>
          </chart:series>
          <chart:series chart:style-name="ch16" chart:values-cell-range-address="'6'.E2:'6'.E11" chart:label-cell-address="'1'.E1:'1'.E1" chart:class="chart:bar">
            <chart:regression-curve chart:style-name="ch17"/>
            <chart:data-point chart:repeated="10"/>
          </chart:series>
          <chart:series chart:style-name="ch18" chart:values-cell-range-address="'6'.F2:'6'.F11" chart:label-cell-address="'1'.F1:'1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129.818635012386">
                <text:p>129.818635012386</text:p>
                <draw:g>
                  <svg:desc>'6'.B2:'6'.B11</svg:desc>
                </draw:g>
              </table:table-cell>
              <table:table-cell office:value-type="float" office:value="129.818635012386">
                <text:p>129.818635012386</text:p>
                <draw:g>
                  <svg:desc>'6'.C2:'6'.C11</svg:desc>
                </draw:g>
              </table:table-cell>
              <table:table-cell office:value-type="float" office:value="129.818635012386">
                <text:p>129.818635012386</text:p>
                <draw:g>
                  <svg:desc>'6'.D2:'6'.D11</svg:desc>
                </draw:g>
              </table:table-cell>
              <table:table-cell office:value-type="float" office:value="129.818635012386">
                <text:p>129.818635012386</text:p>
                <draw:g>
                  <svg:desc>'6'.E2:'6'.E11</svg:desc>
                </draw:g>
              </table:table-cell>
              <table:table-cell office:value-type="float" office:value="129.818635012386">
                <text:p>129.818635012386</text:p>
                <draw:g>
                  <svg:desc>'6'.F2:'6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5.033835119048">
                <text:p>145.033835119048</text:p>
              </table:table-cell>
              <table:table-cell office:value-type="float" office:value="145.033835119048">
                <text:p>145.033835119048</text:p>
              </table:table-cell>
              <table:table-cell office:value-type="float" office:value="145.033835119048">
                <text:p>145.033835119048</text:p>
              </table:table-cell>
              <table:table-cell office:value-type="float" office:value="145.033835119048">
                <text:p>145.033835119048</text:p>
              </table:table-cell>
              <table:table-cell office:value-type="float" office:value="145.033835119048">
                <text:p>145.0338351190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9.355614636847">
                <text:p>129.355614636847</text:p>
              </table:table-cell>
              <table:table-cell office:value-type="float" office:value="138.747526942889">
                <text:p>138.747526942889</text:p>
              </table:table-cell>
              <table:table-cell office:value-type="float" office:value="135.624111801242">
                <text:p>135.624111801242</text:p>
              </table:table-cell>
              <table:table-cell office:value-type="float" office:value="137.164988913624">
                <text:p>137.164988913624</text:p>
              </table:table-cell>
              <table:table-cell office:value-type="float" office:value="133.793209757785">
                <text:p>133.7932097577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3.854059141056">
                <text:p>153.854059141056</text:p>
              </table:table-cell>
              <table:table-cell office:value-type="float" office:value="155.053457396789">
                <text:p>155.053457396789</text:p>
              </table:table-cell>
              <table:table-cell office:value-type="float" office:value="150.605528688365">
                <text:p>150.605528688365</text:p>
              </table:table-cell>
              <table:table-cell office:value-type="float" office:value="142.3492772694">
                <text:p>142.3492772694</text:p>
              </table:table-cell>
              <table:table-cell office:value-type="float" office:value="152.950604476153">
                <text:p>152.9506044761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8.464842436437">
                <text:p>158.464842436437</text:p>
              </table:table-cell>
              <table:table-cell office:value-type="float" office:value="171.610835066392">
                <text:p>171.610835066392</text:p>
              </table:table-cell>
              <table:table-cell office:value-type="float" office:value="167.558425730994">
                <text:p>167.558425730994</text:p>
              </table:table-cell>
              <table:table-cell office:value-type="float" office:value="153.358112909441">
                <text:p>153.358112909441</text:p>
              </table:table-cell>
              <table:table-cell office:value-type="float" office:value="178.963579253761">
                <text:p>178.96357925376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9.165447102737">
                <text:p>159.165447102737</text:p>
              </table:table-cell>
              <table:table-cell office:value-type="float" office:value="165.490781279535">
                <text:p>165.490781279535</text:p>
              </table:table-cell>
              <table:table-cell office:value-type="float" office:value="151.642649387972">
                <text:p>151.642649387972</text:p>
              </table:table-cell>
              <table:table-cell office:value-type="float" office:value="153.627047239045">
                <text:p>153.627047239045</text:p>
              </table:table-cell>
              <table:table-cell office:value-type="float" office:value="156.448484383512">
                <text:p>156.4484843835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6.680126120266">
                <text:p>136.680126120266</text:p>
              </table:table-cell>
              <table:table-cell office:value-type="float" office:value="129.341573182798">
                <text:p>129.341573182798</text:p>
              </table:table-cell>
              <table:table-cell office:value-type="float" office:value="131.225616306061">
                <text:p>131.225616306061</text:p>
              </table:table-cell>
              <table:table-cell office:value-type="float" office:value="123.604156361149">
                <text:p>123.604156361149</text:p>
              </table:table-cell>
              <table:table-cell office:value-type="float" office:value="126.554413302449">
                <text:p>126.5544133024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65.376909301963">
                <text:p>165.376909301963</text:p>
              </table:table-cell>
              <table:table-cell office:value-type="float" office:value="162.833370460123">
                <text:p>162.833370460123</text:p>
              </table:table-cell>
              <table:table-cell office:value-type="float" office:value="163.253176801196">
                <text:p>163.253176801196</text:p>
              </table:table-cell>
              <table:table-cell office:value-type="float" office:value="162.431600698413">
                <text:p>162.431600698413</text:p>
              </table:table-cell>
              <table:table-cell office:value-type="float" office:value="154.898170203695">
                <text:p>154.8981702036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5.984015770655">
                <text:p>155.984015770655</text:p>
              </table:table-cell>
              <table:table-cell office:value-type="float" office:value="166.004492868875">
                <text:p>166.004492868875</text:p>
              </table:table-cell>
              <table:table-cell office:value-type="float" office:value="170.10749588204">
                <text:p>170.10749588204</text:p>
              </table:table-cell>
              <table:table-cell office:value-type="float" office:value="153.568113234078">
                <text:p>153.568113234078</text:p>
              </table:table-cell>
              <table:table-cell office:value-type="float" office:value="178.042284708139">
                <text:p>178.0422847081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5.956957265939">
                <text:p>145.956957265939</text:p>
              </table:table-cell>
              <table:table-cell office:value-type="float" office:value="159.652840304887">
                <text:p>159.652840304887</text:p>
              </table:table-cell>
              <table:table-cell office:value-type="float" office:value="158.212456636427">
                <text:p>158.212456636427</text:p>
              </table:table-cell>
              <table:table-cell office:value-type="float" office:value="143.450078403445">
                <text:p>143.450078403445</text:p>
              </table:table-cell>
              <table:table-cell office:value-type="float" office:value="159.286981349551">
                <text:p>159.2869813495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548cm" svg:y="0.316cm" chart:style-name="ch2">
          <text:p>PR Interference</text:p>
        </chart:title>
        <chart:legend chart:legend-position="end" svg:x="19.496cm" svg:y="1.961cm" style:legend-expansion="high" chart:style-name="ch3"/>
        <chart:plot-area chart:style-name="ch4" table:cell-range-address="'1'.A2:'1'.A11 '1'.G1:'1'.K1 '2'.G2:'2'.K11" chart:data-source-has-labels="both" svg:x="1.498cm" svg:y="1.275cm" svg:width="17.511cm" svg:height="6.566cm">
          <chartooo:coordinate-region svg:x="2.305cm" svg:y="1.474cm" svg:width="16.704cm" svg:height="5.72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2'.G2:'2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2'.H2:'2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2'.I2:'2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2'.J2:'2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2'.K2:'2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21.3325819130434">
                <text:p>21.3325819130434</text:p>
                <draw:g>
                  <svg:desc>'2'.G2:'2'.G11</svg:desc>
                </draw:g>
              </table:table-cell>
              <table:table-cell office:value-type="float" office:value="21.3325819130434">
                <text:p>21.3325819130434</text:p>
                <draw:g>
                  <svg:desc>'2'.H2:'2'.H11</svg:desc>
                </draw:g>
              </table:table-cell>
              <table:table-cell office:value-type="float" office:value="21.3325819130434">
                <text:p>21.3325819130434</text:p>
                <draw:g>
                  <svg:desc>'2'.I2:'2'.I11</svg:desc>
                </draw:g>
              </table:table-cell>
              <table:table-cell office:value-type="float" office:value="21.3325819130434">
                <text:p>21.3325819130434</text:p>
                <draw:g>
                  <svg:desc>'2'.J2:'2'.J11</svg:desc>
                </draw:g>
              </table:table-cell>
              <table:table-cell office:value-type="float" office:value="21.3325819130434">
                <text:p>21.3325819130434</text:p>
                <draw:g>
                  <svg:desc>'2'.K2:'2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9.4908971698114">
                <text:p>79.4908971698114</text:p>
              </table:table-cell>
              <table:table-cell office:value-type="float" office:value="77.9485062172626">
                <text:p>77.9485062172626</text:p>
              </table:table-cell>
              <table:table-cell office:value-type="float" office:value="79.4908971698114">
                <text:p>79.4908971698114</text:p>
              </table:table-cell>
              <table:table-cell office:value-type="float" office:value="79.4908971698114">
                <text:p>79.4908971698114</text:p>
              </table:table-cell>
              <table:table-cell office:value-type="float" office:value="79.4908971698114">
                <text:p>79.49089716981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9.5537052163897">
                <text:p>89.5537052163897</text:p>
              </table:table-cell>
              <table:table-cell office:value-type="float" office:value="84.1906409782609">
                <text:p>84.1906409782609</text:p>
              </table:table-cell>
              <table:table-cell office:value-type="float" office:value="82.0306017716536">
                <text:p>82.0306017716536</text:p>
              </table:table-cell>
              <table:table-cell office:value-type="float" office:value="79.5289502922351">
                <text:p>79.5289502922351</text:p>
              </table:table-cell>
              <table:table-cell office:value-type="float" office:value="91.9515197831088">
                <text:p>91.95151978310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1.327652140575">
                <text:p>151.327652140575</text:p>
              </table:table-cell>
              <table:table-cell office:value-type="float" office:value="166.358566836006">
                <text:p>166.358566836006</text:p>
              </table:table-cell>
              <table:table-cell office:value-type="float" office:value="165.386760109642">
                <text:p>165.386760109642</text:p>
              </table:table-cell>
              <table:table-cell office:value-type="float" office:value="149.720646016311">
                <text:p>149.720646016311</text:p>
              </table:table-cell>
              <table:table-cell office:value-type="float" office:value="163.550265451613">
                <text:p>163.5502654516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8.2949486682535">
                <text:p>88.2949486682535</text:p>
              </table:table-cell>
              <table:table-cell office:value-type="float" office:value="108.564703727003">
                <text:p>108.564703727003</text:p>
              </table:table-cell>
              <table:table-cell office:value-type="float" office:value="109.716630885701">
                <text:p>109.716630885701</text:p>
              </table:table-cell>
              <table:table-cell office:value-type="float" office:value="93.0645819795364">
                <text:p>93.0645819795364</text:p>
              </table:table-cell>
              <table:table-cell office:value-type="float" office:value="104.245767465505">
                <text:p>104.2457674655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.7036304567437">
                <text:p>92.7036304567437</text:p>
              </table:table-cell>
              <table:table-cell office:value-type="float" office:value="111.610473602573">
                <text:p>111.610473602573</text:p>
              </table:table-cell>
              <table:table-cell office:value-type="float" office:value="120.690617292332">
                <text:p>120.690617292332</text:p>
              </table:table-cell>
              <table:table-cell office:value-type="float" office:value="109.343245369634">
                <text:p>109.343245369634</text:p>
              </table:table-cell>
              <table:table-cell office:value-type="float" office:value="125.851564650784">
                <text:p>125.8515646507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2.531481209525">
                <text:p>112.531481209525</text:p>
              </table:table-cell>
              <table:table-cell office:value-type="float" office:value="126.404103160271">
                <text:p>126.404103160271</text:p>
              </table:table-cell>
              <table:table-cell office:value-type="float" office:value="137.66239501049">
                <text:p>137.66239501049</text:p>
              </table:table-cell>
              <table:table-cell office:value-type="float" office:value="117.408072236453">
                <text:p>117.408072236453</text:p>
              </table:table-cell>
              <table:table-cell office:value-type="float" office:value="118.758422941865">
                <text:p>118.7584229418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5.883579082036">
                <text:p>115.883579082036</text:p>
              </table:table-cell>
              <table:table-cell office:value-type="float" office:value="136.947839384615">
                <text:p>136.947839384615</text:p>
              </table:table-cell>
              <table:table-cell office:value-type="float" office:value="140.31045614281">
                <text:p>140.31045614281</text:p>
              </table:table-cell>
              <table:table-cell office:value-type="float" office:value="124.595206672399">
                <text:p>124.595206672399</text:p>
              </table:table-cell>
              <table:table-cell office:value-type="float" office:value="121.616964092596">
                <text:p>121.6169640925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6.4071405697251">
                <text:p>96.4071405697251</text:p>
              </table:table-cell>
              <table:table-cell office:value-type="float" office:value="128.13016612568">
                <text:p>128.13016612568</text:p>
              </table:table-cell>
              <table:table-cell office:value-type="float" office:value="131.13952944729">
                <text:p>131.13952944729</text:p>
              </table:table-cell>
              <table:table-cell office:value-type="float" office:value="136.640855464746">
                <text:p>136.640855464746</text:p>
              </table:table-cell>
              <table:table-cell office:value-type="float" office:value="136.890031940874">
                <text:p>136.8900319408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0.143948880883">
                <text:p>120.143948880883</text:p>
              </table:table-cell>
              <table:table-cell office:value-type="float" office:value="136.977622707497">
                <text:p>136.977622707497</text:p>
              </table:table-cell>
              <table:table-cell office:value-type="float" office:value="149.349663115856">
                <text:p>149.349663115856</text:p>
              </table:table-cell>
              <table:table-cell office:value-type="float" office:value="146.157403529412">
                <text:p>146.157403529412</text:p>
              </table:table-cell>
              <table:table-cell office:value-type="float" office:value="150.719809794571">
                <text:p>150.7198097945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548cm" svg:y="0.316cm" chart:style-name="ch2">
          <text:p>PR Interference</text:p>
        </chart:title>
        <chart:legend chart:legend-position="end" svg:x="19.496cm" svg:y="1.961cm" style:legend-expansion="high" chart:style-name="ch3"/>
        <chart:plot-area chart:style-name="ch4" table:cell-range-address="'1'.A2:'1'.A11 '1'.G1:'1'.K1 '3'.G2:'3'.K11" chart:data-source-has-labels="both" svg:x="1.498cm" svg:y="1.275cm" svg:width="17.511cm" svg:height="6.566cm">
          <chartooo:coordinate-region svg:x="2.305cm" svg:y="1.475cm" svg:width="16.704cm" svg:height="5.719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3'.G2:'3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3'.H2:'3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3'.I2:'3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3'.J2:'3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3'.K2:'3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261.65005687218">
                <text:p>261.65005687218</text:p>
                <draw:g>
                  <svg:desc>'3'.G2:'3'.G11</svg:desc>
                </draw:g>
              </table:table-cell>
              <table:table-cell office:value-type="float" office:value="261.65005687218">
                <text:p>261.65005687218</text:p>
                <draw:g>
                  <svg:desc>'3'.H2:'3'.H11</svg:desc>
                </draw:g>
              </table:table-cell>
              <table:table-cell office:value-type="float" office:value="263.722325014979">
                <text:p>263.722325014979</text:p>
                <draw:g>
                  <svg:desc>'3'.I2:'3'.I11</svg:desc>
                </draw:g>
              </table:table-cell>
              <table:table-cell office:value-type="float" office:value="261.65005687218">
                <text:p>261.65005687218</text:p>
                <draw:g>
                  <svg:desc>'3'.J2:'3'.J11</svg:desc>
                </draw:g>
              </table:table-cell>
              <table:table-cell office:value-type="float" office:value="261.65005687218">
                <text:p>261.65005687218</text:p>
                <draw:g>
                  <svg:desc>'3'.K2:'3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9.997642261905">
                <text:p>229.997642261905</text:p>
              </table:table-cell>
              <table:table-cell office:value-type="float" office:value="229.997642261905">
                <text:p>229.997642261905</text:p>
              </table:table-cell>
              <table:table-cell office:value-type="float" office:value="219.487708895335">
                <text:p>219.487708895335</text:p>
              </table:table-cell>
              <table:table-cell office:value-type="float" office:value="229.997642261905">
                <text:p>229.997642261905</text:p>
              </table:table-cell>
              <table:table-cell office:value-type="float" office:value="229.997642261905">
                <text:p>229.9976422619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3.413456220096">
                <text:p>163.413456220096</text:p>
              </table:table-cell>
              <table:table-cell office:value-type="float" office:value="183.506364596273">
                <text:p>183.506364596273</text:p>
              </table:table-cell>
              <table:table-cell office:value-type="float" office:value="162.021605073996">
                <text:p>162.021605073996</text:p>
              </table:table-cell>
              <table:table-cell office:value-type="float" office:value="162.032028997868">
                <text:p>162.032028997868</text:p>
              </table:table-cell>
              <table:table-cell office:value-type="float" office:value="163.361583563475">
                <text:p>163.3615835634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5.256997416163">
                <text:p>165.256997416163</text:p>
              </table:table-cell>
              <table:table-cell office:value-type="float" office:value="166.061876101364">
                <text:p>166.061876101364</text:p>
              </table:table-cell>
              <table:table-cell office:value-type="float" office:value="172.848472392421">
                <text:p>172.848472392421</text:p>
              </table:table-cell>
              <table:table-cell office:value-type="float" office:value="182.595827009384">
                <text:p>182.595827009384</text:p>
              </table:table-cell>
              <table:table-cell office:value-type="float" office:value="171.945981154897">
                <text:p>171.9459811548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6.440494729981">
                <text:p>176.440494729981</text:p>
              </table:table-cell>
              <table:table-cell office:value-type="float" office:value="173.569300183621">
                <text:p>173.569300183621</text:p>
              </table:table-cell>
              <table:table-cell office:value-type="float" office:value="185.722519899666">
                <text:p>185.722519899666</text:p>
              </table:table-cell>
              <table:table-cell office:value-type="float" office:value="171.343401932896">
                <text:p>171.343401932896</text:p>
              </table:table-cell>
              <table:table-cell office:value-type="float" office:value="177.517119421824">
                <text:p>177.5171194218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9.641543580814">
                <text:p>159.641543580814</text:p>
              </table:table-cell>
              <table:table-cell office:value-type="float" office:value="162.477536296072">
                <text:p>162.477536296072</text:p>
              </table:table-cell>
              <table:table-cell office:value-type="float" office:value="158.994584153345">
                <text:p>158.994584153345</text:p>
              </table:table-cell>
              <table:table-cell office:value-type="float" office:value="151.404218524485">
                <text:p>151.404218524485</text:p>
              </table:table-cell>
              <table:table-cell office:value-type="float" office:value="158.575788560158">
                <text:p>158.5757885601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4.506399821949">
                <text:p>144.506399821949</text:p>
              </table:table-cell>
              <table:table-cell office:value-type="float" office:value="152.921394928121">
                <text:p>152.921394928121</text:p>
              </table:table-cell>
              <table:table-cell office:value-type="float" office:value="155.691461592055">
                <text:p>155.691461592055</text:p>
              </table:table-cell>
              <table:table-cell office:value-type="float" office:value="160.63653960199">
                <text:p>160.63653960199</text:p>
              </table:table-cell>
              <table:table-cell office:value-type="float" office:value="152.074716345492">
                <text:p>152.0747163454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6.685538772414">
                <text:p>146.685538772414</text:p>
              </table:table-cell>
              <table:table-cell office:value-type="float" office:value="152.646808107298">
                <text:p>152.646808107298</text:p>
              </table:table-cell>
              <table:table-cell office:value-type="float" office:value="156.733798188751">
                <text:p>156.733798188751</text:p>
              </table:table-cell>
              <table:table-cell office:value-type="float" office:value="150.93986463631">
                <text:p>150.93986463631</text:p>
              </table:table-cell>
              <table:table-cell office:value-type="float" office:value="151.733735141509">
                <text:p>151.7337351415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0.060140224523">
                <text:p>130.060140224523</text:p>
              </table:table-cell>
              <table:table-cell office:value-type="float" office:value="142.104091054272">
                <text:p>142.104091054272</text:p>
              </table:table-cell>
              <table:table-cell office:value-type="float" office:value="142.082043173925">
                <text:p>142.082043173925</text:p>
              </table:table-cell>
              <table:table-cell office:value-type="float" office:value="142.473983271482">
                <text:p>142.473983271482</text:p>
              </table:table-cell>
              <table:table-cell office:value-type="float" office:value="143.86030915801">
                <text:p>143.860309158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8.370497154533">
                <text:p>118.370497154533</text:p>
              </table:table-cell>
              <table:table-cell office:value-type="float" office:value="134.477983627845">
                <text:p>134.477983627845</text:p>
              </table:table-cell>
              <table:table-cell office:value-type="float" office:value="135.997049643674">
                <text:p>135.997049643674</text:p>
              </table:table-cell>
              <table:table-cell office:value-type="float" office:value="135.859728602484">
                <text:p>135.859728602484</text:p>
              </table:table-cell>
              <table:table-cell office:value-type="float" office:value="124.736031306151">
                <text:p>124.7360313061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